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style:font-name="Liberation Sans Narrow" fo:font-size="10pt" officeooo:rsid="00407d0b" officeooo:paragraph-rsid="00407d0b" style:font-size-asian="10pt" style:font-size-complex="10pt"/>
    </style:style>
    <style:style style:name="P2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Liberation Sans Narrow" fo:font-size="10pt" style:font-size-asian="10pt" style:font-size-complex="10pt"/>
    </style:style>
    <style:style style:name="P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2b8f9" style:font-size-asian="23.5pt" style:font-name-complex="MSI_Z004" style:font-size-complex="23.5pt"/>
    </style:style>
    <style:style style:name="P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bd0e0" style:font-size-asian="23.5pt" style:font-name-complex="MSI_Z007" style:font-size-complex="23.5pt"/>
    </style:style>
    <style:style style:name="P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e076d" style:font-size-asian="23.5pt" style:font-name-complex="MSI_Z008" style:font-size-complex="23.5pt"/>
    </style:style>
    <style:style style:name="P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2f0bc4" style:font-size-asian="23.5pt" style:font-name-complex="MSI_Z009" style:font-size-complex="23.5pt"/>
    </style:style>
    <style:style style:name="P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0aee2" style:font-size-asian="23.5pt" style:font-name-complex="MSI_Z010" style:font-size-complex="23.5pt"/>
    </style:style>
    <style:style style:name="P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667d" style:font-size-asian="23.5pt" style:font-name-complex="MSI_Z011" style:font-size-complex="23.5pt"/>
    </style:style>
    <style:style style:name="P1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1e52a" style:font-size-asian="23.5pt" style:font-name-complex="MSI_Z012" style:font-size-complex="23.5pt"/>
    </style:style>
    <style:style style:name="P1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4dae9" style:font-size-asian="23.5pt" style:font-name-complex="MSI_Z013" style:font-size-complex="23.5pt"/>
    </style:style>
    <style:style style:name="P12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6fcb7" style:font-size-asian="23.5pt" style:font-name-complex="MSI_Z014" style:font-size-complex="23.5pt"/>
    </style:style>
    <style:style style:name="P1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93a5d" style:font-size-asian="23.5pt" style:font-name-complex="MSI_Z015" style:font-size-complex="23.5pt"/>
    </style:style>
    <style:style style:name="P14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6262" style:font-size-asian="23.5pt" style:font-name-complex="MSI_016" style:font-size-complex="23.5pt"/>
    </style:style>
    <style:style style:name="P1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ae07f" style:font-size-asian="23.5pt" style:font-name-complex="MSI_Z017" style:font-size-complex="23.5pt"/>
    </style:style>
    <style:style style:name="P1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b801e" style:font-size-asian="23.5pt" style:font-name-complex="MSI_Z018" style:font-size-complex="23.5pt"/>
    </style:style>
    <style:style style:name="P17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d54eb" style:font-size-asian="23.5pt" style:font-name-complex="MSI_Z019" style:font-size-complex="23.5pt"/>
    </style:style>
    <style:style style:name="P18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0992" style:font-size-asian="23.5pt" style:font-name-complex="MSI_Z020" style:font-size-complex="23.5pt"/>
    </style:style>
    <style:style style:name="P19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3ff15f" style:font-size-asian="23.5pt" style:font-name-complex="MSI_Z021" style:font-size-complex="23.5pt"/>
    </style:style>
    <style:style style:name="P20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7c4a3" style:font-name-complex="MSI_Z005"/>
    </style:style>
    <style:style style:name="P2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officeooo:paragraph-rsid="002884d0" style:font-name-complex="MSI_Z006"/>
    </style:style>
    <style:style style:name="P22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3" fo:font-size="28pt" officeooo:paragraph-rsid="001fd767" style:font-size-asian="28pt" style:font-name-complex="MSI_Z001" style:font-size-complex="28pt"/>
    </style:style>
    <style:style style:name="P23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center" style:justify-single-word="false" fo:background-color="transparent" style:writing-mode="rl-tb"/>
      <style:text-properties style:use-window-font-color="true" style:font-name="MSI_Z003" fo:font-size="28pt" officeooo:paragraph-rsid="00213101" style:font-size-asian="28pt" style:font-name-complex="MSI_Z002" style:font-size-complex="28pt"/>
    </style:style>
    <style:style style:name="P24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25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2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2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2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2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30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31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P32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7c4a3" style:font-name-complex="MSI_Z005"/>
    </style:style>
    <style:style style:name="P33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884d0" style:font-name-complex="MSI_Z006"/>
    </style:style>
    <style:style style:name="P34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2bd0e0" style:font-name-complex="MSI_Z007"/>
    </style:style>
    <style:style style:name="P35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0aee2" style:font-name-complex="MSI_Z010"/>
    </style:style>
    <style:style style:name="P36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667d" style:font-name-complex="MSI_Z011"/>
    </style:style>
    <style:style style:name="P37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1e52a" style:font-name-complex="MSI_Z012"/>
    </style:style>
    <style:style style:name="P38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6fcb7" style:font-name-complex="MSI_Z014"/>
    </style:style>
    <style:style style:name="P39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93a5d" style:font-name-complex="MSI_Z015"/>
    </style:style>
    <style:style style:name="P40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ae07f" style:font-name-complex="MSI_Z017"/>
    </style:style>
    <style:style style:name="P41" style:family="paragraph" style:parent-style-name="Standard">
      <style:paragraph-properties fo:margin-top="0in" fo:margin-bottom="0in" loext:contextual-spacing="false" fo:line-height="100%" fo:text-align="justify" fo:text-align-last="justify" style:justify-single-word="true" style:writing-mode="rl-tb"/>
      <style:text-properties style:use-window-font-color="true" officeooo:paragraph-rsid="003d54eb" style:font-name-complex="MSI_Z019"/>
    </style:style>
    <style:style style:name="P42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8pt" officeooo:rsid="00055401" officeooo:paragraph-rsid="00213101" style:font-size-asian="28pt" style:font-name-complex="MSI_BASMALAH1" style:font-size-complex="28pt"/>
    </style:style>
    <style:style style:name="P43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QCF_P002" fo:font-size="28pt" officeooo:rsid="00055401" officeooo:paragraph-rsid="00213101" style:font-size-asian="28pt" style:font-name-complex="MSI_BASMALAH" style:font-size-complex="28pt"/>
    </style:style>
    <style:style style:name="P44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45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style:font-name="MSI_BASMALAH1" fo:font-size="28pt" officeooo:rsid="00055401" officeooo:paragraph-rsid="00213101" style:font-size-asian="28pt" style:font-name-complex="MSI_BASMALAH1" style:font-size-complex="28pt"/>
    </style:style>
    <style:style style:name="P46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BASMALAH" fo:font-size="28pt" officeooo:rsid="001301fe" officeooo:paragraph-rsid="001fd767" style:font-size-asian="28pt" style:font-name-complex="MSI_BASMALAH" style:font-size-complex="28pt"/>
    </style:style>
    <style:style style:name="P47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BASMALAH" fo:font-size="23.5pt" officeooo:rsid="00418825" officeooo:paragraph-rsid="00418825" style:font-size-asian="23.5pt" style:font-name-complex="MSI_BASMALAH" style:font-size-complex="23.5pt"/>
    </style:style>
    <style:style style:name="P48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1" fo:font-size="28pt" officeooo:paragraph-rsid="001fd767" style:font-size-asian="28pt" style:font-name-complex="MSI_Z001" style:font-size-complex="28pt"/>
    </style:style>
    <style:style style:name="P49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fo:font-size="28pt" officeooo:paragraph-rsid="001fd767" style:font-size-asian="28pt" style:font-name-complex="MSI_Z001" style:font-size-complex="28pt"/>
    </style:style>
    <style:style style:name="P50" style:family="paragraph" style:parent-style-name="Standard">
      <style:paragraph-properties fo:margin-top="0in" fo:margin-bottom="0in" loext:contextual-spacing="false" fo:line-height="100%" fo:text-align="justify" fo:text-align-last="center" style:justify-single-word="false" style:writing-mode="rl-tb"/>
      <style:text-properties style:use-window-font-color="true" fo:font-size="28pt" officeooo:paragraph-rsid="00213101" style:font-size-asian="28pt" style:font-name-complex="MSI_Z002" style:font-size-complex="28pt"/>
    </style:style>
    <style:style style:name="P51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reak-before="page" fo:background-color="transparent" style:writing-mode="rl-tb"/>
      <style:text-properties style:use-window-font-color="true" style:font-name="MSI_Z003" officeooo:paragraph-rsid="00187751" style:font-name-complex="MSI_Z0031"/>
    </style:style>
    <style:style style:name="P52" style:family="paragraph" style:parent-style-name="Footer">
      <style:paragraph-properties fo:text-align="center" style:justify-single-word="false"/>
      <style:text-properties style:font-name="Liberation Sans Narrow" fo:font-size="10pt" style:font-size-asian="10pt" style:font-size-complex="10pt"/>
    </style:style>
    <style:style style:name="P53" style:family="paragraph" style:parent-style-name="Standard" style:master-page-name="First_20_Page">
      <loext:graphic-properties draw:fill="none"/>
      <style:paragraph-properties fo:margin-top="0in" fo:margin-bottom="0in" loext:contextual-spacing="false" fo:line-height="100%" fo:text-align="center" style:justify-single-word="false" style:page-number="auto" fo:background-color="transparent" style:writing-mode="rl-tb"/>
      <style:text-properties style:use-window-font-color="true" style:font-name="MSI_BASMALAH" fo:font-size="23.5pt" officeooo:rsid="001301fe" officeooo:paragraph-rsid="001fd767" style:font-size-asian="23.5pt" style:font-name-complex="MSI_BASMALAH" style:font-size-complex="23.5pt"/>
    </style:style>
    <style:style style:name="P54" style:family="paragraph" style:parent-style-name="Standard">
      <loext:graphic-properties draw:fill="none"/>
      <style:paragraph-properties fo:margin-top="0in" fo:margin-bottom="0in" loext:contextual-spacing="false" fo:line-height="100%" fo:text-align="center" style:justify-single-word="false" fo:background-color="transparent" style:writing-mode="rl-tb"/>
      <style:text-properties style:use-window-font-color="true" style:font-name="MSI_Z001" fo:font-size="28pt" officeooo:paragraph-rsid="001fd767" style:font-size-asian="28pt" style:font-name-complex="MSI_Z001" style:font-size-complex="28pt"/>
    </style:style>
    <style:style style:name="P55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center" style:justify-single-word="false" fo:background-color="transparent" style:writing-mode="rl-tb"/>
      <style:text-properties style:use-window-font-color="true" style:font-name="QCF_P002" fo:font-size="28pt" officeooo:paragraph-rsid="00213101" style:font-size-asian="28pt" style:font-name-complex="MSI_Z002" style:font-size-complex="28pt"/>
    </style:style>
    <style:style style:name="P56" style:family="paragraph" style:parent-style-name="Standard">
      <loext:graphic-properties draw:fill="none"/>
      <style:paragraph-properties fo:margin-top="0in" fo:margin-bottom="0in" loext:contextual-spacing="false" fo:line-height="100%" fo:text-align="justify" fo:text-align-last="justify" style:justify-single-word="true" fo:background-color="transparent" style:writing-mode="rl-tb"/>
      <style:text-properties style:use-window-font-color="true" style:font-name="MSI_Z003" fo:font-size="23.5pt" officeooo:paragraph-rsid="00187751" style:font-size-asian="23.5pt" style:font-name-complex="MSI_Z0031" style:font-size-complex="23.5pt"/>
    </style:style>
    <style:style style:name="P57" style:family="paragraph" style:parent-style-name="Standard" style:master-page-name="Standard">
      <style:paragraph-properties fo:margin-top="0in" fo:margin-bottom="0in" loext:contextual-spacing="false" fo:line-height="100%" fo:text-align="justify" fo:text-align-last="center" style:justify-single-word="false" style:page-number="2" fo:break-before="auto" fo:break-after="auto" style:writing-mode="rl-tb"/>
      <style:text-properties style:use-window-font-color="true" style:font-name="MSI_BASMALAH1" fo:font-size="23.5pt" officeooo:rsid="00055401" officeooo:paragraph-rsid="00213101" style:font-size-asian="23.5pt" style:font-name-complex="MSI_BASMALAH1" style:font-size-complex="23.5pt"/>
    </style:style>
    <style:style style:name="P5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2b8f9" style:font-size-asian="23.5pt" style:font-name-complex="MSI_Z004" style:font-size-complex="23.5pt"/>
    </style:style>
    <style:style style:name="P59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e076d" style:font-size-asian="23.5pt" style:font-name-complex="MSI_Z008" style:font-size-complex="23.5pt"/>
    </style:style>
    <style:style style:name="P6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2f0bc4" style:font-size-asian="23.5pt" style:font-name-complex="MSI_Z009" style:font-size-complex="23.5pt"/>
    </style:style>
    <style:style style:name="P6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4dae9" style:font-size-asian="23.5pt" style:font-name-complex="MSI_Z013" style:font-size-complex="23.5pt"/>
    </style:style>
    <style:style style:name="P62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a6262" style:font-size-asian="23.5pt" style:font-name-complex="MSI_016" style:font-size-complex="23.5pt"/>
    </style:style>
    <style:style style:name="P6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b801e" style:font-size-asian="23.5pt" style:font-name-complex="MSI_Z018" style:font-size-complex="23.5pt"/>
    </style:style>
    <style:style style:name="P6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0992" style:font-size-asian="23.5pt" style:font-name-complex="MSI_Z020" style:font-size-complex="23.5pt"/>
    </style:style>
    <style:style style:name="P6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fo:font-size="23.5pt" officeooo:paragraph-rsid="003ff15f" style:font-size-asian="23.5pt" style:font-name-complex="MSI_Z021" style:font-size-complex="23.5pt"/>
    </style:style>
    <style:style style:name="P66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7c4a3" style:font-name-complex="MSI_Z005"/>
    </style:style>
    <style:style style:name="P67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884d0" style:font-name-complex="MSI_Z006"/>
    </style:style>
    <style:style style:name="P68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2bd0e0" style:font-name-complex="MSI_Z007"/>
    </style:style>
    <style:style style:name="P69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0aee2" style:font-name-complex="MSI_Z010"/>
    </style:style>
    <style:style style:name="P70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667d" style:font-name-complex="MSI_Z011"/>
    </style:style>
    <style:style style:name="P71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1e52a" style:font-name-complex="MSI_Z012"/>
    </style:style>
    <style:style style:name="P72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6fcb7" style:font-name-complex="MSI_Z014"/>
    </style:style>
    <style:style style:name="P73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93a5d" style:font-name-complex="MSI_Z015"/>
    </style:style>
    <style:style style:name="P74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3d54eb" style:font-name-complex="MSI_Z019"/>
    </style:style>
    <style:style style:name="P75" style:family="paragraph" style:parent-style-name="Standard" style:master-page-name="Standard">
      <style:paragraph-properties fo:margin-top="0in" fo:margin-bottom="0in" loext:contextual-spacing="false" fo:line-height="100%" fo:text-align="justify" fo:text-align-last="justify" style:justify-single-word="true" style:page-number="auto" fo:break-before="page" style:writing-mode="rl-tb"/>
      <style:text-properties style:use-window-font-color="true" officeooo:paragraph-rsid="00463561" style:font-name-complex="MSI_Z017"/>
    </style:style>
    <style:style style:name="T1" style:family="text">
      <style:text-properties fo:font-size="23.5pt" style:font-size-asian="23.5pt" style:font-size-complex="23.5pt"/>
    </style:style>
    <style:style style:name="T2" style:family="text">
      <style:text-properties style:font-name="QCF_P001"/>
    </style:style>
    <style:style style:name="T3" style:family="text">
      <style:text-properties style:font-name="QCF_P002"/>
    </style:style>
    <style:style style:name="T4" style:family="text">
      <style:text-properties style:font-name="QCF_P004"/>
    </style:style>
    <style:style style:name="T5" style:family="text">
      <style:text-properties style:font-name="QCF_P005" fo:font-size="23.5pt" style:font-size-asian="23.5pt" style:font-size-complex="23.5pt"/>
    </style:style>
    <style:style style:name="T6" style:family="text">
      <style:text-properties style:font-name="QCF_P006" fo:font-size="23.5pt" style:font-size-asian="23.5pt" style:font-size-complex="23.5pt"/>
    </style:style>
    <style:style style:name="T7" style:family="text">
      <style:text-properties style:font-name="QCF_P007"/>
    </style:style>
    <style:style style:name="T8" style:family="text">
      <style:text-properties style:font-name="QCF_P007" fo:font-size="23.5pt" style:font-size-asian="23.5pt" style:font-size-complex="23.5pt"/>
    </style:style>
    <style:style style:name="T9" style:family="text">
      <style:text-properties style:font-name="QCF_P008"/>
    </style:style>
    <style:style style:name="T10" style:family="text">
      <style:text-properties style:font-name="QCF_P009"/>
    </style:style>
    <style:style style:name="T11" style:family="text">
      <style:text-properties style:font-name="QCF_P010"/>
    </style:style>
    <style:style style:name="T12" style:family="text">
      <style:text-properties style:font-name="QCF_P010" fo:font-size="23.5pt" style:font-size-asian="23.5pt" style:font-size-complex="23.5pt"/>
    </style:style>
    <style:style style:name="T13" style:family="text">
      <style:text-properties style:font-name="QCF_P011"/>
    </style:style>
    <style:style style:name="T14" style:family="text">
      <style:text-properties style:font-name="QCF_P011" fo:font-size="23.5pt" style:font-size-asian="23.5pt" style:font-size-complex="23.5pt"/>
    </style:style>
    <style:style style:name="T15" style:family="text">
      <style:text-properties style:font-name="QCF_P012"/>
    </style:style>
    <style:style style:name="T16" style:family="text">
      <style:text-properties style:font-name="QCF_P012" fo:font-size="23.5pt" style:font-size-asian="23.5pt" style:font-size-complex="23.5pt"/>
    </style:style>
    <style:style style:name="T17" style:family="text">
      <style:text-properties style:font-name="QCF_P013"/>
    </style:style>
    <style:style style:name="T18" style:family="text">
      <style:text-properties style:font-name="QCF_P014"/>
    </style:style>
    <style:style style:name="T19" style:family="text">
      <style:text-properties style:font-name="QCF_P014" fo:font-size="23.5pt" style:font-size-asian="23.5pt" style:font-size-complex="23.5pt"/>
    </style:style>
    <style:style style:name="T20" style:family="text">
      <style:text-properties style:font-name="QCF_P015"/>
    </style:style>
    <style:style style:name="T21" style:family="text">
      <style:text-properties style:font-name="QCF_P015" fo:font-size="23.5pt" style:font-size-asian="23.5pt" style:font-size-complex="23.5pt"/>
    </style:style>
    <style:style style:name="T22" style:family="text">
      <style:text-properties style:font-name="QCF_P016"/>
    </style:style>
    <style:style style:name="T23" style:family="text">
      <style:text-properties style:font-name="QCF_P017"/>
    </style:style>
    <style:style style:name="T24" style:family="text">
      <style:text-properties style:font-name="QCF_P017" fo:font-size="23.5pt" style:font-size-asian="23.5pt" style:font-size-complex="23.5pt"/>
    </style:style>
    <style:style style:name="T25" style:family="text">
      <style:text-properties style:font-name="QCF_P018"/>
    </style:style>
    <style:style style:name="T26" style:family="text">
      <style:text-properties style:font-name="QCF_P018" fo:font-size="23.5pt" style:font-size-asian="23.5pt" style:font-name-complex="MSI_Z018" style:font-size-complex="23.5pt"/>
    </style:style>
    <style:style style:name="T27" style:family="text">
      <style:text-properties style:font-name="QCF_P018" fo:font-size="23.5pt" style:font-size-asian="23.5pt" style:font-name-complex="MSI_Z017" style:font-size-complex="23.5pt"/>
    </style:style>
    <style:style style:name="T28" style:family="text">
      <style:text-properties style:font-name="QCF_P019"/>
    </style:style>
    <style:style style:name="T29" style:family="text">
      <style:text-properties style:font-name="QCF_P019" fo:font-size="23.5pt" style:font-size-asian="23.5pt" style:font-size-complex="23.5pt"/>
    </style:style>
    <style:style style:name="T30" style:family="text">
      <style:text-properties style:font-name="QCF_P020"/>
    </style:style>
    <style:style style:name="T31" style:family="text">
      <style:text-properties style:font-name="QCF_P021"/>
    </style:style>
    <style:style style:name="T32" style:family="text">
      <style:text-properties style:font-name="Liberation Sans Narrow"/>
    </style:style>
    <style:style style:name="T33" style:family="text">
      <style:text-properties style:font-name="Liberation Sans Narrow" style:font-name-complex="Liberation Sans Narrow"/>
    </style:style>
    <style:style style:name="T34" style:family="text">
      <style:text-properties style:font-name="Liberation Sans Narrow" fo:font-size="23.5pt" style:font-size-asian="23.5pt" style:font-size-complex="23.5pt"/>
    </style:style>
    <style:style style:name="T35" style:family="text">
      <style:text-properties officeooo:rsid="0046356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47"/>
      <text:p text:style-name="P46">ﮌﮍ</text:p>
      <text:p text:style-name="P48"/>
      <text:p text:style-name="P49"><text:span text:style-name="T2">ﭑ</text:span><text:span text:style-name="T32"> </text:span><text:span text:style-name="T2">ﭒ</text:span><text:span text:style-name="T32"> </text:span><text:span text:style-name="T2">ﭓ</text:span><text:span text:style-name="T32"> </text:span><text:span text:style-name="T2">ﭔ</text:span><text:span text:style-name="T32"> </text:span><text:span text:style-name="T2">ﭕ</text:span></text:p>
      <text:p text:style-name="P49"><text:span text:style-name="T32"><text:s/></text:span><text:span text:style-name="T2">ﭖ</text:span><text:span text:style-name="T32"> </text:span><text:span text:style-name="T2">ﭗ</text:span><text:span text:style-name="T32"> </text:span><text:span text:style-name="T2">ﭘ</text:span><text:span text:style-name="T32"> </text:span><text:span text:style-name="T2">ﭙ</text:span><text:span text:style-name="T32"> </text:span><text:span text:style-name="T2">ﭚ</text:span></text:p>
      <text:p text:style-name="P49"><text:span text:style-name="T32"><text:s/></text:span><text:span text:style-name="T2">ﭛ</text:span><text:span text:style-name="T32"> </text:span><text:span text:style-name="T2">ﭜ</text:span><text:span text:style-name="T32"> </text:span><text:span text:style-name="T2">ﭝ</text:span><text:span text:style-name="T32"> </text:span><text:span text:style-name="T2">ﭞ</text:span><text:span text:style-name="T32"> </text:span><text:span text:style-name="T2">ﭟ</text:span><text:span text:style-name="T32"> </text:span><text:span text:style-name="T2">ﭠ</text:span><text:span text:style-name="T32"> </text:span><text:span text:style-name="T2">ﭡ</text:span></text:p>
      <text:p text:style-name="P49"><text:span text:style-name="T32"><text:s/></text:span><text:span text:style-name="T2">ﭢ</text:span><text:span text:style-name="T32"> </text:span><text:span text:style-name="T2">ﭣ</text:span><text:span text:style-name="T32"> </text:span><text:span text:style-name="T2">ﭤ</text:span><text:span text:style-name="T32"> </text:span><text:span text:style-name="T2">ﭥ</text:span><text:span text:style-name="T32"> </text:span><text:span text:style-name="T2">ﭦ</text:span><text:span text:style-name="T32"> </text:span><text:span text:style-name="T2">ﭧ</text:span></text:p>
      <text:p text:style-name="P49"><text:span text:style-name="T32"><text:s/></text:span><text:span text:style-name="T2">ﭨ</text:span><text:span text:style-name="T32"> </text:span><text:span text:style-name="T2">ﭩ</text:span><text:span text:style-name="T32"> </text:span><text:span text:style-name="T2">ﭪ</text:span><text:span text:style-name="T32"> </text:span><text:span text:style-name="T2">ﭫ</text:span><text:span text:style-name="T32"> </text:span><text:span text:style-name="T2">ﭬ</text:span><text:span text:style-name="T32"> </text:span><text:span text:style-name="T2">ﭭ</text:span></text:p>
      <text:p text:style-name="P49"><text:span text:style-name="T32"><text:s/></text:span><text:span text:style-name="T2">ﭮ</text:span><text:span text:style-name="T32"> </text:span><text:span text:style-name="T2">ﭯ</text:span><text:span text:style-name="T32"> </text:span><text:span text:style-name="T2">ﭰ</text:span><text:span text:style-name="T32"> </text:span><text:span text:style-name="T2">ﭱ</text:span></text:p>
      <text:p text:style-name="P22"><text:span text:style-name="T32"><text:s/></text:span><text:span text:style-name="T2">ﭲ</text:span><text:span text:style-name="T32"> </text:span><text:span text:style-name="T2">ﭳ</text:span><text:span text:style-name="T32"> </text:span><text:span text:style-name="T2">ﭴ</text:span><text:span text:style-name="T32"> </text:span></text:p>
      <text:p text:style-name="P48"/>
      <text:p text:style-name="P57"/>
      <text:p text:style-name="P44"/>
      <text:p text:style-name="P42">ﮌﮎ</text:p>
      <text:p text:style-name="P45"/>
      <text:p text:style-name="P43">ﭚﭛﭜﭝ</text:p>
      <text:p text:style-name="P50"><text:span text:style-name="T3">ﭑ</text:span><text:span text:style-name="T32"> </text:span><text:span text:style-name="T3">ﭒ</text:span><text:span text:style-name="T32"> </text:span><text:span text:style-name="T3">ﭓ</text:span><text:span text:style-name="T32"> </text:span><text:span text:style-name="T3">ﭔ</text:span><text:span text:style-name="T32"> </text:span><text:span text:style-name="T3">ﭕ</text:span><text:span text:style-name="T32"> </text:span><text:span text:style-name="T3">ﭖﭗ</text:span><text:span text:style-name="T32"> </text:span><text:span text:style-name="T3">ﭘﭙ</text:span><text:span text:style-name="T32"> </text:span><text:span text:style-name="T3">ﭚ</text:span></text:p>
      <text:p text:style-name="P50"><text:span text:style-name="T32"><text:s/></text:span><text:span text:style-name="T3">ﭛ</text:span><text:span text:style-name="T32"> </text:span><text:span text:style-name="T3">ﭜ</text:span><text:span text:style-name="T32"> </text:span><text:span text:style-name="T3">ﭝ</text:span><text:span text:style-name="T32"> </text:span><text:span text:style-name="T3">ﭞ</text:span><text:span text:style-name="T32"> </text:span><text:span text:style-name="T3">ﭟ</text:span><text:span text:style-name="T32"> </text:span><text:span text:style-name="T3">ﭠ</text:span><text:span text:style-name="T32"> </text:span><text:span text:style-name="T3">ﭡ</text:span></text:p>
      <text:p text:style-name="P50"><text:span text:style-name="T32"><text:s/></text:span><text:span text:style-name="T3">ﭢ</text:span><text:span text:style-name="T32"> </text:span><text:span text:style-name="T3">ﭣ</text:span><text:span text:style-name="T32"> </text:span><text:span text:style-name="T3">ﭤ</text:span><text:span text:style-name="T32"> </text:span><text:span text:style-name="T3">ﭥ</text:span><text:span text:style-name="T32"> </text:span><text:span text:style-name="T3">ﭦ</text:span><text:span text:style-name="T32"> </text:span><text:span text:style-name="T3">ﭧ</text:span><text:span text:style-name="T32"> </text:span><text:span text:style-name="T3">ﭨ</text:span><text:span text:style-name="T32"> </text:span><text:span text:style-name="T3">ﭩ</text:span></text:p>
      <text:p text:style-name="P50"><text:span text:style-name="T32"><text:s/></text:span><text:span text:style-name="T3">ﭪ</text:span><text:span text:style-name="T32"> </text:span><text:span text:style-name="T3">ﭫ</text:span><text:span text:style-name="T32"> </text:span><text:span text:style-name="T3">ﭬ</text:span><text:span text:style-name="T32"> </text:span><text:span text:style-name="T3">ﭭ</text:span><text:span text:style-name="T32"> </text:span><text:span text:style-name="T3">ﭮ</text:span><text:span text:style-name="T32"> </text:span><text:span text:style-name="T3">ﭯ</text:span><text:span text:style-name="T32"> </text:span><text:span text:style-name="T3">ﭰ</text:span><text:span text:style-name="T32"> </text:span><text:span text:style-name="T3">ﭱ</text:span><text:span text:style-name="T32"> </text:span><text:span text:style-name="T3">ﭲ</text:span></text:p>
      <text:p text:style-name="P50"><text:span text:style-name="T32"><text:s/></text:span><text:span text:style-name="T3">ﭳ</text:span><text:span text:style-name="T32"> </text:span><text:span text:style-name="T3">ﭴ</text:span><text:span text:style-name="T32"> </text:span><text:span text:style-name="T3">ﭵ</text:span><text:span text:style-name="T32"> </text:span><text:span text:style-name="T3">ﭶ</text:span><text:span text:style-name="T32"> </text:span><text:span text:style-name="T3">ﭷﭸ</text:span><text:span text:style-name="T32"> </text:span><text:span text:style-name="T3">ﭹ</text:span></text:p>
      <text:p text:style-name="P23"><text:span text:style-name="T32"><text:s/></text:span><text:span text:style-name="T3">ﭺ</text:span><text:span text:style-name="T32"> </text:span><text:span text:style-name="T3">ﭻ</text:span><text:span text:style-name="T33"> </text:span><text:span text:style-name="T3">ﭼ</text:span></text:p>
      <text:p text:style-name="P55"/>
      <text:p text:style-name="P56"/>
      <text:p text:style-name="P51"><text:span text:style-name="T1">ﭑ</text:span><text:span text:style-name="T34"> </text:span><text:span text:style-name="T1">ﭒ</text:span><text:span text:style-name="T34"> </text:span><text:span text:style-name="T1">ﭓ</text:span><text:span text:style-name="T34"> </text:span><text:span text:style-name="T1">ﭔ</text:span><text:span text:style-name="T34"> </text:span><text:span text:style-name="T1">ﭕ</text:span><text:span text:style-name="T34"> </text:span><text:span text:style-name="T1">ﭖ</text:span><text:span text:style-name="T34"> </text:span><text:span text:style-name="T1">ﭗ</text:span><text:span text:style-name="T34"> </text:span><text:span text:style-name="T1">ﭘ</text:span><text:span text:style-name="T34"> </text:span><text:span text:style-name="T1">ﭙ</text:span></text:p>
      <text:p text:style-name="P3"><text:span text:style-name="T1">ﭚ</text:span><text:span text:style-name="T34"> </text:span><text:span text:style-name="T1">ﭛ</text:span><text:span text:style-name="T34"> </text:span><text:span text:style-name="T1">ﭜ</text:span><text:span text:style-name="T34"> </text:span><text:span text:style-name="T1">ﭝ</text:span><text:span text:style-name="T34"> </text:span><text:span text:style-name="T1">ﭞ</text:span><text:span text:style-name="T34"> </text:span><text:span text:style-name="T1">ﭟ</text:span><text:span text:style-name="T34"> </text:span><text:span text:style-name="T1">ﭠ</text:span><text:span text:style-name="T34"> </text:span><text:span text:style-name="T1">ﭡ</text:span><text:span text:style-name="T34"> </text:span><text:span text:style-name="T1">ﭢﭣ</text:span><text:span text:style-name="T34"> </text:span><text:span text:style-name="T1">ﭤ</text:span></text:p>
      <text:p text:style-name="P3"><text:span text:style-name="T1">ﭥ</text:span><text:span text:style-name="T34"> </text:span><text:span text:style-name="T1">ﭦﭧ</text:span><text:span text:style-name="T34"> </text:span><text:span text:style-name="T1">ﭨ</text:span><text:span text:style-name="T34"> </text:span><text:span text:style-name="T1">ﭩ</text:span><text:span text:style-name="T34"> </text:span><text:span text:style-name="T1">ﭪ</text:span><text:span text:style-name="T34"> </text:span><text:span text:style-name="T1">ﭫ</text:span><text:span text:style-name="T34"> </text:span><text:span text:style-name="T1">ﭬ</text:span><text:span text:style-name="T34"> </text:span><text:span text:style-name="T1">ﭭ</text:span></text:p>
      <text:p text:style-name="P3"><text:span text:style-name="T1">ﭮ</text:span><text:span text:style-name="T34"> </text:span><text:span text:style-name="T1">ﭯ</text:span><text:span text:style-name="T34"> </text:span><text:span text:style-name="T1">ﭰ</text:span><text:span text:style-name="T34"> </text:span><text:span text:style-name="T1">ﭱ</text:span><text:span text:style-name="T34"> </text:span><text:span text:style-name="T1">ﭲ</text:span><text:span text:style-name="T34"> </text:span><text:span text:style-name="T1">ﭳ</text:span><text:span text:style-name="T34"> </text:span><text:span text:style-name="T1">ﭴ</text:span><text:span text:style-name="T34"> </text:span><text:span text:style-name="T1">ﭵ</text:span><text:span text:style-name="T34"> </text:span><text:span text:style-name="T1">ﭶ</text:span><text:span text:style-name="T34"> </text:span><text:span text:style-name="T1">ﭷ</text:span></text:p>
      <text:p text:style-name="P3"><text:span text:style-name="T1">ﭸ</text:span><text:span text:style-name="T34"> </text:span><text:span text:style-name="T1">ﭹ</text:span><text:span text:style-name="T34"> </text:span><text:span text:style-name="T1">ﭺ</text:span><text:span text:style-name="T34"> </text:span><text:span text:style-name="T1">ﭻ</text:span><text:span text:style-name="T34"> </text:span><text:span text:style-name="T1">ﭼ</text:span><text:span text:style-name="T34"> </text:span><text:span text:style-name="T1">ﭽ</text:span><text:span text:style-name="T34"> </text:span><text:span text:style-name="T1">ﭾ</text:span><text:span text:style-name="T34"> </text:span><text:span text:style-name="T1">ﭿ</text:span></text:p>
      <text:p text:style-name="P3"><text:span text:style-name="T1">ﮀ</text:span><text:span text:style-name="T34"> </text:span><text:span text:style-name="T1">ﮁ</text:span><text:span text:style-name="T34"> </text:span><text:span text:style-name="T1">ﮂ</text:span><text:span text:style-name="T34"> </text:span><text:span text:style-name="T1">ﮃ</text:span><text:span text:style-name="T34"> </text:span><text:span text:style-name="T1">ﮄ</text:span><text:span text:style-name="T34"> </text:span><text:span text:style-name="T1">ﮅ</text:span><text:span text:style-name="T34"> </text:span><text:span text:style-name="T1">ﮆ</text:span><text:span text:style-name="T34"> </text:span><text:span text:style-name="T1">ﮇ</text:span><text:span text:style-name="T34"> </text:span><text:span text:style-name="T1">ﮈﮉ</text:span></text:p>
      <text:p text:style-name="P3"><text:span text:style-name="T1">ﮊ</text:span><text:span text:style-name="T34"> </text:span><text:span text:style-name="T1">ﮋ</text:span><text:span text:style-name="T34"> </text:span><text:span text:style-name="T1">ﮌ</text:span><text:span text:style-name="T34"> </text:span><text:span text:style-name="T1">ﮍ</text:span><text:span text:style-name="T34"> </text:span><text:span text:style-name="T1">ﮎ</text:span><text:span text:style-name="T34"> </text:span><text:span text:style-name="T1">ﮏ</text:span><text:span text:style-name="T34"> </text:span><text:span text:style-name="T1">ﮐ</text:span><text:span text:style-name="T34"> </text:span><text:span text:style-name="T1">ﮑ</text:span><text:span text:style-name="T34"> </text:span><text:span text:style-name="T1">ﮒ</text:span><text:span text:style-name="T34"> </text:span><text:span text:style-name="T1">ﮓ</text:span></text:p>
      <text:p text:style-name="P3"><text:span text:style-name="T1">ﮔ</text:span><text:span text:style-name="T34"> </text:span><text:span text:style-name="T1">ﮕ</text:span><text:span text:style-name="T34"> </text:span><text:span text:style-name="T1">ﮖ</text:span><text:span text:style-name="T34"> </text:span><text:span text:style-name="T1">ﮗ</text:span><text:span text:style-name="T34"> </text:span><text:span text:style-name="T1">ﮘ</text:span><text:span text:style-name="T34"> </text:span><text:span text:style-name="T1">ﮙ</text:span><text:span text:style-name="T34"> </text:span><text:span text:style-name="T1">ﮚ</text:span><text:span text:style-name="T34"> </text:span><text:span text:style-name="T1">ﮛ</text:span><text:span text:style-name="T34"> </text:span><text:span text:style-name="T1">ﮜ</text:span><text:span text:style-name="T34"> </text:span><text:span text:style-name="T1">ﮝ</text:span><text:span text:style-name="T34"> </text:span><text:span text:style-name="T1">ﮞ</text:span></text:p>
      <text:p text:style-name="P3"><text:span text:style-name="T1">ﮟ</text:span><text:span text:style-name="T34"> </text:span><text:span text:style-name="T1">ﮠ</text:span><text:span text:style-name="T34"> </text:span><text:span text:style-name="T1">ﮡ</text:span><text:span text:style-name="T34"> </text:span><text:span text:style-name="T1">ﮢ</text:span><text:span text:style-name="T34"> </text:span><text:span text:style-name="T1">ﮣ</text:span><text:span text:style-name="T34"> </text:span><text:span text:style-name="T1">ﮤ</text:span><text:span text:style-name="T34"> </text:span><text:span text:style-name="T1">ﮥ</text:span><text:span text:style-name="T34"> </text:span><text:span text:style-name="T1">ﮦ</text:span><text:span text:style-name="T34"> </text:span><text:span text:style-name="T1">ﮧ</text:span></text:p>
      <text:p text:style-name="P3"><text:span text:style-name="T1">ﮨ</text:span><text:span text:style-name="T34"> </text:span><text:span text:style-name="T1">ﮩ</text:span><text:span text:style-name="T34"> </text:span><text:span text:style-name="T1">ﮪ</text:span><text:span text:style-name="T34"> </text:span><text:span text:style-name="T1">ﮫ</text:span><text:span text:style-name="T34"> </text:span><text:span text:style-name="T1">ﮬ</text:span><text:span text:style-name="T34"> </text:span><text:span text:style-name="T1">ﮭ</text:span><text:span text:style-name="T34"> </text:span><text:span text:style-name="T1">ﮮ</text:span><text:span text:style-name="T34"> </text:span><text:span text:style-name="T1">ﮯ</text:span><text:span text:style-name="T34"> </text:span><text:span text:style-name="T1">ﮰﮱ</text:span></text:p>
      <text:p text:style-name="P3"><text:span text:style-name="T1">ﯓ</text:span><text:span text:style-name="T34"> </text:span><text:span text:style-name="T1">ﯔ</text:span><text:span text:style-name="T34"> </text:span><text:span text:style-name="T1">ﯕ</text:span><text:span text:style-name="T34"> </text:span><text:span text:style-name="T1">ﯖ</text:span><text:span text:style-name="T34"> </text:span><text:span text:style-name="T1">ﯗ</text:span><text:span text:style-name="T34"> </text:span><text:span text:style-name="T1">ﯘ</text:span><text:span text:style-name="T34"> </text:span><text:span text:style-name="T1">ﯙ</text:span><text:span text:style-name="T34"> </text:span><text:span text:style-name="T1">ﯚ</text:span><text:span text:style-name="T34"> </text:span><text:span text:style-name="T1">ﯛ</text:span><text:span text:style-name="T34"> </text:span><text:span text:style-name="T1">ﯜ</text:span></text:p>
      <text:p text:style-name="P3"><text:span text:style-name="T1">ﯝ</text:span><text:span text:style-name="T34"> </text:span><text:span text:style-name="T1">ﯞ</text:span><text:span text:style-name="T34"> </text:span><text:span text:style-name="T1">ﯟ</text:span><text:span text:style-name="T34"> </text:span><text:span text:style-name="T1">ﯠ</text:span><text:span text:style-name="T34"> </text:span><text:span text:style-name="T1">ﯡ</text:span><text:span text:style-name="T34"> </text:span><text:span text:style-name="T1">ﯢ</text:span><text:span text:style-name="T34"> </text:span><text:span text:style-name="T1">ﯣ</text:span><text:span text:style-name="T34"> </text:span><text:span text:style-name="T1">ﯤ</text:span><text:span text:style-name="T34"> </text:span><text:span text:style-name="T1">ﯥ</text:span><text:span text:style-name="T34"> </text:span><text:span text:style-name="T1">ﯦ</text:span></text:p>
      <text:p text:style-name="P3"><text:span text:style-name="T1">ﯧ</text:span><text:span text:style-name="T34"> </text:span><text:span text:style-name="T1">ﯨ</text:span><text:span text:style-name="T34"> </text:span><text:span text:style-name="T1">ﯩ</text:span><text:span text:style-name="T34"> </text:span><text:span text:style-name="T1">ﯪ</text:span><text:span text:style-name="T34"> </text:span><text:span text:style-name="T1">ﯫ</text:span><text:span text:style-name="T34"> </text:span><text:span text:style-name="T1">ﯬ</text:span><text:span text:style-name="T34"> </text:span><text:span text:style-name="T1">ﯭ</text:span><text:span text:style-name="T34"> </text:span><text:span text:style-name="T1">ﯮ</text:span><text:span text:style-name="T34"> </text:span><text:span text:style-name="T1">ﯯ</text:span></text:p>
      <text:p text:style-name="P3"><text:span text:style-name="T1">ﯰ</text:span><text:span text:style-name="T34"> </text:span><text:span text:style-name="T1">ﯱ</text:span><text:span text:style-name="T34"> </text:span><text:span text:style-name="T1">ﯲ</text:span><text:span text:style-name="T34"> </text:span><text:span text:style-name="T1">ﯳ</text:span><text:span text:style-name="T34"> </text:span><text:span text:style-name="T1">ﯴ</text:span><text:span text:style-name="T34"> </text:span><text:span text:style-name="T1">ﯵ</text:span><text:span text:style-name="T34"> </text:span><text:span text:style-name="T1">ﯶ</text:span><text:span text:style-name="T34"> </text:span><text:span text:style-name="T1">ﯷ</text:span></text:p>
      <text:p text:style-name="P3"><text:span text:style-name="T1">ﯸ</text:span><text:span text:style-name="T34"> </text:span><text:span text:style-name="T1">ﯹ</text:span><text:span text:style-name="T34"> </text:span><text:span text:style-name="T1">ﯺ</text:span><text:span text:style-name="T34"> </text:span><text:span text:style-name="T1">ﯻ</text:span><text:span text:style-name="T34"> </text:span><text:span text:style-name="T1">ﯼ</text:span><text:span text:style-name="T34"> </text:span><text:span text:style-name="T1">ﯽ</text:span><text:span text:style-name="T34"> </text:span><text:span text:style-name="T1">ﯾ</text:span><text:span text:style-name="T34"> </text:span><text:span text:style-name="T1">ﯿ</text:span></text:p>
      <text:p text:style-name="P58"><text:span text:style-name="T4">ﭑ</text:span><text:span text:style-name="T32"> </text:span><text:span text:style-name="T4">ﭒ</text:span><text:span text:style-name="T32"> </text:span><text:span text:style-name="T4">ﭓ</text:span><text:span text:style-name="T32"> </text:span><text:span text:style-name="T4">ﭔ</text:span><text:span text:style-name="T32"> </text:span><text:span text:style-name="T4">ﭕ</text:span><text:span text:style-name="T32"> </text:span><text:span text:style-name="T4">ﭖ</text:span><text:span text:style-name="T32"> </text:span><text:span text:style-name="T4">ﭗ</text:span><text:span text:style-name="T32"> </text:span><text:span text:style-name="T4">ﭘ</text:span><text:span text:style-name="T32"> </text:span><text:span text:style-name="T4">ﭙ</text:span></text:p>
      <text:p text:style-name="P24"><text:span text:style-name="T4">ﭚ</text:span><text:span text:style-name="T32"> </text:span><text:span text:style-name="T4">ﭛ</text:span><text:span text:style-name="T32"> </text:span><text:span text:style-name="T4">ﭜ</text:span><text:span text:style-name="T32"> </text:span><text:span text:style-name="T4">ﭝ</text:span><text:span text:style-name="T32"> </text:span><text:span text:style-name="T4">ﭞ</text:span><text:span text:style-name="T32"> </text:span><text:span text:style-name="T4">ﭟ</text:span><text:span text:style-name="T32"> </text:span><text:span text:style-name="T4">ﭠ</text:span><text:span text:style-name="T32"> </text:span><text:span text:style-name="T4">ﭡ</text:span><text:span text:style-name="T32"> </text:span><text:span text:style-name="T4">ﭢ</text:span><text:span text:style-name="T32"> </text:span><text:span text:style-name="T4">ﭣ</text:span></text:p>
      <text:p text:style-name="P24"><text:span text:style-name="T4">ﭤ</text:span><text:span text:style-name="T32"> </text:span><text:span text:style-name="T4">ﭥ</text:span><text:span text:style-name="T32"> </text:span><text:span text:style-name="T4">ﭦ</text:span><text:span text:style-name="T32"> </text:span><text:span text:style-name="T4">ﭧ</text:span><text:span text:style-name="T32"> </text:span><text:span text:style-name="T4">ﭨ</text:span><text:span text:style-name="T32"> </text:span><text:span text:style-name="T4">ﭩ</text:span><text:span text:style-name="T32"> </text:span><text:span text:style-name="T4">ﭪ</text:span><text:span text:style-name="T32"> </text:span><text:span text:style-name="T4">ﭫ</text:span><text:span text:style-name="T32"> </text:span><text:span text:style-name="T4">ﭬ</text:span><text:span text:style-name="T32"> </text:span><text:span text:style-name="T4">ﭭ</text:span><text:span text:style-name="T32"> </text:span><text:span text:style-name="T4">ﭮ</text:span></text:p>
      <text:p text:style-name="P24"><text:span text:style-name="T4">ﭯ</text:span><text:span text:style-name="T32"> </text:span><text:span text:style-name="T4">ﭰ</text:span><text:span text:style-name="T32"> </text:span><text:span text:style-name="T4">ﭱ</text:span><text:span text:style-name="T32"> </text:span><text:span text:style-name="T4">ﭲ</text:span><text:span text:style-name="T32"> </text:span><text:span text:style-name="T4">ﭳ</text:span><text:span text:style-name="T32"> </text:span><text:span text:style-name="T4">ﭴ</text:span><text:span text:style-name="T32"> </text:span><text:span text:style-name="T4">ﭵ</text:span><text:span text:style-name="T32"> </text:span><text:span text:style-name="T4">ﭶ</text:span></text:p>
      <text:p text:style-name="P24"><text:span text:style-name="T4">ﭷ</text:span><text:span text:style-name="T32"> </text:span><text:span text:style-name="T4">ﭸ</text:span><text:span text:style-name="T32"> </text:span><text:span text:style-name="T4">ﭹﭺ</text:span><text:span text:style-name="T32"> </text:span><text:span text:style-name="T4">ﭻ</text:span><text:span text:style-name="T32"> </text:span><text:span text:style-name="T4">ﭼ</text:span><text:span text:style-name="T32"> </text:span><text:span text:style-name="T4">ﭽ</text:span><text:span text:style-name="T32"> </text:span><text:span text:style-name="T4">ﭾ</text:span><text:span text:style-name="T32"> </text:span><text:span text:style-name="T4">ﭿ</text:span><text:span text:style-name="T32"> </text:span><text:span text:style-name="T4">ﮀ</text:span></text:p>
      <text:p text:style-name="P24"><text:span text:style-name="T4">ﮁ</text:span><text:span text:style-name="T32"> </text:span><text:span text:style-name="T4">ﮂﮃ</text:span><text:span text:style-name="T32"> </text:span><text:span text:style-name="T4">ﮄ</text:span><text:span text:style-name="T32"> </text:span><text:span text:style-name="T4">ﮅ</text:span><text:span text:style-name="T32"> </text:span><text:span text:style-name="T4">ﮆ</text:span><text:span text:style-name="T32"> </text:span><text:span text:style-name="T4">ﮇ</text:span><text:span text:style-name="T32"> </text:span><text:span text:style-name="T4">ﮈ</text:span><text:span text:style-name="T32"> </text:span><text:span text:style-name="T4">ﮉ</text:span><text:span text:style-name="T32"> </text:span><text:span text:style-name="T4">ﮊ</text:span><text:span text:style-name="T32"> </text:span><text:span text:style-name="T4">ﮋ</text:span></text:p>
      <text:p text:style-name="P24"><text:span text:style-name="T4">ﮌﮍ</text:span><text:span text:style-name="T32"> </text:span><text:span text:style-name="T4">ﮎ</text:span><text:span text:style-name="T32"> </text:span><text:span text:style-name="T4">ﮏ</text:span><text:span text:style-name="T32"> </text:span><text:span text:style-name="T4">ﮐ</text:span><text:span text:style-name="T32"> </text:span><text:span text:style-name="T4">ﮑ</text:span><text:span text:style-name="T32"> </text:span><text:span text:style-name="T4">ﮒ</text:span><text:span text:style-name="T32"> </text:span><text:span text:style-name="T4">ﮓﮔ</text:span><text:span text:style-name="T32"> </text:span><text:span text:style-name="T4">ﮕ</text:span><text:span text:style-name="T32"> </text:span><text:span text:style-name="T4">ﮖ</text:span><text:span text:style-name="T32"> </text:span><text:span text:style-name="T4">ﮗ</text:span></text:p>
      <text:p text:style-name="P24"><text:span text:style-name="T4">ﮘ</text:span><text:span text:style-name="T32"> </text:span><text:span text:style-name="T4">ﮙ</text:span><text:span text:style-name="T32"> </text:span><text:span text:style-name="T4">ﮚ</text:span><text:span text:style-name="T32"> </text:span><text:span text:style-name="T4">ﮛ</text:span><text:span text:style-name="T32"> </text:span><text:span text:style-name="T4">ﮜ</text:span><text:span text:style-name="T32"> </text:span><text:span text:style-name="T4">ﮝ</text:span><text:span text:style-name="T32"> </text:span><text:span text:style-name="T4">ﮞ</text:span><text:span text:style-name="T32"> </text:span><text:span text:style-name="T4">ﮟ</text:span><text:span text:style-name="T32"> </text:span><text:span text:style-name="T4">ﮠ</text:span></text:p>
      <text:p text:style-name="P24"><text:span text:style-name="T4">ﮡ</text:span><text:span text:style-name="T32"> </text:span><text:span text:style-name="T4">ﮢ</text:span><text:span text:style-name="T32"> </text:span><text:span text:style-name="T4">ﮣ</text:span><text:span text:style-name="T32"> </text:span><text:span text:style-name="T4">ﮤ</text:span><text:span text:style-name="T32"> </text:span><text:span text:style-name="T4">ﮥ</text:span><text:span text:style-name="T32"> </text:span><text:span text:style-name="T4">ﮦ</text:span><text:span text:style-name="T32"> </text:span><text:span text:style-name="T4">ﮧ</text:span><text:span text:style-name="T32"> </text:span><text:span text:style-name="T4">ﮨ</text:span><text:span text:style-name="T32"> </text:span><text:span text:style-name="T4">ﮩ</text:span><text:span text:style-name="T32"> </text:span><text:span text:style-name="T4">ﮪ</text:span></text:p>
      <text:p text:style-name="P24"><text:span text:style-name="T4">ﮫ</text:span><text:span text:style-name="T32"> </text:span><text:span text:style-name="T4">ﮬ</text:span><text:span text:style-name="T32"> </text:span><text:span text:style-name="T4">ﮭ</text:span><text:span text:style-name="T32"> </text:span><text:span text:style-name="T4">ﮮ</text:span><text:span text:style-name="T32"> </text:span><text:span text:style-name="T4">ﮯ</text:span><text:span text:style-name="T32"> </text:span><text:span text:style-name="T4">ﮰ</text:span><text:span text:style-name="T32"> </text:span><text:span text:style-name="T4">ﮱ</text:span><text:span text:style-name="T32"> </text:span><text:span text:style-name="T4">ﯓ</text:span><text:span text:style-name="T32"> </text:span><text:span text:style-name="T4">ﯔ</text:span></text:p>
      <text:p text:style-name="P24"><text:span text:style-name="T4">ﯕ</text:span><text:span text:style-name="T32"> </text:span><text:span text:style-name="T4">ﯖ</text:span><text:span text:style-name="T32"> </text:span><text:span text:style-name="T4">ﯗ</text:span><text:span text:style-name="T32"> </text:span><text:span text:style-name="T4">ﯘ</text:span><text:span text:style-name="T32"> </text:span><text:span text:style-name="T4">ﯙﯚ</text:span><text:span text:style-name="T32"> </text:span><text:span text:style-name="T4">ﯛ</text:span><text:span text:style-name="T32"> </text:span><text:span text:style-name="T4">ﯜ</text:span><text:span text:style-name="T32"> </text:span><text:span text:style-name="T4">ﯝ</text:span><text:span text:style-name="T32"> </text:span><text:span text:style-name="T4">ﯞ</text:span><text:span text:style-name="T32"> </text:span><text:span text:style-name="T4">ﯟ</text:span></text:p>
      <text:p text:style-name="P24"><text:span text:style-name="T4">ﯠ</text:span><text:span text:style-name="T32"> </text:span><text:span text:style-name="T4">ﯡ</text:span><text:span text:style-name="T32"> </text:span><text:span text:style-name="T4">ﯢ</text:span><text:span text:style-name="T32"> </text:span><text:span text:style-name="T4">ﯣ</text:span><text:span text:style-name="T32"> </text:span><text:span text:style-name="T4">ﯤ</text:span><text:span text:style-name="T32"> </text:span><text:span text:style-name="T4">ﯥ</text:span><text:span text:style-name="T32"> </text:span><text:span text:style-name="T4">ﯦ</text:span><text:span text:style-name="T32"> </text:span><text:span text:style-name="T4">ﯧ</text:span><text:span text:style-name="T32"> </text:span><text:span text:style-name="T4">ﯨ</text:span><text:span text:style-name="T32"> </text:span><text:span text:style-name="T4">ﯩ</text:span><text:span text:style-name="T32"> </text:span><text:span text:style-name="T4">ﯪ</text:span></text:p>
      <text:p text:style-name="P24"><text:span text:style-name="T4">ﯫ</text:span><text:span text:style-name="T32"> </text:span><text:span text:style-name="T4">ﯬ</text:span><text:span text:style-name="T32"> </text:span><text:span text:style-name="T4">ﯭ</text:span><text:span text:style-name="T32"> </text:span><text:span text:style-name="T4">ﯮ</text:span><text:span text:style-name="T32"> </text:span><text:span text:style-name="T4">ﯯ</text:span><text:span text:style-name="T32"> </text:span><text:span text:style-name="T4">ﯰ</text:span><text:span text:style-name="T32"> </text:span><text:span text:style-name="T4">ﯱ</text:span><text:span text:style-name="T32"> </text:span><text:span text:style-name="T4">ﯲ</text:span><text:span text:style-name="T32"> </text:span><text:span text:style-name="T4">ﯳ</text:span></text:p>
      <text:p text:style-name="P24"><text:span text:style-name="T4">ﯴ</text:span><text:span text:style-name="T32"> </text:span><text:span text:style-name="T4">ﯵ</text:span><text:span text:style-name="T32"> </text:span><text:span text:style-name="T4">ﯶ</text:span><text:span text:style-name="T32"> </text:span><text:span text:style-name="T4">ﯷ</text:span><text:span text:style-name="T32"> </text:span><text:span text:style-name="T4">ﯸ</text:span><text:span text:style-name="T32"> </text:span><text:span text:style-name="T4">ﯹ</text:span><text:span text:style-name="T32"> </text:span><text:span text:style-name="T4">ﯺ</text:span><text:span text:style-name="T32"> </text:span><text:span text:style-name="T4">ﯻ</text:span><text:span text:style-name="T32"> </text:span><text:span text:style-name="T4">ﯼ</text:span><text:span text:style-name="T32"> </text:span><text:span text:style-name="T4">ﯽ</text:span></text:p>
      <text:p text:style-name="P4"><text:span text:style-name="T4">ﯾ</text:span><text:span text:style-name="T32"> </text:span><text:span text:style-name="T4">ﯿ</text:span><text:span text:style-name="T32"> </text:span><text:span text:style-name="T4">ﰀ</text:span><text:span text:style-name="T32"> </text:span><text:span text:style-name="T4">ﰁﰂ</text:span><text:span text:style-name="T32"> </text:span><text:span text:style-name="T4">ﰃ</text:span><text:span text:style-name="T32"> </text:span><text:span text:style-name="T4">ﰄ</text:span><text:span text:style-name="T32"> </text:span><text:span text:style-name="T4">ﰅ</text:span></text:p>
      <text:p text:style-name="P66"><text:span text:style-name="T5">ﭑ</text:span><text:span text:style-name="T34"> </text:span><text:span text:style-name="T5">ﭒ</text:span><text:span text:style-name="T34"> </text:span><text:span text:style-name="T5">ﭓ</text:span><text:span text:style-name="T34"> </text:span><text:span text:style-name="T5">ﭔ</text:span><text:span text:style-name="T34"> </text:span><text:span text:style-name="T5">ﭕ</text:span><text:span text:style-name="T34"> </text:span><text:span text:style-name="T5">ﭖ</text:span><text:span text:style-name="T34"> </text:span><text:span text:style-name="T5">ﭗ</text:span><text:span text:style-name="T34"> </text:span><text:span text:style-name="T5">ﭘ</text:span></text:p>
      <text:p text:style-name="P32"><text:span text:style-name="T5">ﭙ</text:span><text:span text:style-name="T34"> </text:span><text:span text:style-name="T5">ﭚ</text:span><text:span text:style-name="T34"> </text:span><text:span text:style-name="T5">ﭛ</text:span><text:span text:style-name="T34"> </text:span><text:span text:style-name="T5">ﭜﭝ</text:span><text:span text:style-name="T34"> </text:span><text:span text:style-name="T5">ﭞ</text:span><text:span text:style-name="T34"> </text:span><text:span text:style-name="T5">ﭟ</text:span><text:span text:style-name="T34"> </text:span><text:span text:style-name="T5">ﭠ</text:span><text:span text:style-name="T34"> </text:span><text:span text:style-name="T5">ﭡ</text:span><text:span text:style-name="T34"> </text:span><text:span text:style-name="T5">ﭢ</text:span></text:p>
      <text:p text:style-name="P32"><text:span text:style-name="T5">ﭣﭤ</text:span><text:span text:style-name="T34"> </text:span><text:span text:style-name="T5">ﭥ</text:span><text:span text:style-name="T34"> </text:span><text:span text:style-name="T5">ﭦ</text:span><text:span text:style-name="T34"> </text:span><text:span text:style-name="T5">ﭧ</text:span><text:span text:style-name="T34"> </text:span><text:span text:style-name="T5">ﭨ</text:span><text:span text:style-name="T34"> </text:span><text:span text:style-name="T5">ﭩ</text:span><text:span text:style-name="T34"> </text:span><text:span text:style-name="T5">ﭪﭫ</text:span><text:span text:style-name="T34"> </text:span><text:span text:style-name="T5">ﭬ</text:span><text:span text:style-name="T34"> </text:span><text:span text:style-name="T5">ﭭ</text:span><text:span text:style-name="T34"> </text:span><text:span text:style-name="T5">ﭮﭯ</text:span></text:p>
      <text:p text:style-name="P32"><text:span text:style-name="T5">ﭰ</text:span><text:span text:style-name="T34"> </text:span><text:span text:style-name="T5">ﭱ</text:span><text:span text:style-name="T34"> </text:span><text:span text:style-name="T5">ﭲ</text:span><text:span text:style-name="T34"> </text:span><text:span text:style-name="T5">ﭳﭴ</text:span><text:span text:style-name="T34"> </text:span><text:span text:style-name="T5">ﭵ</text:span><text:span text:style-name="T34"> </text:span><text:span text:style-name="T5">ﭶ</text:span><text:span text:style-name="T34"> </text:span><text:span text:style-name="T5">ﭷ</text:span><text:span text:style-name="T34"> </text:span><text:span text:style-name="T5">ﭸ</text:span><text:span text:style-name="T34"> </text:span><text:span text:style-name="T5">ﭹ</text:span><text:span text:style-name="T34"> </text:span><text:span text:style-name="T5">ﭺ</text:span></text:p>
      <text:p text:style-name="P32"><text:span text:style-name="T5">ﭻ</text:span><text:span text:style-name="T34"> </text:span><text:span text:style-name="T5">ﭼ</text:span><text:span text:style-name="T34"> </text:span><text:span text:style-name="T5">ﭽ</text:span><text:span text:style-name="T34"> </text:span><text:span text:style-name="T5">ﭾ</text:span><text:span text:style-name="T34"> </text:span><text:span text:style-name="T5">ﭿ</text:span><text:span text:style-name="T34"> </text:span><text:span text:style-name="T5">ﮀ</text:span><text:span text:style-name="T34"> </text:span><text:span text:style-name="T5">ﮁ</text:span><text:span text:style-name="T34"> </text:span><text:span text:style-name="T5">ﮂ</text:span><text:span text:style-name="T34"> </text:span><text:span text:style-name="T5">ﮃ</text:span><text:span text:style-name="T34"> </text:span><text:span text:style-name="T5">ﮄﮅ</text:span><text:span text:style-name="T34"> </text:span><text:span text:style-name="T5">ﮆ</text:span></text:p>
      <text:p text:style-name="P32"><text:span text:style-name="T5">ﮇ</text:span><text:span text:style-name="T34"> </text:span><text:span text:style-name="T5">ﮈ</text:span><text:span text:style-name="T34"> </text:span><text:span text:style-name="T5">ﮉ</text:span><text:span text:style-name="T34"> </text:span><text:span text:style-name="T5">ﮊ</text:span><text:span text:style-name="T34"> </text:span><text:span text:style-name="T5">ﮋ</text:span><text:span text:style-name="T34"> </text:span><text:span text:style-name="T5">ﮌ</text:span><text:span text:style-name="T34"> </text:span><text:span text:style-name="T5">ﮍﮎ</text:span><text:span text:style-name="T34"> </text:span><text:span text:style-name="T5">ﮏ</text:span></text:p>
      <text:p text:style-name="P32"><text:span text:style-name="T5">ﮐ</text:span><text:span text:style-name="T34"> </text:span><text:span text:style-name="T5">ﮑ</text:span><text:span text:style-name="T34"> </text:span><text:span text:style-name="T5">ﮒ</text:span><text:span text:style-name="T34"> </text:span><text:span text:style-name="T5">ﮓ</text:span><text:span text:style-name="T34"> </text:span><text:span text:style-name="T5">ﮔ</text:span><text:span text:style-name="T34"> </text:span><text:span text:style-name="T5">ﮕ</text:span><text:span text:style-name="T34"> </text:span><text:span text:style-name="T5">ﮖ</text:span><text:span text:style-name="T34"> </text:span><text:span text:style-name="T5">ﮗﮘ</text:span></text:p>
      <text:p text:style-name="P32"><text:span text:style-name="T5">ﮙ</text:span><text:span text:style-name="T34"> </text:span><text:span text:style-name="T5">ﮚ</text:span><text:span text:style-name="T34"> </text:span><text:span text:style-name="T5">ﮛ</text:span><text:span text:style-name="T34"> </text:span><text:span text:style-name="T5">ﮜ</text:span><text:span text:style-name="T34"> </text:span><text:span text:style-name="T5">ﮝ</text:span><text:span text:style-name="T34"> </text:span><text:span text:style-name="T5">ﮞﮟ</text:span><text:span text:style-name="T34"> </text:span><text:span text:style-name="T5">ﮠ</text:span><text:span text:style-name="T34"> </text:span><text:span text:style-name="T5">ﮡ</text:span><text:span text:style-name="T34"> </text:span><text:span text:style-name="T5">ﮢ</text:span></text:p>
      <text:p text:style-name="P32"><text:span text:style-name="T5">ﮣ</text:span><text:span text:style-name="T34"> </text:span><text:span text:style-name="T5">ﮤ</text:span><text:span text:style-name="T34"> </text:span><text:span text:style-name="T5">ﮥ</text:span><text:span text:style-name="T34"> </text:span><text:span text:style-name="T5">ﮦ</text:span><text:span text:style-name="T34"> </text:span><text:span text:style-name="T5">ﮧ</text:span><text:span text:style-name="T34"> </text:span><text:span text:style-name="T5">ﮨ</text:span><text:span text:style-name="T34"> </text:span><text:span text:style-name="T5">ﮩ</text:span><text:span text:style-name="T34"> </text:span><text:span text:style-name="T5">ﮪ</text:span><text:span text:style-name="T34"> </text:span><text:span text:style-name="T5">ﮫ</text:span></text:p>
      <text:p text:style-name="P32"><text:span text:style-name="T5">ﮬ</text:span><text:span text:style-name="T34"> </text:span><text:span text:style-name="T5">ﮭ</text:span><text:span text:style-name="T34"> </text:span><text:span text:style-name="T5">ﮮ</text:span><text:span text:style-name="T34"> </text:span><text:span text:style-name="T5">ﮯ</text:span><text:span text:style-name="T34"> </text:span><text:span text:style-name="T5">ﮰ</text:span><text:span text:style-name="T34"> </text:span><text:span text:style-name="T5">ﮱ</text:span><text:span text:style-name="T34"> </text:span><text:span text:style-name="T5">ﯓ</text:span><text:span text:style-name="T34"> </text:span><text:span text:style-name="T5">ﯔ</text:span><text:span text:style-name="T34"> </text:span><text:span text:style-name="T5">ﯕ</text:span></text:p>
      <text:p text:style-name="P32"><text:span text:style-name="T5">ﯖ</text:span><text:span text:style-name="T34"> </text:span><text:span text:style-name="T5">ﯗﯘ</text:span><text:span text:style-name="T34"> </text:span><text:span text:style-name="T5">ﯙ</text:span><text:span text:style-name="T34"> </text:span><text:span text:style-name="T5">ﯚ</text:span><text:span text:style-name="T34"> </text:span><text:span text:style-name="T5">ﯛ</text:span><text:span text:style-name="T34"> </text:span><text:span text:style-name="T5">ﯜ</text:span><text:span text:style-name="T34"> </text:span><text:span text:style-name="T5">ﯝ</text:span></text:p>
      <text:p text:style-name="P32"><text:span text:style-name="T5">ﯞ</text:span><text:span text:style-name="T34"> </text:span><text:span text:style-name="T5">ﯟ</text:span><text:span text:style-name="T34"> </text:span><text:span text:style-name="T5">ﯠ</text:span><text:span text:style-name="T34"> </text:span><text:span text:style-name="T5">ﯡ</text:span><text:span text:style-name="T34"> </text:span><text:span text:style-name="T5">ﯢﯣ</text:span><text:span text:style-name="T34"> </text:span><text:span text:style-name="T5">ﯤ</text:span><text:span text:style-name="T34"> </text:span><text:span text:style-name="T5">ﯥ</text:span></text:p>
      <text:p text:style-name="P32"><text:span text:style-name="T5">ﯦ</text:span><text:span text:style-name="T34"> </text:span><text:span text:style-name="T5">ﯧ</text:span><text:span text:style-name="T34"> </text:span><text:span text:style-name="T5">ﯨ</text:span><text:span text:style-name="T34"> </text:span><text:span text:style-name="T5">ﯩ</text:span><text:span text:style-name="T34"> </text:span><text:span text:style-name="T5">ﯪ</text:span><text:span text:style-name="T34"> </text:span><text:span text:style-name="T5">ﯫ</text:span><text:span text:style-name="T34"> </text:span><text:span text:style-name="T5">ﯬ</text:span><text:span text:style-name="T34"> </text:span><text:span text:style-name="T5">ﯭ</text:span><text:span text:style-name="T34"> </text:span><text:span text:style-name="T5">ﯮ</text:span></text:p>
      <text:p text:style-name="P32"><text:span text:style-name="T5">ﯯ</text:span><text:span text:style-name="T34"> </text:span><text:span text:style-name="T5">ﯰ</text:span><text:span text:style-name="T34"> </text:span><text:span text:style-name="T5">ﯱ</text:span><text:span text:style-name="T34"> </text:span><text:span text:style-name="T5">ﯲ</text:span><text:span text:style-name="T34"> </text:span><text:span text:style-name="T5">ﯳ</text:span><text:span text:style-name="T34"> </text:span><text:span text:style-name="T5">ﯴ</text:span><text:span text:style-name="T34"> </text:span><text:span text:style-name="T5">ﯵ</text:span><text:span text:style-name="T34"> </text:span><text:span text:style-name="T5">ﯶ</text:span><text:span text:style-name="T34"> </text:span><text:span text:style-name="T5">ﯷ</text:span></text:p>
      <text:p text:style-name="P20"><text:span text:style-name="T5">ﯸ</text:span><text:span text:style-name="T34"> </text:span><text:span text:style-name="T5">ﯹ</text:span><text:span text:style-name="T34"> </text:span><text:span text:style-name="T5">ﯺﯻ</text:span><text:span text:style-name="T34"> </text:span><text:span text:style-name="T5">ﯼ</text:span><text:span text:style-name="T34"> </text:span><text:span text:style-name="T5">ﯽ</text:span><text:span text:style-name="T34"> </text:span><text:span text:style-name="T5">ﯾ</text:span><text:span text:style-name="T34"> </text:span><text:span text:style-name="T5">ﯿ</text:span><text:span text:style-name="T34"> </text:span><text:span text:style-name="T5">ﰀ</text:span></text:p>
      <text:p text:style-name="P67"><text:span text:style-name="T6">ﭑ</text:span><text:span text:style-name="T34"> </text:span><text:span text:style-name="T6">ﭒ</text:span><text:span text:style-name="T34"> </text:span><text:span text:style-name="T6">ﭓ</text:span><text:span text:style-name="T34"> </text:span><text:span text:style-name="T6">ﭔ</text:span><text:span text:style-name="T34"> </text:span><text:span text:style-name="T6">ﭕ</text:span><text:span text:style-name="T34"> </text:span><text:span text:style-name="T6">ﭖ</text:span><text:span text:style-name="T34"> </text:span><text:span text:style-name="T6">ﭗ</text:span><text:span text:style-name="T34"> </text:span><text:span text:style-name="T6">ﭘ</text:span><text:span text:style-name="T34"> </text:span><text:span text:style-name="T6">ﭙﭚ</text:span><text:span text:style-name="T34"> </text:span><text:span text:style-name="T6">ﭛ</text:span></text:p>
      <text:p text:style-name="P33"><text:span text:style-name="T6">ﭜ</text:span><text:span text:style-name="T34"> </text:span><text:span text:style-name="T6">ﭝ</text:span><text:span text:style-name="T34"> </text:span><text:span text:style-name="T6">ﭞ</text:span><text:span text:style-name="T34"> </text:span><text:span text:style-name="T6">ﭟ</text:span><text:span text:style-name="T34"> </text:span><text:span text:style-name="T6">ﭠ</text:span><text:span text:style-name="T34"> </text:span><text:span text:style-name="T6">ﭡ</text:span><text:span text:style-name="T34"> </text:span><text:span text:style-name="T6">ﭢ</text:span><text:span text:style-name="T34"> </text:span><text:span text:style-name="T6">ﭣ</text:span><text:span text:style-name="T34"> </text:span><text:span text:style-name="T6">ﭤ</text:span></text:p>
      <text:p text:style-name="P33"><text:span text:style-name="T6">ﭥ</text:span><text:span text:style-name="T34"> </text:span><text:span text:style-name="T6">ﭦ</text:span><text:span text:style-name="T34"> </text:span><text:span text:style-name="T6">ﭧﭨ</text:span><text:span text:style-name="T34"> </text:span><text:span text:style-name="T6">ﭩ</text:span><text:span text:style-name="T34"> </text:span><text:span text:style-name="T6">ﭪ</text:span><text:span text:style-name="T34"> </text:span><text:span text:style-name="T6">ﭫ</text:span><text:span text:style-name="T34"> </text:span><text:span text:style-name="T6">ﭬ</text:span><text:span text:style-name="T34"> </text:span><text:span text:style-name="T6">ﭭ</text:span><text:span text:style-name="T34"> </text:span><text:span text:style-name="T6">ﭮ</text:span><text:span text:style-name="T34"> </text:span><text:span text:style-name="T6">ﭯ</text:span><text:span text:style-name="T34"> </text:span><text:span text:style-name="T6">ﭰ</text:span></text:p>
      <text:p text:style-name="P33"><text:span text:style-name="T6">ﭱ</text:span><text:span text:style-name="T34"> </text:span><text:span text:style-name="T6">ﭲ</text:span><text:span text:style-name="T34"> </text:span><text:span text:style-name="T6">ﭳ</text:span><text:span text:style-name="T34"> </text:span><text:span text:style-name="T6">ﭴ</text:span><text:span text:style-name="T34"> </text:span><text:span text:style-name="T6">ﭵ</text:span><text:span text:style-name="T34"> </text:span><text:span text:style-name="T6">ﭶ</text:span><text:span text:style-name="T34"> </text:span><text:span text:style-name="T6">ﭷ</text:span><text:span text:style-name="T34"> </text:span><text:span text:style-name="T6">ﭸ</text:span></text:p>
      <text:p text:style-name="P33"><text:span text:style-name="T6">ﭹ</text:span><text:span text:style-name="T34"> </text:span><text:span text:style-name="T6">ﭺ</text:span><text:span text:style-name="T34"> </text:span><text:span text:style-name="T6">ﭻ</text:span><text:span text:style-name="T34"> </text:span><text:span text:style-name="T6">ﭼ</text:span><text:span text:style-name="T34"> </text:span><text:span text:style-name="T6">ﭽ</text:span><text:span text:style-name="T34"> </text:span><text:span text:style-name="T6">ﭾ</text:span><text:span text:style-name="T34"> </text:span><text:span text:style-name="T6">ﭿ</text:span><text:span text:style-name="T34"> </text:span><text:span text:style-name="T6">ﮀ</text:span><text:span text:style-name="T34"> </text:span><text:span text:style-name="T6">ﮁ</text:span></text:p>
      <text:p text:style-name="P33"><text:span text:style-name="T6">ﮂ</text:span><text:span text:style-name="T34"> </text:span><text:span text:style-name="T6">ﮃ</text:span><text:span text:style-name="T34"> </text:span><text:span text:style-name="T6">ﮄ</text:span><text:span text:style-name="T34"> </text:span><text:span text:style-name="T6">ﮅ</text:span><text:span text:style-name="T34"> </text:span><text:span text:style-name="T6">ﮆ</text:span><text:span text:style-name="T34"> </text:span><text:span text:style-name="T6">ﮇﮈ</text:span><text:span text:style-name="T34"> </text:span><text:span text:style-name="T6">ﮉ</text:span><text:span text:style-name="T34"> </text:span><text:span text:style-name="T6">ﮊ</text:span><text:span text:style-name="T34"> </text:span><text:span text:style-name="T6">ﮋ</text:span><text:span text:style-name="T34"> </text:span><text:span text:style-name="T6">ﮌ</text:span><text:span text:style-name="T34"> </text:span><text:span text:style-name="T6">ﮍ</text:span><text:span text:style-name="T34"> </text:span><text:span text:style-name="T6">ﮎ</text:span><text:span text:style-name="T34"> </text:span><text:span text:style-name="T6">ﮏ</text:span></text:p>
      <text:p text:style-name="P33"><text:span text:style-name="T6">ﮐ</text:span><text:span text:style-name="T34"> </text:span><text:span text:style-name="T6">ﮑﮒ</text:span><text:span text:style-name="T34"> </text:span><text:span text:style-name="T6">ﮓ</text:span><text:span text:style-name="T34"> </text:span><text:span text:style-name="T6">ﮔ</text:span><text:span text:style-name="T34"> </text:span><text:span text:style-name="T6">ﮕ</text:span><text:span text:style-name="T34"> </text:span><text:span text:style-name="T6">ﮖ</text:span><text:span text:style-name="T34"> </text:span><text:span text:style-name="T6">ﮗ</text:span><text:span text:style-name="T34"> </text:span><text:span text:style-name="T6">ﮘ</text:span></text:p>
      <text:p text:style-name="P33"><text:span text:style-name="T6">ﮙ</text:span><text:span text:style-name="T34"> </text:span><text:span text:style-name="T6">ﮚ</text:span><text:span text:style-name="T34"> </text:span><text:span text:style-name="T6">ﮛ</text:span><text:span text:style-name="T34"> </text:span><text:span text:style-name="T6">ﮜ</text:span><text:span text:style-name="T34"> </text:span><text:span text:style-name="T6">ﮝ</text:span><text:span text:style-name="T34"> </text:span><text:span text:style-name="T6">ﮞ</text:span><text:span text:style-name="T34"> </text:span><text:span text:style-name="T6">ﮟ</text:span><text:span text:style-name="T34"> </text:span><text:span text:style-name="T6">ﮠ</text:span><text:span text:style-name="T34"> </text:span><text:span text:style-name="T6">ﮡ</text:span></text:p>
      <text:p text:style-name="P33"><text:span text:style-name="T6">ﮢ</text:span><text:span text:style-name="T34"> </text:span><text:span text:style-name="T6">ﮣ</text:span><text:span text:style-name="T34"> </text:span><text:span text:style-name="T6">ﮤ</text:span><text:span text:style-name="T34"> </text:span><text:span text:style-name="T6">ﮥ</text:span><text:span text:style-name="T34"> </text:span><text:span text:style-name="T6">ﮦ</text:span><text:span text:style-name="T34"> </text:span><text:span text:style-name="T6">ﮧ</text:span><text:span text:style-name="T34"> </text:span><text:span text:style-name="T6">ﮨ</text:span><text:span text:style-name="T34"> </text:span><text:span text:style-name="T6">ﮩ</text:span><text:span text:style-name="T34"> </text:span><text:span text:style-name="T6">ﮪ</text:span></text:p>
      <text:p text:style-name="P33"><text:span text:style-name="T6">ﮫ</text:span><text:span text:style-name="T34"> </text:span><text:span text:style-name="T6">ﮬ</text:span><text:span text:style-name="T34"> </text:span><text:span text:style-name="T6">ﮭ</text:span><text:span text:style-name="T34"> </text:span><text:span text:style-name="T6">ﮮ</text:span><text:span text:style-name="T34"> </text:span><text:span text:style-name="T6">ﮯ</text:span><text:span text:style-name="T34"> </text:span><text:span text:style-name="T6">ﮰ</text:span><text:span text:style-name="T34"> </text:span><text:span text:style-name="T6">ﮱ</text:span><text:span text:style-name="T34"> </text:span><text:span text:style-name="T6">ﯓ</text:span><text:span text:style-name="T34"> </text:span><text:span text:style-name="T6">ﯔ</text:span><text:span text:style-name="T34"> </text:span><text:span text:style-name="T6">ﯕ</text:span></text:p>
      <text:p text:style-name="P33"><text:span text:style-name="T6">ﯖ</text:span><text:span text:style-name="T34"> </text:span><text:span text:style-name="T6">ﯗ</text:span><text:span text:style-name="T34"> </text:span><text:span text:style-name="T6">ﯘ</text:span><text:span text:style-name="T34"> </text:span><text:span text:style-name="T6">ﯙ</text:span><text:span text:style-name="T34"> </text:span><text:span text:style-name="T6">ﯚ</text:span><text:span text:style-name="T34"> </text:span><text:span text:style-name="T6">ﯛ</text:span><text:span text:style-name="T34"> </text:span><text:span text:style-name="T6">ﯜ</text:span><text:span text:style-name="T34"> </text:span><text:span text:style-name="T6">ﯝ</text:span><text:span text:style-name="T34"> </text:span><text:span text:style-name="T6">ﯞ</text:span></text:p>
      <text:p text:style-name="P33"><text:span text:style-name="T6">ﯟ</text:span><text:span text:style-name="T34"> </text:span><text:span text:style-name="T6">ﯠ</text:span><text:span text:style-name="T34"> </text:span><text:span text:style-name="T6">ﯡ</text:span><text:span text:style-name="T34"> </text:span><text:span text:style-name="T6">ﯢ</text:span><text:span text:style-name="T34"> </text:span><text:span text:style-name="T6">ﯣ</text:span><text:span text:style-name="T34"> </text:span><text:span text:style-name="T6">ﯤ</text:span><text:span text:style-name="T34"> </text:span><text:span text:style-name="T6">ﯥ</text:span><text:span text:style-name="T34"> </text:span><text:span text:style-name="T6">ﯦ</text:span><text:span text:style-name="T34"> </text:span><text:span text:style-name="T6">ﯧ</text:span><text:span text:style-name="T34"> </text:span><text:span text:style-name="T6">ﯨ</text:span></text:p>
      <text:p text:style-name="P33"><text:span text:style-name="T6">ﯩ</text:span><text:span text:style-name="T34"> </text:span><text:span text:style-name="T6">ﯪ</text:span><text:span text:style-name="T34"> </text:span><text:span text:style-name="T6">ﯫ</text:span><text:span text:style-name="T34"> </text:span><text:span text:style-name="T6">ﯬ</text:span><text:span text:style-name="T34"> </text:span><text:span text:style-name="T6">ﯭ</text:span><text:span text:style-name="T34"> </text:span><text:span text:style-name="T6">ﯮﯯ</text:span><text:span text:style-name="T34"> </text:span><text:span text:style-name="T6">ﯰ</text:span><text:span text:style-name="T34"> </text:span><text:span text:style-name="T6">ﯱ</text:span><text:span text:style-name="T34"> </text:span><text:span text:style-name="T6">ﯲ</text:span></text:p>
      <text:p text:style-name="P33"><text:span text:style-name="T6">ﯳ</text:span><text:span text:style-name="T34"> </text:span><text:span text:style-name="T6">ﯴﯵ</text:span><text:span text:style-name="T34"> </text:span><text:span text:style-name="T6">ﯶ</text:span><text:span text:style-name="T34"> </text:span><text:span text:style-name="T6">ﯷ</text:span><text:span text:style-name="T34"> </text:span><text:span text:style-name="T6">ﯸ</text:span><text:span text:style-name="T34"> </text:span><text:span text:style-name="T6">ﯹ</text:span><text:span text:style-name="T34"> </text:span><text:span text:style-name="T6">ﯺ</text:span><text:span text:style-name="T34"> </text:span><text:span text:style-name="T6">ﯻ</text:span><text:span text:style-name="T34"> </text:span><text:span text:style-name="T6">ﯼ</text:span><text:span text:style-name="T34"> </text:span><text:span text:style-name="T6">ﯽ</text:span><text:span text:style-name="T34"> </text:span><text:span text:style-name="T6">ﯾ</text:span></text:p>
      <text:p text:style-name="P21"><text:span text:style-name="T6">ﯿ</text:span><text:span text:style-name="T34"> </text:span><text:span text:style-name="T6">ﰀ</text:span><text:span text:style-name="T34"> </text:span><text:span text:style-name="T6">ﰁ</text:span><text:span text:style-name="T34"> </text:span><text:span text:style-name="T6">ﰂ</text:span><text:span text:style-name="T34"> </text:span><text:span text:style-name="T6">ﰃ</text:span><text:span text:style-name="T34"> </text:span><text:span text:style-name="T6">ﰄﰅ</text:span><text:span text:style-name="T34"> </text:span><text:span text:style-name="T6">ﰆ</text:span><text:span text:style-name="T34"> </text:span><text:span text:style-name="T6">ﰇ</text:span><text:span text:style-name="T34"> </text:span><text:span text:style-name="T6">ﰈ</text:span><text:span text:style-name="T34"> </text:span><text:span text:style-name="T6">ﰉ</text:span><text:span text:style-name="T34"> </text:span><text:span text:style-name="T6">ﰊ</text:span></text:p>
      <text:p text:style-name="P68"><text:span text:style-name="T8">ﭑ</text:span><text:span text:style-name="T34"> </text:span><text:span text:style-name="T8">ﭒ</text:span><text:span text:style-name="T34"> </text:span><text:span text:style-name="T8">ﭓ</text:span><text:span text:style-name="T34"> </text:span><text:span text:style-name="T8">ﭔﭕ</text:span><text:span text:style-name="T34"> </text:span><text:span text:style-name="T8">ﭖ</text:span><text:span text:style-name="T34"> </text:span><text:span text:style-name="T8">ﭗ</text:span><text:span text:style-name="T34"> </text:span><text:span text:style-name="T8">ﭘ</text:span><text:span text:style-name="T34"> </text:span><text:span text:style-name="T8">ﭙ</text:span><text:span text:style-name="T34"> </text:span><text:span text:style-name="T8">ﭚ</text:span><text:span text:style-name="T34"> </text:span><text:span text:style-name="T8">ﭛ</text:span></text:p>
      <text:p text:style-name="P34"><text:span text:style-name="T8">ﭜ</text:span><text:span text:style-name="T34"> </text:span><text:span text:style-name="T8">ﭝ</text:span><text:span text:style-name="T34"> </text:span><text:span text:style-name="T8">ﭞ</text:span><text:span text:style-name="T34"> </text:span><text:span text:style-name="T8">ﭟ</text:span><text:span text:style-name="T34"> </text:span><text:span text:style-name="T8">ﭠ</text:span><text:span text:style-name="T34"> </text:span><text:span text:style-name="T8">ﭡ</text:span><text:span text:style-name="T34"> </text:span><text:span text:style-name="T8">ﭢ</text:span><text:span text:style-name="T34"> </text:span><text:span text:style-name="T8">ﭣ</text:span><text:span text:style-name="T34"> </text:span><text:span text:style-name="T8">ﭤ</text:span><text:span text:style-name="T34"> </text:span><text:span text:style-name="T8">ﭥ</text:span></text:p>
      <text:p text:style-name="P34"><text:span text:style-name="T8">ﭦ</text:span><text:span text:style-name="T34"> </text:span><text:span text:style-name="T8">ﭧ</text:span><text:span text:style-name="T34"> </text:span><text:span text:style-name="T8">ﭨ</text:span><text:span text:style-name="T34"> </text:span><text:span text:style-name="T8">ﭩ</text:span><text:span text:style-name="T34"> </text:span><text:span text:style-name="T8">ﭪﭫ</text:span><text:span text:style-name="T34"> </text:span><text:span text:style-name="T8">ﭬ</text:span><text:span text:style-name="T34"> </text:span><text:span text:style-name="T8">ﭭ</text:span><text:span text:style-name="T34"> </text:span><text:span text:style-name="T8">ﭮ</text:span><text:span text:style-name="T34"> </text:span><text:span text:style-name="T8">ﭯ</text:span></text:p>
      <text:p text:style-name="P34"><text:span text:style-name="T8">ﭰ</text:span><text:span text:style-name="T34"> </text:span><text:span text:style-name="T8">ﭱ</text:span><text:span text:style-name="T34"> </text:span><text:span text:style-name="T8">ﭲ</text:span><text:span text:style-name="T34"> </text:span><text:span text:style-name="T8">ﭳ</text:span><text:span text:style-name="T34"> </text:span><text:span text:style-name="T8">ﭴ</text:span><text:span text:style-name="T34"> </text:span><text:span text:style-name="T8">ﭵ</text:span><text:span text:style-name="T34"> </text:span><text:span text:style-name="T8">ﭶ</text:span><text:span text:style-name="T34"> </text:span><text:span text:style-name="T8">ﭷ</text:span><text:span text:style-name="T34"> </text:span><text:span text:style-name="T8">ﭸ</text:span></text:p>
      <text:p text:style-name="P34"><text:span text:style-name="T8">ﭹ</text:span><text:span text:style-name="T34"> </text:span><text:span text:style-name="T8">ﭺ</text:span><text:span text:style-name="T34"> </text:span><text:span text:style-name="T8">ﭻ</text:span><text:span text:style-name="T34"> </text:span><text:span text:style-name="T8">ﭼ</text:span><text:span text:style-name="T34"> </text:span><text:span text:style-name="T8">ﭽ</text:span><text:span text:style-name="T34"> </text:span><text:span text:style-name="T8">ﭾ</text:span><text:span text:style-name="T34"> </text:span><text:span text:style-name="T8">ﭿ</text:span><text:span text:style-name="T34"> </text:span><text:span text:style-name="T8">ﮀ</text:span><text:span text:style-name="T34"> </text:span><text:span text:style-name="T8">ﮁ</text:span></text:p>
      <text:p text:style-name="P34"><text:span text:style-name="T8">ﮂ</text:span><text:span text:style-name="T34"> </text:span><text:span text:style-name="T8">ﮃ</text:span><text:span text:style-name="T34"> </text:span><text:span text:style-name="T8">ﮄ</text:span><text:span text:style-name="T34"> </text:span><text:span text:style-name="T8">ﮅ</text:span><text:span text:style-name="T34"> </text:span><text:span text:style-name="T8">ﮆ</text:span><text:span text:style-name="T34"> </text:span><text:span text:style-name="T8">ﮇ</text:span><text:span text:style-name="T34"> </text:span><text:span text:style-name="T8">ﮈﮉ</text:span><text:span text:style-name="T34"> </text:span><text:span text:style-name="T8">ﮊ</text:span><text:span text:style-name="T34"> </text:span><text:span text:style-name="T8">ﮋ</text:span><text:span text:style-name="T34"> </text:span><text:span text:style-name="T8">ﮌ</text:span></text:p>
      <text:p text:style-name="P34"><text:span text:style-name="T8">ﮍ</text:span><text:span text:style-name="T34"> </text:span><text:span text:style-name="T8">ﮎ</text:span><text:span text:style-name="T34"> </text:span><text:span text:style-name="T8">ﮏ</text:span><text:span text:style-name="T34"> </text:span><text:span text:style-name="T8">ﮐ</text:span><text:span text:style-name="T34"> </text:span><text:span text:style-name="T8">ﮑ</text:span><text:span text:style-name="T34"> </text:span><text:span text:style-name="T8">ﮒ</text:span><text:span text:style-name="T34"> </text:span><text:span text:style-name="T8">ﮓ</text:span><text:span text:style-name="T34"> </text:span><text:span text:style-name="T8">ﮔ</text:span><text:span text:style-name="T34"> </text:span><text:span text:style-name="T8">ﮕ</text:span><text:span text:style-name="T34"> </text:span><text:span text:style-name="T8">ﮖ</text:span></text:p>
      <text:p text:style-name="P34"><text:span text:style-name="T8">ﮗ</text:span><text:span text:style-name="T34"> </text:span><text:span text:style-name="T8">ﮘ</text:span><text:span text:style-name="T34"> </text:span><text:span text:style-name="T8">ﮙ</text:span><text:span text:style-name="T34"> </text:span><text:span text:style-name="T8">ﮚ</text:span><text:span text:style-name="T34"> </text:span><text:span text:style-name="T8">ﮛ</text:span><text:span text:style-name="T34"> </text:span><text:span text:style-name="T8">ﮜ</text:span><text:span text:style-name="T34"> </text:span><text:span text:style-name="T8">ﮝ</text:span><text:span text:style-name="T34"> </text:span><text:span text:style-name="T8">ﮞ</text:span></text:p>
      <text:p text:style-name="P34"><text:span text:style-name="T8">ﮟ</text:span><text:span text:style-name="T34"> </text:span><text:span text:style-name="T8">ﮠ</text:span><text:span text:style-name="T34"> </text:span><text:span text:style-name="T8">ﮡ</text:span><text:span text:style-name="T34"> </text:span><text:span text:style-name="T8">ﮢ</text:span><text:span text:style-name="T34"> </text:span><text:span text:style-name="T8">ﮣ</text:span><text:span text:style-name="T34"> </text:span><text:span text:style-name="T8">ﮤ</text:span><text:span text:style-name="T34"> </text:span><text:span text:style-name="T8">ﮥ</text:span><text:span text:style-name="T34"> </text:span><text:span text:style-name="T8">ﮦ</text:span></text:p>
      <text:p text:style-name="P34"><text:span text:style-name="T8">ﮧ</text:span><text:span text:style-name="T34"> </text:span><text:span text:style-name="T8">ﮨ</text:span><text:span text:style-name="T34"> </text:span><text:span text:style-name="T8">ﮩ</text:span><text:span text:style-name="T34"> </text:span><text:span text:style-name="T8">ﮪ</text:span><text:span text:style-name="T34"> </text:span><text:span text:style-name="T8">ﮫﮬ</text:span><text:span text:style-name="T34"> </text:span><text:span text:style-name="T8">ﮭ</text:span><text:span text:style-name="T34"> </text:span><text:span text:style-name="T8">ﮮ</text:span><text:span text:style-name="T34"> </text:span><text:span text:style-name="T8">ﮯ</text:span></text:p>
      <text:p text:style-name="P34"><text:span text:style-name="T8">ﮰ</text:span><text:span text:style-name="T34"> </text:span><text:span text:style-name="T8">ﮱ</text:span><text:span text:style-name="T34"> </text:span><text:span text:style-name="T8">ﯓﯔ</text:span><text:span text:style-name="T34"> </text:span><text:span text:style-name="T8">ﯕ</text:span><text:span text:style-name="T34"> </text:span><text:span text:style-name="T8">ﯖ</text:span><text:span text:style-name="T34"> </text:span><text:span text:style-name="T8">ﯗ</text:span><text:span text:style-name="T34"> </text:span><text:span text:style-name="T8">ﯘ</text:span><text:span text:style-name="T34"> </text:span><text:span text:style-name="T8">ﯙ</text:span></text:p>
      <text:p text:style-name="P34"><text:span text:style-name="T8">ﯚ</text:span><text:span text:style-name="T34"> </text:span><text:span text:style-name="T8">ﯛ</text:span><text:span text:style-name="T34"> </text:span><text:span text:style-name="T8">ﯜ</text:span><text:span text:style-name="T34"> </text:span><text:span text:style-name="T8">ﯝ</text:span><text:span text:style-name="T34"> </text:span><text:span text:style-name="T8">ﯞ</text:span><text:span text:style-name="T34"> </text:span><text:span text:style-name="T8">ﯟ</text:span><text:span text:style-name="T34"> </text:span><text:span text:style-name="T8">ﯠ</text:span><text:span text:style-name="T34"> </text:span><text:span text:style-name="T8">ﯡ</text:span><text:span text:style-name="T34"> </text:span><text:span text:style-name="T8">ﯢ</text:span><text:span text:style-name="T34"> </text:span><text:span text:style-name="T8">ﯣ</text:span></text:p>
      <text:p text:style-name="P34"><text:span text:style-name="T8">ﯤ</text:span><text:span text:style-name="T34"> </text:span><text:span text:style-name="T8">ﯥ</text:span><text:span text:style-name="T34"> </text:span><text:span text:style-name="T8">ﯦ</text:span><text:span text:style-name="T34"> </text:span><text:span text:style-name="T8">ﯧ</text:span><text:span text:style-name="T34"> </text:span><text:span text:style-name="T8">ﯨ</text:span><text:span text:style-name="T34"> </text:span><text:span text:style-name="T8">ﯩ</text:span><text:span text:style-name="T34"> </text:span><text:span text:style-name="T8">ﯪ</text:span><text:span text:style-name="T34"> </text:span><text:span text:style-name="T8">ﯫ</text:span><text:span text:style-name="T34"> </text:span><text:span text:style-name="T8">ﯬ</text:span></text:p>
      <text:p text:style-name="P34"><text:span text:style-name="T8">ﯭ</text:span><text:span text:style-name="T34"> </text:span><text:span text:style-name="T8">ﯮ</text:span><text:span text:style-name="T34"> </text:span><text:span text:style-name="T8">ﯯ</text:span><text:span text:style-name="T34"> </text:span><text:span text:style-name="T8">ﯰ</text:span><text:span text:style-name="T34"> </text:span><text:span text:style-name="T8">ﯱ</text:span><text:span text:style-name="T34"> </text:span><text:span text:style-name="T8">ﯲ</text:span><text:span text:style-name="T34"> </text:span><text:span text:style-name="T8">ﯳ</text:span><text:span text:style-name="T34"> </text:span><text:span text:style-name="T8">ﯴ</text:span><text:span text:style-name="T34"> </text:span><text:span text:style-name="T8">ﯵ</text:span><text:span text:style-name="T34"> </text:span><text:span text:style-name="T8">ﯶ</text:span><text:span text:style-name="T34"> </text:span><text:span text:style-name="T8">ﯷ</text:span></text:p>
      <text:p text:style-name="P5"><text:span text:style-name="T7">ﯸ</text:span><text:span text:style-name="T32"> </text:span><text:span text:style-name="T7">ﯹ</text:span><text:span text:style-name="T32"> </text:span><text:span text:style-name="T7">ﯺ</text:span><text:span text:style-name="T32"> </text:span><text:span text:style-name="T7">ﯻ</text:span><text:span text:style-name="T32"> </text:span><text:span text:style-name="T7">ﯼ</text:span><text:span text:style-name="T32"> </text:span><text:span text:style-name="T7">ﯽ</text:span><text:span text:style-name="T32"> </text:span><text:span text:style-name="T7">ﯾ</text:span><text:span text:style-name="T32"> </text:span><text:span text:style-name="T7">ﯿ</text:span><text:span text:style-name="T32"> </text:span><text:span text:style-name="T7">ﰀ</text:span><text:span text:style-name="T32"> </text:span><text:span text:style-name="T7">ﰁ</text:span><text:span text:style-name="T32"> </text:span><text:span text:style-name="T7">ﰂ</text:span><text:span text:style-name="T32"> </text:span><text:span text:style-name="T7">ﰃ</text:span></text:p>
      <text:p text:style-name="P59"><text:span text:style-name="T9">ﭑ</text:span><text:span text:style-name="T32"> </text:span><text:span text:style-name="T9">ﭒ</text:span><text:span text:style-name="T32"> </text:span><text:span text:style-name="T9">ﭓ</text:span><text:span text:style-name="T32"> </text:span><text:span text:style-name="T9">ﭔ</text:span><text:span text:style-name="T32"> </text:span><text:span text:style-name="T9">ﭕ</text:span><text:span text:style-name="T32"> </text:span><text:span text:style-name="T9">ﭖ</text:span><text:span text:style-name="T32"> </text:span><text:span text:style-name="T9">ﭗ</text:span><text:span text:style-name="T32"> </text:span><text:span text:style-name="T9">ﭘ</text:span></text:p>
      <text:p text:style-name="P25"><text:span text:style-name="T9">ﭙ</text:span><text:span text:style-name="T32"> </text:span><text:span text:style-name="T9">ﭚ</text:span><text:span text:style-name="T32"> </text:span><text:span text:style-name="T9">ﭛ</text:span><text:span text:style-name="T32"> </text:span><text:span text:style-name="T9">ﭜﭝ</text:span><text:span text:style-name="T32"> </text:span><text:span text:style-name="T9">ﭞ</text:span><text:span text:style-name="T32"> </text:span><text:span text:style-name="T9">ﭟ</text:span><text:span text:style-name="T32"> </text:span><text:span text:style-name="T9">ﭠ</text:span></text:p>
      <text:p text:style-name="P25"><text:span text:style-name="T9">ﭡ</text:span><text:span text:style-name="T32"> </text:span><text:span text:style-name="T9">ﭢ</text:span><text:span text:style-name="T32"> </text:span><text:span text:style-name="T9">ﭣ</text:span><text:span text:style-name="T32"> </text:span><text:span text:style-name="T9">ﭤ</text:span><text:span text:style-name="T32"> </text:span><text:span text:style-name="T9">ﭥ</text:span><text:span text:style-name="T32"> </text:span><text:span text:style-name="T9">ﭦ</text:span><text:span text:style-name="T32"> </text:span><text:span text:style-name="T9">ﭧ</text:span><text:span text:style-name="T32"> </text:span><text:span text:style-name="T9">ﭨ</text:span><text:span text:style-name="T32"> </text:span><text:span text:style-name="T9">ﭩ</text:span></text:p>
      <text:p text:style-name="P25"><text:span text:style-name="T9">ﭪ</text:span><text:span text:style-name="T32"> </text:span><text:span text:style-name="T9">ﭫ</text:span><text:span text:style-name="T32"> </text:span><text:span text:style-name="T9">ﭬ</text:span><text:span text:style-name="T32"> </text:span><text:span text:style-name="T9">ﭭ</text:span><text:span text:style-name="T32"> </text:span><text:span text:style-name="T9">ﭮ</text:span><text:span text:style-name="T32"> </text:span><text:span text:style-name="T9">ﭯ</text:span><text:span text:style-name="T32"> </text:span><text:span text:style-name="T9">ﭰ</text:span><text:span text:style-name="T32"> </text:span><text:span text:style-name="T9">ﭱ</text:span><text:span text:style-name="T32"> </text:span><text:span text:style-name="T9">ﭲ</text:span></text:p>
      <text:p text:style-name="P25"><text:span text:style-name="T9">ﭳ</text:span><text:span text:style-name="T32"> </text:span><text:span text:style-name="T9">ﭴ</text:span><text:span text:style-name="T32"> </text:span><text:span text:style-name="T9">ﭵ</text:span><text:span text:style-name="T32"> </text:span><text:span text:style-name="T9">ﭶ</text:span><text:span text:style-name="T32"> </text:span><text:span text:style-name="T9">ﭷ</text:span><text:span text:style-name="T32"> </text:span><text:span text:style-name="T9">ﭸ</text:span><text:span text:style-name="T32"> </text:span><text:span text:style-name="T9">ﭹ</text:span><text:span text:style-name="T32"> </text:span><text:span text:style-name="T9">ﭺ</text:span><text:span text:style-name="T32"> </text:span><text:span text:style-name="T9">ﭻ</text:span></text:p>
      <text:p text:style-name="P25"><text:span text:style-name="T9">ﭼ</text:span><text:span text:style-name="T32"> </text:span><text:span text:style-name="T9">ﭽ</text:span><text:span text:style-name="T32"> </text:span><text:span text:style-name="T9">ﭾ</text:span><text:span text:style-name="T32"> </text:span><text:span text:style-name="T9">ﭿ</text:span><text:span text:style-name="T32"> </text:span><text:span text:style-name="T9">ﮀ</text:span><text:span text:style-name="T32"> </text:span><text:span text:style-name="T9">ﮁ</text:span><text:span text:style-name="T32"> </text:span><text:span text:style-name="T9">ﮂ</text:span><text:span text:style-name="T32"> </text:span><text:span text:style-name="T9">ﮃ</text:span><text:span text:style-name="T32"> </text:span><text:span text:style-name="T9">ﮄ</text:span><text:span text:style-name="T32"> </text:span><text:span text:style-name="T9">ﮅ</text:span></text:p>
      <text:p text:style-name="P25"><text:span text:style-name="T9">ﮆ</text:span><text:span text:style-name="T32"> </text:span><text:span text:style-name="T9">ﮇ</text:span><text:span text:style-name="T32"> </text:span><text:span text:style-name="T9">ﮈ</text:span><text:span text:style-name="T32"> </text:span><text:span text:style-name="T9">ﮉ</text:span><text:span text:style-name="T32"> </text:span><text:span text:style-name="T9">ﮊ</text:span><text:span text:style-name="T32"> </text:span><text:span text:style-name="T9">ﮋ</text:span><text:span text:style-name="T32"> </text:span><text:span text:style-name="T9">ﮌ</text:span><text:span text:style-name="T32"> </text:span><text:span text:style-name="T9">ﮍ</text:span></text:p>
      <text:p text:style-name="P25"><text:span text:style-name="T9">ﮎ</text:span><text:span text:style-name="T32"> </text:span><text:span text:style-name="T9">ﮏ</text:span><text:span text:style-name="T32"> </text:span><text:span text:style-name="T9">ﮐ</text:span><text:span text:style-name="T32"> </text:span><text:span text:style-name="T9">ﮑ</text:span><text:span text:style-name="T32"> </text:span><text:span text:style-name="T9">ﮒ</text:span><text:span text:style-name="T32"> </text:span><text:span text:style-name="T9">ﮓ</text:span><text:span text:style-name="T32"> </text:span><text:span text:style-name="T9">ﮔ</text:span><text:span text:style-name="T32"> </text:span><text:span text:style-name="T9">ﮕ</text:span><text:span text:style-name="T32"> </text:span><text:span text:style-name="T9">ﮖ</text:span></text:p>
      <text:p text:style-name="P25"><text:span text:style-name="T9">ﮗ</text:span><text:span text:style-name="T32"> </text:span><text:span text:style-name="T9">ﮘ</text:span><text:span text:style-name="T32"> </text:span><text:span text:style-name="T9">ﮙ</text:span><text:span text:style-name="T32"> </text:span><text:span text:style-name="T9">ﮚ</text:span><text:span text:style-name="T32"> </text:span><text:span text:style-name="T9">ﮛ</text:span><text:span text:style-name="T32"> </text:span><text:span text:style-name="T9">ﮜ</text:span><text:span text:style-name="T32"> </text:span><text:span text:style-name="T9">ﮝ</text:span></text:p>
      <text:p text:style-name="P25"><text:span text:style-name="T9">ﮞ</text:span><text:span text:style-name="T32"> </text:span><text:span text:style-name="T9">ﮟ</text:span><text:span text:style-name="T32"> </text:span><text:span text:style-name="T9">ﮠ</text:span><text:span text:style-name="T32"> </text:span><text:span text:style-name="T9">ﮡ</text:span><text:span text:style-name="T32"> </text:span><text:span text:style-name="T9">ﮢ</text:span><text:span text:style-name="T32"> </text:span><text:span text:style-name="T9">ﮣﮤ</text:span><text:span text:style-name="T32"> </text:span><text:span text:style-name="T9">ﮥ</text:span><text:span text:style-name="T32"> </text:span><text:span text:style-name="T9">ﮦ</text:span><text:span text:style-name="T32"> </text:span><text:span text:style-name="T9">ﮧ</text:span></text:p>
      <text:p text:style-name="P25"><text:span text:style-name="T9">ﮨ</text:span><text:span text:style-name="T32"> </text:span><text:span text:style-name="T9">ﮩ</text:span><text:span text:style-name="T32"> </text:span><text:span text:style-name="T9">ﮪ</text:span><text:span text:style-name="T32"> </text:span><text:span text:style-name="T9">ﮫ</text:span><text:span text:style-name="T32"> </text:span><text:span text:style-name="T9">ﮬ</text:span><text:span text:style-name="T32"> </text:span><text:span text:style-name="T9">ﮭ</text:span><text:span text:style-name="T32"> </text:span><text:span text:style-name="T9">ﮮ</text:span><text:span text:style-name="T32"> </text:span><text:span text:style-name="T9">ﮯ</text:span><text:span text:style-name="T32"> </text:span><text:span text:style-name="T9">ﮰ</text:span><text:span text:style-name="T32"> </text:span><text:span text:style-name="T9">ﮱ</text:span><text:span text:style-name="T32"> </text:span><text:span text:style-name="T9">ﯓ</text:span></text:p>
      <text:p text:style-name="P25"><text:span text:style-name="T9">ﯔ</text:span><text:span text:style-name="T32"> </text:span><text:span text:style-name="T9">ﯕ</text:span><text:span text:style-name="T32"> </text:span><text:span text:style-name="T9">ﯖ</text:span><text:span text:style-name="T32"> </text:span><text:span text:style-name="T9">ﯗ</text:span><text:span text:style-name="T32"> </text:span><text:span text:style-name="T9">ﯘ</text:span><text:span text:style-name="T32"> </text:span><text:span text:style-name="T9">ﯙ</text:span><text:span text:style-name="T32"> </text:span><text:span text:style-name="T9">ﯚ</text:span><text:span text:style-name="T32"> </text:span><text:span text:style-name="T9">ﯛ</text:span></text:p>
      <text:p text:style-name="P25"><text:span text:style-name="T9">ﯜ</text:span><text:span text:style-name="T32"> </text:span><text:span text:style-name="T9">ﯝ</text:span><text:span text:style-name="T32"> </text:span><text:span text:style-name="T9">ﯞ</text:span><text:span text:style-name="T32"> </text:span><text:span text:style-name="T9">ﯟ</text:span><text:span text:style-name="T32"> </text:span><text:span text:style-name="T9">ﯠ</text:span><text:span text:style-name="T32"> </text:span><text:span text:style-name="T9">ﯡ</text:span><text:span text:style-name="T32"> </text:span><text:span text:style-name="T9">ﯢ</text:span><text:span text:style-name="T32"> </text:span><text:span text:style-name="T9">ﯣ</text:span></text:p>
      <text:p text:style-name="P25"><text:span text:style-name="T9">ﯤ</text:span><text:span text:style-name="T32"> </text:span><text:span text:style-name="T9">ﯥ</text:span><text:span text:style-name="T32"> </text:span><text:span text:style-name="T9">ﯦ</text:span><text:span text:style-name="T32"> </text:span><text:span text:style-name="T9">ﯧ</text:span><text:span text:style-name="T32"> </text:span><text:span text:style-name="T9">ﯨﯩ</text:span><text:span text:style-name="T32"> </text:span><text:span text:style-name="T9">ﯪ</text:span><text:span text:style-name="T32"> </text:span><text:span text:style-name="T9">ﯫ</text:span><text:span text:style-name="T32"> </text:span><text:span text:style-name="T9">ﯬ</text:span></text:p>
      <text:p text:style-name="P6"><text:span text:style-name="T9">ﯭ</text:span><text:span text:style-name="T32"> </text:span><text:span text:style-name="T9">ﯮﯯ</text:span><text:span text:style-name="T32"> </text:span><text:span text:style-name="T9">ﯰ</text:span><text:span text:style-name="T32"> </text:span><text:span text:style-name="T9">ﯱ</text:span><text:span text:style-name="T32"> </text:span><text:span text:style-name="T9">ﯲ</text:span><text:span text:style-name="T32"> </text:span><text:span text:style-name="T9">ﯳ</text:span><text:span text:style-name="T32"> </text:span><text:span text:style-name="T9">ﯴ</text:span><text:span text:style-name="T32"> </text:span><text:span text:style-name="T9">ﯵ</text:span><text:span text:style-name="T32"> </text:span><text:span text:style-name="T9">ﯶ</text:span></text:p>
      <text:p text:style-name="P60"><text:span text:style-name="T10">ﭑ</text:span><text:span text:style-name="T32"> </text:span><text:span text:style-name="T10">ﭒ</text:span><text:span text:style-name="T32"> </text:span><text:span text:style-name="T10">ﭓ</text:span><text:span text:style-name="T32"> </text:span><text:span text:style-name="T10">ﭔ</text:span><text:span text:style-name="T32"> </text:span><text:span text:style-name="T10">ﭕ</text:span><text:span text:style-name="T32"> </text:span><text:span text:style-name="T10">ﭖ</text:span><text:span text:style-name="T32"> </text:span><text:span text:style-name="T10">ﭗ</text:span><text:span text:style-name="T32"> </text:span><text:span text:style-name="T10">ﭘ</text:span><text:span text:style-name="T32"> </text:span><text:span text:style-name="T10">ﭙ</text:span></text:p>
      <text:p text:style-name="P26"><text:span text:style-name="T10">ﭚ</text:span><text:span text:style-name="T32"> </text:span><text:span text:style-name="T10">ﭛ</text:span><text:span text:style-name="T32"> </text:span><text:span text:style-name="T10">ﭜ</text:span><text:span text:style-name="T32"> </text:span><text:span text:style-name="T10">ﭝ</text:span><text:span text:style-name="T32"> </text:span><text:span text:style-name="T10">ﭞ</text:span><text:span text:style-name="T32"> </text:span><text:span text:style-name="T10">ﭟ</text:span><text:span text:style-name="T32"> </text:span><text:span text:style-name="T10">ﭠ</text:span><text:span text:style-name="T32"> </text:span><text:span text:style-name="T10">ﭡ</text:span></text:p>
      <text:p text:style-name="P26"><text:span text:style-name="T10">ﭢﭣ</text:span><text:span text:style-name="T32"> </text:span><text:span text:style-name="T10">ﭤ</text:span><text:span text:style-name="T32"> </text:span><text:span text:style-name="T10">ﭥ</text:span><text:span text:style-name="T32"> </text:span><text:span text:style-name="T10">ﭦ</text:span><text:span text:style-name="T32"> </text:span><text:span text:style-name="T10">ﭧ</text:span><text:span text:style-name="T32"> </text:span><text:span text:style-name="T10">ﭨ</text:span></text:p>
      <text:p text:style-name="P26"><text:span text:style-name="T10">ﭩ</text:span><text:span text:style-name="T32"> </text:span><text:span text:style-name="T10">ﭪ</text:span><text:span text:style-name="T32"> </text:span><text:span text:style-name="T10">ﭫ</text:span><text:span text:style-name="T32"> </text:span><text:span text:style-name="T10">ﭬ</text:span><text:span text:style-name="T32"> </text:span><text:span text:style-name="T10">ﭭ</text:span><text:span text:style-name="T32"> </text:span><text:span text:style-name="T10">ﭮ</text:span><text:span text:style-name="T32"> </text:span><text:span text:style-name="T10">ﭯ</text:span><text:span text:style-name="T32"> </text:span><text:span text:style-name="T10">ﭰ</text:span><text:span text:style-name="T32"> </text:span><text:span text:style-name="T10">ﭱ</text:span><text:span text:style-name="T32"> </text:span><text:span text:style-name="T10">ﭲ</text:span></text:p>
      <text:p text:style-name="P26"><text:span text:style-name="T10">ﭳ</text:span><text:span text:style-name="T32"> </text:span><text:span text:style-name="T10">ﭴ</text:span><text:span text:style-name="T32"> </text:span><text:span text:style-name="T10">ﭵ</text:span><text:span text:style-name="T32"> </text:span><text:span text:style-name="T10">ﭶ</text:span><text:span text:style-name="T32"> </text:span><text:span text:style-name="T10">ﭷ</text:span><text:span text:style-name="T32"> </text:span><text:span text:style-name="T10">ﭸ</text:span><text:span text:style-name="T32"> </text:span><text:span text:style-name="T10">ﭹ</text:span><text:span text:style-name="T32"> </text:span><text:span text:style-name="T10">ﭺ</text:span><text:span text:style-name="T32"> </text:span><text:span text:style-name="T10">ﭻ</text:span><text:span text:style-name="T32"> </text:span><text:span text:style-name="T10">ﭼ</text:span></text:p>
      <text:p text:style-name="P26"><text:span text:style-name="T10">ﭽ</text:span><text:span text:style-name="T32"> </text:span><text:span text:style-name="T10">ﭾ</text:span><text:span text:style-name="T32"> </text:span><text:span text:style-name="T10">ﭿ</text:span><text:span text:style-name="T32"> </text:span><text:span text:style-name="T10">ﮀ</text:span><text:span text:style-name="T32"> </text:span><text:span text:style-name="T10">ﮁ</text:span><text:span text:style-name="T32"> </text:span><text:span text:style-name="T10">ﮂﮃ</text:span><text:span text:style-name="T32"> </text:span><text:span text:style-name="T10">ﮄ</text:span></text:p>
      <text:p text:style-name="P26"><text:span text:style-name="T10">ﮅ</text:span><text:span text:style-name="T32"> </text:span><text:span text:style-name="T10">ﮆ</text:span><text:span text:style-name="T32"> </text:span><text:span text:style-name="T10">ﮇ</text:span><text:span text:style-name="T32"> </text:span><text:span text:style-name="T10">ﮈﮉ</text:span><text:span text:style-name="T32"> </text:span><text:span text:style-name="T10">ﮊ</text:span><text:span text:style-name="T32"> </text:span><text:span text:style-name="T10">ﮋ</text:span><text:span text:style-name="T32"> </text:span><text:span text:style-name="T10">ﮌ</text:span><text:span text:style-name="T32"> </text:span><text:span text:style-name="T10">ﮍ</text:span><text:span text:style-name="T32"> </text:span><text:span text:style-name="T10">ﮎﮏ</text:span><text:span text:style-name="T32"> </text:span><text:span text:style-name="T10">ﮐ</text:span></text:p>
      <text:p text:style-name="P26"><text:span text:style-name="T10">ﮑ</text:span><text:span text:style-name="T32"> </text:span><text:span text:style-name="T10">ﮒ</text:span><text:span text:style-name="T32"> </text:span><text:span text:style-name="T10">ﮓ</text:span><text:span text:style-name="T32"> </text:span><text:span text:style-name="T10">ﮔ</text:span><text:span text:style-name="T32"> </text:span><text:span text:style-name="T10">ﮕ</text:span><text:span text:style-name="T32"> </text:span><text:span text:style-name="T10">ﮖ</text:span><text:span text:style-name="T32"> </text:span><text:span text:style-name="T10">ﮗ</text:span><text:span text:style-name="T32"> </text:span><text:span text:style-name="T10">ﮘ</text:span><text:span text:style-name="T32"> </text:span><text:span text:style-name="T10">ﮙ</text:span><text:span text:style-name="T32"> </text:span><text:span text:style-name="T10">ﮚ</text:span></text:p>
      <text:p text:style-name="P26"><text:span text:style-name="T10">ﮛ</text:span><text:span text:style-name="T32"> </text:span><text:span text:style-name="T10">ﮜ</text:span><text:span text:style-name="T32"> </text:span><text:span text:style-name="T10">ﮝ</text:span><text:span text:style-name="T32"> </text:span><text:span text:style-name="T10">ﮞ</text:span><text:span text:style-name="T32"> </text:span><text:span text:style-name="T10">ﮟ</text:span><text:span text:style-name="T32"> </text:span><text:span text:style-name="T10">ﮠ</text:span><text:span text:style-name="T32"> </text:span><text:span text:style-name="T10">ﮡ</text:span><text:span text:style-name="T32"> </text:span><text:span text:style-name="T10">ﮢ</text:span><text:span text:style-name="T32"> </text:span><text:span text:style-name="T10">ﮣ</text:span><text:span text:style-name="T32"> </text:span><text:span text:style-name="T10">ﮤ</text:span></text:p>
      <text:p text:style-name="P26"><text:span text:style-name="T10">ﮥ</text:span><text:span text:style-name="T32"> </text:span><text:span text:style-name="T10">ﮦ</text:span><text:span text:style-name="T32"> </text:span><text:span text:style-name="T10">ﮧ</text:span><text:span text:style-name="T32"> </text:span><text:span text:style-name="T10">ﮨ</text:span><text:span text:style-name="T32"> </text:span><text:span text:style-name="T10">ﮩ</text:span><text:span text:style-name="T32"> </text:span><text:span text:style-name="T10">ﮪ</text:span><text:span text:style-name="T32"> </text:span><text:span text:style-name="T10">ﮫ</text:span><text:span text:style-name="T32"> </text:span><text:span text:style-name="T10">ﮬ</text:span><text:span text:style-name="T32"> </text:span><text:span text:style-name="T10">ﮭ</text:span></text:p>
      <text:p text:style-name="P26"><text:span text:style-name="T10">ﮮ</text:span><text:span text:style-name="T32"> </text:span><text:span text:style-name="T10">ﮯ</text:span><text:span text:style-name="T32"> </text:span><text:span text:style-name="T10">ﮰﮱ</text:span><text:span text:style-name="T32"> </text:span><text:span text:style-name="T10">ﯓ</text:span><text:span text:style-name="T32"> </text:span><text:span text:style-name="T10">ﯔ</text:span><text:span text:style-name="T32"> </text:span><text:span text:style-name="T10">ﯕ</text:span><text:span text:style-name="T32"> </text:span><text:span text:style-name="T10">ﯖ</text:span></text:p>
      <text:p text:style-name="P26"><text:span text:style-name="T10">ﯗ</text:span><text:span text:style-name="T32"> </text:span><text:span text:style-name="T10">ﯘ</text:span><text:span text:style-name="T32"> </text:span><text:span text:style-name="T10">ﯙ</text:span><text:span text:style-name="T32"> </text:span><text:span text:style-name="T10">ﯚﯛ</text:span><text:span text:style-name="T32"> </text:span><text:span text:style-name="T10">ﯜ</text:span><text:span text:style-name="T32"> </text:span><text:span text:style-name="T10">ﯝ</text:span><text:span text:style-name="T32"> </text:span><text:span text:style-name="T10">ﯞ</text:span><text:span text:style-name="T32"> </text:span><text:span text:style-name="T10">ﯟ</text:span><text:span text:style-name="T32"> </text:span><text:span text:style-name="T10">ﯠ</text:span><text:span text:style-name="T32"> </text:span><text:span text:style-name="T10">ﯡﯢ</text:span></text:p>
      <text:p text:style-name="P26"><text:span text:style-name="T10">ﯣ</text:span><text:span text:style-name="T32"> </text:span><text:span text:style-name="T10">ﯤ</text:span><text:span text:style-name="T32"> </text:span><text:span text:style-name="T10">ﯥ</text:span><text:span text:style-name="T32"> </text:span><text:span text:style-name="T10">ﯦ</text:span><text:span text:style-name="T32"> </text:span><text:span text:style-name="T10">ﯧ</text:span><text:span text:style-name="T32"> </text:span><text:span text:style-name="T10">ﯨ</text:span><text:span text:style-name="T32"> </text:span><text:span text:style-name="T10">ﯩ</text:span></text:p>
      <text:p text:style-name="P26"><text:span text:style-name="T10">ﯪﯫ</text:span><text:span text:style-name="T32"> </text:span><text:span text:style-name="T10">ﯬ</text:span><text:span text:style-name="T32"> </text:span><text:span text:style-name="T10">ﯭ</text:span><text:span text:style-name="T32"> </text:span><text:span text:style-name="T10">ﯮ</text:span><text:span text:style-name="T32"> </text:span><text:span text:style-name="T10">ﯯ</text:span><text:span text:style-name="T32"> </text:span><text:span text:style-name="T10">ﯰ</text:span><text:span text:style-name="T32"> </text:span><text:span text:style-name="T10">ﯱ</text:span><text:span text:style-name="T32"> </text:span><text:span text:style-name="T10">ﯲ</text:span></text:p>
      <text:p text:style-name="P7"><text:span text:style-name="T10">ﯳ</text:span><text:span text:style-name="T32"> </text:span><text:span text:style-name="T10">ﯴ</text:span><text:span text:style-name="T32"> </text:span><text:span text:style-name="T10">ﯵﯶ</text:span><text:span text:style-name="T32"> </text:span><text:span text:style-name="T10">ﯷ</text:span><text:span text:style-name="T32"> </text:span><text:span text:style-name="T10">ﯸ</text:span><text:span text:style-name="T32"> </text:span><text:span text:style-name="T10">ﯹ</text:span><text:span text:style-name="T32"> </text:span><text:span text:style-name="T10">ﯺ</text:span><text:span text:style-name="T32"> </text:span><text:span text:style-name="T10">ﯻ</text:span><text:span text:style-name="T32"> </text:span><text:span text:style-name="T10">ﯼ</text:span></text:p>
      <text:p text:style-name="P69"><text:span text:style-name="T12">ﭑ</text:span><text:span text:style-name="T34"> </text:span><text:span text:style-name="T12">ﭒ</text:span><text:span text:style-name="T34"> </text:span><text:span text:style-name="T12">ﭓ</text:span><text:span text:style-name="T34"> </text:span><text:span text:style-name="T12">ﭔ</text:span><text:span text:style-name="T34"> </text:span><text:span text:style-name="T12">ﭕ</text:span><text:span text:style-name="T34"> </text:span><text:span text:style-name="T12">ﭖ</text:span><text:span text:style-name="T34"> </text:span><text:span text:style-name="T12">ﭗ</text:span><text:span text:style-name="T34"> </text:span><text:span text:style-name="T12">ﭘ</text:span></text:p>
      <text:p text:style-name="P35"><text:span text:style-name="T12">ﭙ</text:span><text:span text:style-name="T34"> </text:span><text:span text:style-name="T12">ﭚ</text:span><text:span text:style-name="T34"> </text:span><text:span text:style-name="T12">ﭛ</text:span><text:span text:style-name="T34"> </text:span><text:span text:style-name="T12">ﭜ</text:span><text:span text:style-name="T34"> </text:span><text:span text:style-name="T12">ﭝ</text:span><text:span text:style-name="T34"> </text:span><text:span text:style-name="T12">ﭞ</text:span><text:span text:style-name="T34"> </text:span><text:span text:style-name="T12">ﭟ</text:span><text:span text:style-name="T34"> </text:span><text:span text:style-name="T12">ﭠ</text:span><text:span text:style-name="T34"> </text:span><text:span text:style-name="T12">ﭡ</text:span></text:p>
      <text:p text:style-name="P35"><text:span text:style-name="T12">ﭢ</text:span><text:span text:style-name="T34"> </text:span><text:span text:style-name="T12">ﭣ</text:span><text:span text:style-name="T34"> </text:span><text:span text:style-name="T12">ﭤ</text:span><text:span text:style-name="T34"> </text:span><text:span text:style-name="T12">ﭥ</text:span><text:span text:style-name="T34"> </text:span><text:span text:style-name="T12">ﭦ</text:span><text:span text:style-name="T34"> </text:span><text:span text:style-name="T12">ﭧ</text:span><text:span text:style-name="T34"> </text:span><text:span text:style-name="T12">ﭨ</text:span><text:span text:style-name="T34"> </text:span><text:span text:style-name="T12">ﭩ</text:span><text:span text:style-name="T34"> </text:span><text:span text:style-name="T12">ﭪ</text:span><text:span text:style-name="T34"> </text:span><text:span text:style-name="T12">ﭫ</text:span></text:p>
      <text:p text:style-name="P35"><text:span text:style-name="T12">ﭬ</text:span><text:span text:style-name="T34"> </text:span><text:span text:style-name="T12">ﭭ</text:span><text:span text:style-name="T34"> </text:span><text:span text:style-name="T12">ﭮ</text:span><text:span text:style-name="T34"> </text:span><text:span text:style-name="T12">ﭯ</text:span><text:span text:style-name="T34"> </text:span><text:span text:style-name="T12">ﭰ</text:span><text:span text:style-name="T34"> </text:span><text:span text:style-name="T12">ﭱ</text:span><text:span text:style-name="T34"> </text:span><text:span text:style-name="T12">ﭲ</text:span></text:p>
      <text:p text:style-name="P35"><text:span text:style-name="T12">ﭳ</text:span><text:span text:style-name="T34"> </text:span><text:span text:style-name="T12">ﭴ</text:span><text:span text:style-name="T34"> </text:span><text:span text:style-name="T12">ﭵ</text:span><text:span text:style-name="T34"> </text:span><text:span text:style-name="T12">ﭶ</text:span><text:span text:style-name="T34"> </text:span><text:span text:style-name="T12">ﭷ</text:span><text:span text:style-name="T34"> </text:span><text:span text:style-name="T12">ﭸ</text:span><text:span text:style-name="T34"> </text:span><text:span text:style-name="T12">ﭹ</text:span><text:span text:style-name="T34"> </text:span><text:span text:style-name="T12">ﭺ</text:span><text:span text:style-name="T34"> </text:span><text:span text:style-name="T12">ﭻ</text:span></text:p>
      <text:p text:style-name="P35"><text:span text:style-name="T12">ﭼ</text:span><text:span text:style-name="T34"> </text:span><text:span text:style-name="T12">ﭽ</text:span><text:span text:style-name="T34"> </text:span><text:span text:style-name="T12">ﭾﭿ</text:span><text:span text:style-name="T34"> </text:span><text:span text:style-name="T12">ﮀ</text:span><text:span text:style-name="T34"> </text:span><text:span text:style-name="T12">ﮁ</text:span><text:span text:style-name="T34"> </text:span><text:span text:style-name="T12">ﮂ</text:span><text:span text:style-name="T34"> </text:span><text:span text:style-name="T12">ﮃ</text:span><text:span text:style-name="T34"> </text:span><text:span text:style-name="T12">ﮄ</text:span><text:span text:style-name="T34"> </text:span><text:span text:style-name="T12">ﮅ</text:span><text:span text:style-name="T34"> </text:span><text:span text:style-name="T12">ﮆ</text:span></text:p>
      <text:p text:style-name="P35"><text:span text:style-name="T12">ﮇ</text:span><text:span text:style-name="T34"> </text:span><text:span text:style-name="T12">ﮈ</text:span><text:span text:style-name="T34"> </text:span><text:span text:style-name="T12">ﮉ</text:span><text:span text:style-name="T34"> </text:span><text:span text:style-name="T12">ﮊ</text:span><text:span text:style-name="T34"> </text:span><text:span text:style-name="T12">ﮋ</text:span><text:span text:style-name="T34"> </text:span><text:span text:style-name="T12">ﮌ</text:span><text:span text:style-name="T34"> </text:span><text:span text:style-name="T12">ﮍ</text:span><text:span text:style-name="T34"> </text:span><text:span text:style-name="T12">ﮎ</text:span><text:span text:style-name="T34"> </text:span><text:span text:style-name="T12">ﮏ</text:span></text:p>
      <text:p text:style-name="P35"><text:span text:style-name="T12">ﮐ</text:span><text:span text:style-name="T34"> </text:span><text:span text:style-name="T12">ﮑ</text:span><text:span text:style-name="T34"> </text:span><text:span text:style-name="T12">ﮒ</text:span><text:span text:style-name="T34"> </text:span><text:span text:style-name="T12">ﮓ</text:span><text:span text:style-name="T34"> </text:span><text:span text:style-name="T12">ﮔ</text:span><text:span text:style-name="T34"> </text:span><text:span text:style-name="T12">ﮕ</text:span><text:span text:style-name="T34"> </text:span><text:span text:style-name="T12">ﮖ</text:span><text:span text:style-name="T34"> </text:span><text:span text:style-name="T12">ﮗ</text:span><text:span text:style-name="T34"> </text:span><text:span text:style-name="T12">ﮘ</text:span></text:p>
      <text:p text:style-name="P35"><text:span text:style-name="T12">ﮙ</text:span><text:span text:style-name="T34"> </text:span><text:span text:style-name="T12">ﮚ</text:span><text:span text:style-name="T34"> </text:span><text:span text:style-name="T12">ﮛ</text:span><text:span text:style-name="T34"> </text:span><text:span text:style-name="T12">ﮜ</text:span><text:span text:style-name="T34"> </text:span><text:span text:style-name="T12">ﮝ</text:span><text:span text:style-name="T34"> </text:span><text:span text:style-name="T12">ﮞ</text:span><text:span text:style-name="T34"> </text:span><text:span text:style-name="T12">ﮟ</text:span><text:span text:style-name="T34"> </text:span><text:span text:style-name="T12">ﮠ</text:span><text:span text:style-name="T34"> </text:span><text:span text:style-name="T12">ﮡ</text:span></text:p>
      <text:p text:style-name="P35"><text:span text:style-name="T12">ﮢ</text:span><text:span text:style-name="T34"> </text:span><text:span text:style-name="T12">ﮣ</text:span><text:span text:style-name="T34"> </text:span><text:span text:style-name="T12">ﮤ</text:span><text:span text:style-name="T34"> </text:span><text:span text:style-name="T12">ﮥ</text:span><text:span text:style-name="T34"> </text:span><text:span text:style-name="T12">ﮦ</text:span><text:span text:style-name="T34"> </text:span><text:span text:style-name="T12">ﮧ</text:span><text:span text:style-name="T34"> </text:span><text:span text:style-name="T12">ﮨ</text:span><text:span text:style-name="T34"> </text:span><text:span text:style-name="T12">ﮩﮪ</text:span><text:span text:style-name="T34"> </text:span><text:span text:style-name="T12">ﮫ</text:span></text:p>
      <text:p text:style-name="P35"><text:span text:style-name="T12">ﮬ</text:span><text:span text:style-name="T34"> </text:span><text:span text:style-name="T12">ﮭﮮ</text:span><text:span text:style-name="T34"> </text:span><text:span text:style-name="T12">ﮯ</text:span><text:span text:style-name="T34"> </text:span><text:span text:style-name="T12">ﮰ</text:span><text:span text:style-name="T34"> </text:span><text:span text:style-name="T12">ﮱ</text:span><text:span text:style-name="T34"> </text:span><text:span text:style-name="T12">ﯓ</text:span><text:span text:style-name="T34"> </text:span><text:span text:style-name="T12">ﯔ</text:span><text:span text:style-name="T34"> </text:span><text:span text:style-name="T12">ﯕ</text:span><text:span text:style-name="T34"> </text:span><text:span text:style-name="T12">ﯖ</text:span></text:p>
      <text:p text:style-name="P35"><text:span text:style-name="T12">ﯗ</text:span><text:span text:style-name="T34"> </text:span><text:span text:style-name="T12">ﯘ</text:span><text:span text:style-name="T34"> </text:span><text:span text:style-name="T12">ﯙ</text:span><text:span text:style-name="T34"> </text:span><text:span text:style-name="T12">ﯚ</text:span><text:span text:style-name="T34"> </text:span><text:span text:style-name="T12">ﯛ</text:span><text:span text:style-name="T34"> </text:span><text:span text:style-name="T12">ﯜ</text:span><text:span text:style-name="T34"> </text:span><text:span text:style-name="T12">ﯝ</text:span><text:span text:style-name="T34"> </text:span><text:span text:style-name="T12">ﯞ</text:span><text:span text:style-name="T34"> </text:span><text:span text:style-name="T12">ﯟﯠ</text:span><text:span text:style-name="T34"> </text:span><text:span text:style-name="T12">ﯡ</text:span><text:span text:style-name="T34"> </text:span><text:span text:style-name="T12">ﯢ</text:span><text:span text:style-name="T34"> </text:span><text:span text:style-name="T12">ﯣ</text:span><text:span text:style-name="T34"> </text:span><text:span text:style-name="T12">ﯤ</text:span></text:p>
      <text:p text:style-name="P35"><text:span text:style-name="T12">ﯥ</text:span><text:span text:style-name="T34"> </text:span><text:span text:style-name="T12">ﯦ</text:span><text:span text:style-name="T34"> </text:span><text:span text:style-name="T12">ﯧ</text:span><text:span text:style-name="T34"> </text:span><text:span text:style-name="T12">ﯨ</text:span><text:span text:style-name="T34"> </text:span><text:span text:style-name="T12">ﯩ</text:span><text:span text:style-name="T34"> </text:span><text:span text:style-name="T12">ﯪ</text:span><text:span text:style-name="T34"> </text:span><text:span text:style-name="T12">ﯫ</text:span><text:span text:style-name="T34"> </text:span><text:span text:style-name="T12">ﯬﯭ</text:span><text:span text:style-name="T34"> </text:span><text:span text:style-name="T12">ﯮ</text:span><text:span text:style-name="T34"> </text:span><text:span text:style-name="T12">ﯯ</text:span></text:p>
      <text:p text:style-name="P35"><text:span text:style-name="T12">ﯰ</text:span><text:span text:style-name="T34"> </text:span><text:span text:style-name="T12">ﯱ</text:span><text:span text:style-name="T34"> </text:span><text:span text:style-name="T12">ﯲ</text:span><text:span text:style-name="T34"> </text:span><text:span text:style-name="T12">ﯳ</text:span><text:span text:style-name="T34"> </text:span><text:span text:style-name="T12">ﯴ</text:span><text:span text:style-name="T34"> </text:span><text:span text:style-name="T12">ﯵ</text:span><text:span text:style-name="T34"> </text:span><text:span text:style-name="T12">ﯶ</text:span><text:span text:style-name="T34"> </text:span><text:span text:style-name="T12">ﯷ</text:span><text:span text:style-name="T34"> </text:span><text:span text:style-name="T12">ﯸ</text:span><text:span text:style-name="T34"> </text:span><text:span text:style-name="T12">ﯹﯺ</text:span><text:span text:style-name="T34"> </text:span><text:span text:style-name="T12">ﯻ</text:span><text:span text:style-name="T34"> </text:span><text:span text:style-name="T12">ﯼ</text:span></text:p>
      <text:p text:style-name="P8"><text:span text:style-name="T11">ﯽ</text:span><text:span text:style-name="T32"> </text:span><text:span text:style-name="T11">ﯾ</text:span><text:span text:style-name="T32"> </text:span><text:span text:style-name="T11">ﯿ</text:span><text:span text:style-name="T32"> </text:span><text:span text:style-name="T11">ﰀ</text:span><text:span text:style-name="T32"> </text:span><text:span text:style-name="T11">ﰁ</text:span><text:span text:style-name="T32"> </text:span><text:span text:style-name="T11">ﰂ</text:span><text:span text:style-name="T32"> </text:span><text:span text:style-name="T11">ﰃ</text:span><text:span text:style-name="T32"> </text:span><text:span text:style-name="T11">ﰄ</text:span><text:span text:style-name="T32"> </text:span><text:span text:style-name="T11">ﰅ</text:span></text:p>
      <text:p text:style-name="P70"><text:span text:style-name="T14">ﭑ</text:span><text:span text:style-name="T34"> </text:span><text:span text:style-name="T14">ﭒ</text:span><text:span text:style-name="T34"> </text:span><text:span text:style-name="T14">ﭓ</text:span><text:span text:style-name="T34"> </text:span><text:span text:style-name="T14">ﭔ</text:span><text:span text:style-name="T34"> </text:span><text:span text:style-name="T14">ﭕ</text:span><text:span text:style-name="T34"> </text:span><text:span text:style-name="T14">ﭖ</text:span><text:span text:style-name="T34"> </text:span><text:span text:style-name="T14">ﭗ</text:span><text:span text:style-name="T34"> </text:span><text:span text:style-name="T14">ﭘ</text:span><text:span text:style-name="T34"> </text:span><text:span text:style-name="T14">ﭙ</text:span><text:span text:style-name="T34"> </text:span><text:span text:style-name="T14">ﭚ</text:span><text:span text:style-name="T34"> </text:span><text:span text:style-name="T14">ﭛ</text:span><text:span text:style-name="T34"> </text:span><text:span text:style-name="T14">ﭜ</text:span><text:span text:style-name="T34"> </text:span><text:span text:style-name="T14">ﭝ</text:span></text:p>
      <text:p text:style-name="P36"><text:span text:style-name="T14">ﭞ</text:span><text:span text:style-name="T34"> </text:span><text:span text:style-name="T14">ﭟ</text:span><text:span text:style-name="T34"> </text:span><text:span text:style-name="T14">ﭠ</text:span><text:span text:style-name="T34"> </text:span><text:span text:style-name="T14">ﭡ</text:span><text:span text:style-name="T34"> </text:span><text:span text:style-name="T14">ﭢ</text:span><text:span text:style-name="T34"> </text:span><text:span text:style-name="T14">ﭣ</text:span><text:span text:style-name="T34"> </text:span><text:span text:style-name="T14">ﭤ</text:span><text:span text:style-name="T34"> </text:span><text:span text:style-name="T14">ﭥ</text:span><text:span text:style-name="T34"> </text:span><text:span text:style-name="T14">ﭦ</text:span><text:span text:style-name="T34"> </text:span><text:span text:style-name="T14">ﭧ</text:span><text:span text:style-name="T34"> </text:span><text:span text:style-name="T14">ﭨ</text:span><text:span text:style-name="T34"> </text:span><text:span text:style-name="T14">ﭩ</text:span></text:p>
      <text:p text:style-name="P36"><text:span text:style-name="T14">ﭪ</text:span><text:span text:style-name="T34"> </text:span><text:span text:style-name="T14">ﭫ</text:span><text:span text:style-name="T34"> </text:span><text:span text:style-name="T14">ﭬ</text:span><text:span text:style-name="T34"> </text:span><text:span text:style-name="T14">ﭭ</text:span><text:span text:style-name="T34"> </text:span><text:span text:style-name="T14">ﭮ</text:span><text:span text:style-name="T34"> </text:span><text:span text:style-name="T14">ﭯ</text:span><text:span text:style-name="T34"> </text:span><text:span text:style-name="T14">ﭰ</text:span><text:span text:style-name="T34"> </text:span><text:span text:style-name="T14">ﭱ</text:span><text:span text:style-name="T34"> </text:span><text:span text:style-name="T14">ﭲﭳ</text:span><text:span text:style-name="T34"> </text:span><text:span text:style-name="T14">ﭴ</text:span></text:p>
      <text:p text:style-name="P36"><text:span text:style-name="T14">ﭵ</text:span><text:span text:style-name="T34"> </text:span><text:span text:style-name="T14">ﭶ</text:span><text:span text:style-name="T34"> </text:span><text:span text:style-name="T14">ﭷﭸ</text:span><text:span text:style-name="T34"> </text:span><text:span text:style-name="T14">ﭹ</text:span><text:span text:style-name="T34"> </text:span><text:span text:style-name="T14">ﭺ</text:span><text:span text:style-name="T34"> </text:span><text:span text:style-name="T14">ﭻ</text:span><text:span text:style-name="T34"> </text:span><text:span text:style-name="T14">ﭼ</text:span><text:span text:style-name="T34"> </text:span><text:span text:style-name="T14">ﭽ</text:span><text:span text:style-name="T34"> </text:span><text:span text:style-name="T14">ﭾ</text:span></text:p>
      <text:p text:style-name="P36"><text:span text:style-name="T14">ﭿ</text:span><text:span text:style-name="T34"> </text:span><text:span text:style-name="T14">ﮀ</text:span><text:span text:style-name="T34"> </text:span><text:span text:style-name="T14">ﮁ</text:span><text:span text:style-name="T34"> </text:span><text:span text:style-name="T14">ﮂﮃ</text:span><text:span text:style-name="T34"> </text:span><text:span text:style-name="T14">ﮄ</text:span><text:span text:style-name="T34"> </text:span><text:span text:style-name="T14">ﮅ</text:span><text:span text:style-name="T34"> </text:span><text:span text:style-name="T14">ﮆ</text:span><text:span text:style-name="T34"> </text:span><text:span text:style-name="T14">ﮇ</text:span><text:span text:style-name="T34"> </text:span><text:span text:style-name="T14">ﮈ</text:span></text:p>
      <text:p text:style-name="P36"><text:span text:style-name="T14">ﮉ</text:span><text:span text:style-name="T34"> </text:span><text:span text:style-name="T14">ﮊ</text:span><text:span text:style-name="T34"> </text:span><text:span text:style-name="T14">ﮋ</text:span><text:span text:style-name="T34"> </text:span><text:span text:style-name="T14">ﮌﮍ</text:span><text:span text:style-name="T34"> </text:span><text:span text:style-name="T14">ﮎ</text:span><text:span text:style-name="T34"> </text:span><text:span text:style-name="T14">ﮏ</text:span><text:span text:style-name="T34"> </text:span><text:span text:style-name="T14">ﮐ</text:span><text:span text:style-name="T34"> </text:span><text:span text:style-name="T14">ﮑ</text:span><text:span text:style-name="T34"> </text:span><text:span text:style-name="T14">ﮒ</text:span></text:p>
      <text:p text:style-name="P36"><text:span text:style-name="T14">ﮓ</text:span><text:span text:style-name="T34"> </text:span><text:span text:style-name="T14">ﮔ</text:span><text:span text:style-name="T34"> </text:span><text:span text:style-name="T14">ﮕ</text:span><text:span text:style-name="T34"> </text:span><text:span text:style-name="T14">ﮖ</text:span><text:span text:style-name="T34"> </text:span><text:span text:style-name="T14">ﮗ</text:span><text:span text:style-name="T34"> </text:span><text:span text:style-name="T14">ﮘ</text:span><text:span text:style-name="T34"> </text:span><text:span text:style-name="T14">ﮙ</text:span><text:span text:style-name="T34"> </text:span><text:span text:style-name="T14">ﮚ</text:span><text:span text:style-name="T34"> </text:span><text:span text:style-name="T14">ﮛ</text:span><text:span text:style-name="T34"> </text:span><text:span text:style-name="T14">ﮜ</text:span></text:p>
      <text:p text:style-name="P36"><text:span text:style-name="T14">ﮝ</text:span><text:span text:style-name="T34"> </text:span><text:span text:style-name="T14">ﮞ</text:span><text:span text:style-name="T34"> </text:span><text:span text:style-name="T14">ﮟ</text:span><text:span text:style-name="T34"> </text:span><text:span text:style-name="T14">ﮠ</text:span><text:span text:style-name="T34"> </text:span><text:span text:style-name="T14">ﮡﮢ</text:span><text:span text:style-name="T34"> </text:span><text:span text:style-name="T14">ﮣ</text:span><text:span text:style-name="T34"> </text:span><text:span text:style-name="T14">ﮤ</text:span><text:span text:style-name="T34"> </text:span><text:span text:style-name="T14">ﮥ</text:span><text:span text:style-name="T34"> </text:span><text:span text:style-name="T14">ﮦ</text:span><text:span text:style-name="T34"> </text:span><text:span text:style-name="T14">ﮧ</text:span></text:p>
      <text:p text:style-name="P36"><text:span text:style-name="T14">ﮨ</text:span><text:span text:style-name="T34"> </text:span><text:span text:style-name="T14">ﮩﮪ</text:span><text:span text:style-name="T34"> </text:span><text:span text:style-name="T14">ﮫ</text:span><text:span text:style-name="T34"> </text:span><text:span text:style-name="T14">ﮬ</text:span><text:span text:style-name="T34"> </text:span><text:span text:style-name="T14">ﮭ</text:span><text:span text:style-name="T34"> </text:span><text:span text:style-name="T14">ﮮ</text:span><text:span text:style-name="T34"> </text:span><text:span text:style-name="T14">ﮯ</text:span><text:span text:style-name="T34"> </text:span><text:span text:style-name="T14">ﮰ</text:span><text:span text:style-name="T34"> </text:span><text:span text:style-name="T14">ﮱﯓ</text:span><text:span text:style-name="T34"> </text:span><text:span text:style-name="T14">ﯔ</text:span></text:p>
      <text:p text:style-name="P36"><text:span text:style-name="T14">ﯕ</text:span><text:span text:style-name="T34"> </text:span><text:span text:style-name="T14">ﯖ</text:span><text:span text:style-name="T34"> </text:span><text:span text:style-name="T14">ﯗ</text:span><text:span text:style-name="T34"> </text:span><text:span text:style-name="T14">ﯘ</text:span><text:span text:style-name="T34"> </text:span><text:span text:style-name="T14">ﯙ</text:span><text:span text:style-name="T34"> </text:span><text:span text:style-name="T14">ﯚﯛ</text:span><text:span text:style-name="T34"> </text:span><text:span text:style-name="T14">ﯜ</text:span><text:span text:style-name="T34"> </text:span><text:span text:style-name="T14">ﯝ</text:span><text:span text:style-name="T34"> </text:span><text:span text:style-name="T14">ﯞ</text:span><text:span text:style-name="T34"> </text:span><text:span text:style-name="T14">ﯟ</text:span><text:span text:style-name="T34"> </text:span><text:span text:style-name="T14">ﯠ</text:span></text:p>
      <text:p text:style-name="P36"><text:span text:style-name="T14">ﯡ</text:span><text:span text:style-name="T34"> </text:span><text:span text:style-name="T14">ﯢ</text:span><text:span text:style-name="T34"> </text:span><text:span text:style-name="T14">ﯣ</text:span><text:span text:style-name="T34"> </text:span><text:span text:style-name="T14">ﯤ</text:span><text:span text:style-name="T34"> </text:span><text:span text:style-name="T14">ﯥ</text:span><text:span text:style-name="T34"> </text:span><text:span text:style-name="T14">ﯦ</text:span><text:span text:style-name="T34"> </text:span><text:span text:style-name="T14">ﯧ</text:span><text:span text:style-name="T34"> </text:span><text:span text:style-name="T14">ﯨ</text:span><text:span text:style-name="T34"> </text:span><text:span text:style-name="T14">ﯩ</text:span><text:span text:style-name="T34"> </text:span><text:span text:style-name="T14">ﯪ</text:span></text:p>
      <text:p text:style-name="P36"><text:span text:style-name="T14">ﯫ</text:span><text:span text:style-name="T34"> </text:span><text:span text:style-name="T14">ﯬ</text:span><text:span text:style-name="T34"> </text:span><text:span text:style-name="T14">ﯭ</text:span><text:span text:style-name="T34"> </text:span><text:span text:style-name="T14">ﯮ</text:span><text:span text:style-name="T34"> </text:span><text:span text:style-name="T14">ﯯ</text:span><text:span text:style-name="T34"> </text:span><text:span text:style-name="T14">ﯰ</text:span><text:span text:style-name="T34"> </text:span><text:span text:style-name="T14">ﯱ</text:span><text:span text:style-name="T34"> </text:span><text:span text:style-name="T14">ﯲ</text:span><text:span text:style-name="T34"> </text:span><text:span text:style-name="T14">ﯳ</text:span><text:span text:style-name="T34"> </text:span><text:span text:style-name="T14">ﯴ</text:span></text:p>
      <text:p text:style-name="P36"><text:span text:style-name="T14">ﯵ</text:span><text:span text:style-name="T34"> </text:span><text:span text:style-name="T14">ﯶ</text:span><text:span text:style-name="T34"> </text:span><text:span text:style-name="T14">ﯷ</text:span><text:span text:style-name="T34"> </text:span><text:span text:style-name="T14">ﯸ</text:span><text:span text:style-name="T34"> </text:span><text:span text:style-name="T14">ﯹ</text:span><text:span text:style-name="T34"> </text:span><text:span text:style-name="T14">ﯺ</text:span><text:span text:style-name="T34"> </text:span><text:span text:style-name="T14">ﯻ</text:span><text:span text:style-name="T34"> </text:span><text:span text:style-name="T14">ﯼ</text:span><text:span text:style-name="T34"> </text:span><text:span text:style-name="T14">ﯽ</text:span></text:p>
      <text:p text:style-name="P36"><text:span text:style-name="T14">ﯾ</text:span><text:span text:style-name="T34"> </text:span><text:span text:style-name="T14">ﯿ</text:span><text:span text:style-name="T34"> </text:span><text:span text:style-name="T14">ﰀ</text:span><text:span text:style-name="T34"> </text:span><text:span text:style-name="T14">ﰁ</text:span><text:span text:style-name="T34"> </text:span><text:span text:style-name="T14">ﰂ</text:span><text:span text:style-name="T34"> </text:span><text:span text:style-name="T14">ﰃ</text:span><text:span text:style-name="T34"> </text:span><text:span text:style-name="T14">ﰄ</text:span><text:span text:style-name="T34"> </text:span><text:span text:style-name="T14">ﰅ</text:span><text:span text:style-name="T34"> </text:span><text:span text:style-name="T14">ﰆ</text:span></text:p>
      <text:p text:style-name="P9"><text:span text:style-name="T13">ﰇ</text:span><text:span text:style-name="T32"> </text:span><text:span text:style-name="T13">ﰈ</text:span><text:span text:style-name="T32"> </text:span><text:span text:style-name="T13">ﰉ</text:span><text:span text:style-name="T32"> </text:span><text:span text:style-name="T13">ﰊ</text:span><text:span text:style-name="T32"> </text:span><text:span text:style-name="T13">ﰋﰌ</text:span><text:span text:style-name="T32"> </text:span><text:span text:style-name="T13">ﰍ</text:span><text:span text:style-name="T32"> </text:span><text:span text:style-name="T13">ﰎ</text:span><text:span text:style-name="T32"> </text:span><text:span text:style-name="T13">ﰏ</text:span></text:p>
      <text:p text:style-name="P71"><text:span text:style-name="T16">ﭑ</text:span><text:span text:style-name="T34"> </text:span><text:span text:style-name="T16">ﭒ</text:span><text:span text:style-name="T34"> </text:span><text:span text:style-name="T16">ﭓ</text:span><text:span text:style-name="T34"> </text:span><text:span text:style-name="T16">ﭔ</text:span><text:span text:style-name="T34"> </text:span><text:span text:style-name="T16">ﭕ</text:span><text:span text:style-name="T34"> </text:span><text:span text:style-name="T16">ﭖ</text:span><text:span text:style-name="T34"> </text:span><text:span text:style-name="T16">ﭗ</text:span><text:span text:style-name="T34"> </text:span><text:span text:style-name="T16">ﭘ</text:span><text:span text:style-name="T34"> </text:span><text:span text:style-name="T16">ﭙ</text:span><text:span text:style-name="T34"> </text:span><text:span text:style-name="T16">ﭚ</text:span></text:p>
      <text:p text:style-name="P37"><text:span text:style-name="T16">ﭛ</text:span><text:span text:style-name="T34"> </text:span><text:span text:style-name="T16">ﭜ</text:span><text:span text:style-name="T34"> </text:span><text:span text:style-name="T16">ﭝ</text:span><text:span text:style-name="T34"> </text:span><text:span text:style-name="T16">ﭞ</text:span><text:span text:style-name="T34"> </text:span><text:span text:style-name="T16">ﭟ</text:span><text:span text:style-name="T34"> </text:span><text:span text:style-name="T16">ﭠ</text:span><text:span text:style-name="T34"> </text:span><text:span text:style-name="T16">ﭡ</text:span><text:span text:style-name="T34"> </text:span><text:span text:style-name="T16">ﭢ</text:span><text:span text:style-name="T34"> </text:span><text:span text:style-name="T16">ﭣ</text:span></text:p>
      <text:p text:style-name="P37"><text:span text:style-name="T16">ﭤ</text:span><text:span text:style-name="T34"> </text:span><text:span text:style-name="T16">ﭥ</text:span><text:span text:style-name="T34"> </text:span><text:span text:style-name="T16">ﭦ</text:span><text:span text:style-name="T34"> </text:span><text:span text:style-name="T16">ﭧ</text:span><text:span text:style-name="T34"> </text:span><text:span text:style-name="T16">ﭨ</text:span><text:span text:style-name="T34"> </text:span><text:span text:style-name="T16">ﭩ</text:span><text:span text:style-name="T34"> </text:span><text:span text:style-name="T16">ﭪ</text:span><text:span text:style-name="T34"> </text:span><text:span text:style-name="T16">ﭫ</text:span></text:p>
      <text:p text:style-name="P37"><text:span text:style-name="T16">ﭬ</text:span><text:span text:style-name="T34"> </text:span><text:span text:style-name="T16">ﭭ</text:span><text:span text:style-name="T34"> </text:span><text:span text:style-name="T16">ﭮ</text:span><text:span text:style-name="T34"> </text:span><text:span text:style-name="T16">ﭯ</text:span><text:span text:style-name="T34"> </text:span><text:span text:style-name="T16">ﭰ</text:span><text:span text:style-name="T34"> </text:span><text:span text:style-name="T16">ﭱ</text:span><text:span text:style-name="T34"> </text:span><text:span text:style-name="T16">ﭲ</text:span><text:span text:style-name="T34"> </text:span><text:span text:style-name="T16">ﭳ</text:span><text:span text:style-name="T34"> </text:span><text:span text:style-name="T16">ﭴ</text:span><text:span text:style-name="T34"> </text:span><text:span text:style-name="T16">ﭵﭶ</text:span></text:p>
      <text:p text:style-name="P37"><text:span text:style-name="T16">ﭷ</text:span><text:span text:style-name="T34"> </text:span><text:span text:style-name="T16">ﭸ</text:span><text:span text:style-name="T34"> </text:span><text:span text:style-name="T16">ﭹ</text:span><text:span text:style-name="T34"> </text:span><text:span text:style-name="T16">ﭺ</text:span><text:span text:style-name="T34"> </text:span><text:span text:style-name="T16">ﭻ</text:span><text:span text:style-name="T34"> </text:span><text:span text:style-name="T16">ﭼ</text:span><text:span text:style-name="T34"> </text:span><text:span text:style-name="T16">ﭽ</text:span><text:span text:style-name="T34"> </text:span><text:span text:style-name="T16">ﭾ</text:span><text:span text:style-name="T34"> </text:span><text:span text:style-name="T16">ﭿ</text:span></text:p>
      <text:p text:style-name="P37"><text:span text:style-name="T16">ﮀ</text:span><text:span text:style-name="T34"> </text:span><text:span text:style-name="T16">ﮁ</text:span><text:span text:style-name="T34"> </text:span><text:span text:style-name="T16">ﮂ</text:span><text:span text:style-name="T34"> </text:span><text:span text:style-name="T16">ﮃ</text:span><text:span text:style-name="T34"> </text:span><text:span text:style-name="T16">ﮄ</text:span><text:span text:style-name="T34"> </text:span><text:span text:style-name="T16">ﮅ</text:span><text:span text:style-name="T34"> </text:span><text:span text:style-name="T16">ﮆ</text:span><text:span text:style-name="T34"> </text:span><text:span text:style-name="T16">ﮇﮈ</text:span><text:span text:style-name="T34"> </text:span><text:span text:style-name="T16">ﮉ</text:span></text:p>
      <text:p text:style-name="P37"><text:span text:style-name="T16">ﮊ</text:span><text:span text:style-name="T34"> </text:span><text:span text:style-name="T16">ﮋ</text:span><text:span text:style-name="T34"> </text:span><text:span text:style-name="T16">ﮌ</text:span><text:span text:style-name="T34"> </text:span><text:span text:style-name="T16">ﮍ</text:span><text:span text:style-name="T34"> </text:span><text:span text:style-name="T16">ﮎ</text:span><text:span text:style-name="T34"> </text:span><text:span text:style-name="T16">ﮏ</text:span><text:span text:style-name="T34"> </text:span><text:span text:style-name="T16">ﮐ</text:span><text:span text:style-name="T34"> </text:span><text:span text:style-name="T16">ﮑﮒ</text:span><text:span text:style-name="T34"> </text:span><text:span text:style-name="T16">ﮓ</text:span></text:p>
      <text:p text:style-name="P37"><text:span text:style-name="T16">ﮔ</text:span><text:span text:style-name="T34"> </text:span><text:span text:style-name="T16">ﮕ</text:span><text:span text:style-name="T34"> </text:span><text:span text:style-name="T16">ﮖ</text:span><text:span text:style-name="T34"> </text:span><text:span text:style-name="T16">ﮗ</text:span><text:span text:style-name="T34"> </text:span><text:span text:style-name="T16">ﮘ</text:span><text:span text:style-name="T34"> </text:span><text:span text:style-name="T16">ﮙ</text:span><text:span text:style-name="T34"> </text:span><text:span text:style-name="T16">ﮚ</text:span><text:span text:style-name="T34"> </text:span><text:span text:style-name="T16">ﮛ</text:span><text:span text:style-name="T34"> </text:span><text:span text:style-name="T16">ﮜ</text:span><text:span text:style-name="T34"> </text:span><text:span text:style-name="T16">ﮝ</text:span><text:span text:style-name="T34"> </text:span><text:span text:style-name="T16">ﮞ</text:span></text:p>
      <text:p text:style-name="P37"><text:span text:style-name="T16">ﮟ</text:span><text:span text:style-name="T34"> </text:span><text:span text:style-name="T16">ﮠ</text:span><text:span text:style-name="T34"> </text:span><text:span text:style-name="T16">ﮡ</text:span><text:span text:style-name="T34"> </text:span><text:span text:style-name="T16">ﮢ</text:span><text:span text:style-name="T34"> </text:span><text:span text:style-name="T16">ﮣ</text:span><text:span text:style-name="T34"> </text:span><text:span text:style-name="T16">ﮤﮥ</text:span><text:span text:style-name="T34"> </text:span><text:span text:style-name="T16">ﮦ</text:span></text:p>
      <text:p text:style-name="P37"><text:span text:style-name="T16">ﮧ</text:span><text:span text:style-name="T34"> </text:span><text:span text:style-name="T16">ﮨ</text:span><text:span text:style-name="T34"> </text:span><text:span text:style-name="T16">ﮩ</text:span><text:span text:style-name="T34"> </text:span><text:span text:style-name="T16">ﮪ</text:span><text:span text:style-name="T34"> </text:span><text:span text:style-name="T16">ﮫ</text:span><text:span text:style-name="T34"> </text:span><text:span text:style-name="T16">ﮬ</text:span><text:span text:style-name="T34"> </text:span><text:span text:style-name="T16">ﮭ</text:span></text:p>
      <text:p text:style-name="P37"><text:span text:style-name="T16">ﮮ</text:span><text:span text:style-name="T34"> </text:span><text:span text:style-name="T16">ﮯ</text:span><text:span text:style-name="T34"> </text:span><text:span text:style-name="T16">ﮰﮱ</text:span><text:span text:style-name="T34"> </text:span><text:span text:style-name="T16">ﯓ</text:span><text:span text:style-name="T34"> </text:span><text:span text:style-name="T16">ﯔ</text:span><text:span text:style-name="T34"> </text:span><text:span text:style-name="T16">ﯕ</text:span><text:span text:style-name="T34"> </text:span><text:span text:style-name="T16">ﯖ</text:span><text:span text:style-name="T34"> </text:span><text:span text:style-name="T16">ﯗ</text:span><text:span text:style-name="T34"> </text:span><text:span text:style-name="T16">ﯘ</text:span></text:p>
      <text:p text:style-name="P37"><text:span text:style-name="T16">ﯙ</text:span><text:span text:style-name="T34"> </text:span><text:span text:style-name="T16">ﯚ</text:span><text:span text:style-name="T34"> </text:span><text:span text:style-name="T16">ﯛ</text:span><text:span text:style-name="T34"> </text:span><text:span text:style-name="T16">ﯜ</text:span><text:span text:style-name="T34"> </text:span><text:span text:style-name="T16">ﯝ</text:span><text:span text:style-name="T34"> </text:span><text:span text:style-name="T16">ﯞ</text:span><text:span text:style-name="T34"> </text:span><text:span text:style-name="T16">ﯟ</text:span><text:span text:style-name="T34"> </text:span><text:span text:style-name="T16">ﯠ</text:span></text:p>
      <text:p text:style-name="P37"><text:span text:style-name="T16">ﯡ</text:span><text:span text:style-name="T34"> </text:span><text:span text:style-name="T16">ﯢ</text:span><text:span text:style-name="T34"> </text:span><text:span text:style-name="T16">ﯣ</text:span><text:span text:style-name="T34"> </text:span><text:span text:style-name="T16">ﯤ</text:span><text:span text:style-name="T34"> </text:span><text:span text:style-name="T16">ﯥ</text:span><text:span text:style-name="T34"> </text:span><text:span text:style-name="T16">ﯦ</text:span></text:p>
      <text:p text:style-name="P37"><text:span text:style-name="T16">ﯧ</text:span><text:span text:style-name="T34"> </text:span><text:span text:style-name="T16">ﯨ</text:span><text:span text:style-name="T34"> </text:span><text:span text:style-name="T16">ﯩ</text:span><text:span text:style-name="T34"> </text:span><text:span text:style-name="T16">ﯪ</text:span><text:span text:style-name="T34"> </text:span><text:span text:style-name="T16">ﯫ</text:span><text:span text:style-name="T34"> </text:span><text:span text:style-name="T16">ﯬ</text:span><text:span text:style-name="T34"> </text:span><text:span text:style-name="T16">ﯭ</text:span></text:p>
      <text:p text:style-name="P10"><text:span text:style-name="T15">ﯮ</text:span><text:span text:style-name="T32"> </text:span><text:span text:style-name="T15">ﯯ</text:span><text:span text:style-name="T32"> </text:span><text:span text:style-name="T15">ﯰ</text:span><text:span text:style-name="T32"> </text:span><text:span text:style-name="T15">ﯱ</text:span><text:span text:style-name="T32"> </text:span><text:span text:style-name="T15">ﯲ</text:span><text:span text:style-name="T32"> </text:span><text:span text:style-name="T15">ﯳ</text:span><text:span text:style-name="T32"> </text:span><text:span text:style-name="T15">ﯴ</text:span></text:p>
      <text:p text:style-name="P61"><text:span text:style-name="T17">ﭑ</text:span><text:span text:style-name="T32"> </text:span><text:span text:style-name="T17">ﭒ</text:span><text:span text:style-name="T32"> </text:span><text:span text:style-name="T17">ﭓ</text:span><text:span text:style-name="T32"> </text:span><text:span text:style-name="T17">ﭔ</text:span><text:span text:style-name="T32"> </text:span><text:span text:style-name="T17">ﭕ</text:span><text:span text:style-name="T32"> </text:span><text:span text:style-name="T17">ﭖ</text:span><text:span text:style-name="T32"> </text:span><text:span text:style-name="T17">ﭗ</text:span><text:span text:style-name="T32"> </text:span><text:span text:style-name="T17">ﭘ</text:span></text:p>
      <text:p text:style-name="P27"><text:span text:style-name="T17">ﭙ</text:span><text:span text:style-name="T32"> </text:span><text:span text:style-name="T17">ﭚ</text:span><text:span text:style-name="T32"> </text:span><text:span text:style-name="T17">ﭛ</text:span><text:span text:style-name="T32"> </text:span><text:span text:style-name="T17">ﭜ</text:span><text:span text:style-name="T32"> </text:span><text:span text:style-name="T17">ﭝ</text:span><text:span text:style-name="T32"> </text:span><text:span text:style-name="T17">ﭞ</text:span><text:span text:style-name="T32"> </text:span><text:span text:style-name="T17">ﭟ</text:span><text:span text:style-name="T32"> </text:span><text:span text:style-name="T17">ﭠ</text:span></text:p>
      <text:p text:style-name="P27"><text:span text:style-name="T17">ﭡ</text:span><text:span text:style-name="T32"> </text:span><text:span text:style-name="T17">ﭢ</text:span><text:span text:style-name="T32"> </text:span><text:span text:style-name="T17">ﭣ</text:span><text:span text:style-name="T32"> </text:span><text:span text:style-name="T17">ﭤ</text:span><text:span text:style-name="T32"> </text:span><text:span text:style-name="T17">ﭥ</text:span><text:span text:style-name="T32"> </text:span><text:span text:style-name="T17">ﭦ</text:span><text:span text:style-name="T32"> </text:span><text:span text:style-name="T17">ﭧ</text:span></text:p>
      <text:p text:style-name="P27"><text:span text:style-name="T17">ﭨ</text:span><text:span text:style-name="T32"> </text:span><text:span text:style-name="T17">ﭩ</text:span><text:span text:style-name="T32"> </text:span><text:span text:style-name="T17">ﭪ</text:span><text:span text:style-name="T32"> </text:span><text:span text:style-name="T17">ﭫ</text:span><text:span text:style-name="T32"> </text:span><text:span text:style-name="T17">ﭬ</text:span><text:span text:style-name="T32"> </text:span><text:span text:style-name="T17">ﭭ</text:span><text:span text:style-name="T32"> </text:span><text:span text:style-name="T17">ﭮ</text:span><text:span text:style-name="T32"> </text:span></text:p>
      <text:p text:style-name="P27"><text:span text:style-name="T17">ﭯ</text:span><text:span text:style-name="T32"> </text:span><text:span text:style-name="T17">ﭰ</text:span><text:span text:style-name="T32"> </text:span><text:span text:style-name="T17">ﭱ</text:span><text:span text:style-name="T32"> </text:span><text:span text:style-name="T17">ﭲ</text:span><text:span text:style-name="T32"> </text:span><text:span text:style-name="T17">ﭳ</text:span><text:span text:style-name="T32"> </text:span><text:span text:style-name="T17">ﭴ</text:span><text:span text:style-name="T32"> </text:span><text:span text:style-name="T17">ﭵ</text:span></text:p>
      <text:p text:style-name="P27"><text:span text:style-name="T17">ﭶﭷ</text:span><text:span text:style-name="T32"> </text:span><text:span text:style-name="T17">ﭸ</text:span><text:span text:style-name="T32"> </text:span><text:span text:style-name="T17">ﭹ</text:span><text:span text:style-name="T32"> </text:span><text:span text:style-name="T17">ﭺ</text:span><text:span text:style-name="T32"> </text:span><text:span text:style-name="T17">ﭻ</text:span><text:span text:style-name="T32"> </text:span><text:span text:style-name="T17">ﭼﭽ</text:span></text:p>
      <text:p text:style-name="P27"><text:span text:style-name="T17">ﭾ</text:span><text:span text:style-name="T32"> </text:span><text:span text:style-name="T17">ﭿ</text:span><text:span text:style-name="T32"> </text:span><text:span text:style-name="T17">ﮀ</text:span><text:span text:style-name="T32"> </text:span><text:span text:style-name="T17">ﮁ</text:span><text:span text:style-name="T32"> </text:span><text:span text:style-name="T17">ﮂ</text:span><text:span text:style-name="T32"> </text:span><text:span text:style-name="T17">ﮃ</text:span><text:span text:style-name="T32"> </text:span><text:span text:style-name="T17">ﮄ</text:span><text:span text:style-name="T32"> </text:span><text:span text:style-name="T17">ﮅ</text:span><text:span text:style-name="T32"> </text:span><text:span text:style-name="T17">ﮆ</text:span><text:span text:style-name="T32"> </text:span><text:span text:style-name="T17">ﮇ</text:span></text:p>
      <text:p text:style-name="P27"><text:span text:style-name="T17">ﮈﮉ</text:span><text:span text:style-name="T32"> </text:span><text:span text:style-name="T17">ﮊ</text:span><text:span text:style-name="T32"> </text:span><text:span text:style-name="T17">ﮋ</text:span><text:span text:style-name="T32"> </text:span><text:span text:style-name="T17">ﮌ</text:span><text:span text:style-name="T32"> </text:span><text:span text:style-name="T17">ﮍ</text:span><text:span text:style-name="T32"> </text:span><text:span text:style-name="T17">ﮎ</text:span><text:span text:style-name="T32"> </text:span><text:span text:style-name="T17">ﮏﮐ</text:span><text:span text:style-name="T32"> </text:span><text:span text:style-name="T17">ﮑ</text:span><text:span text:style-name="T32"> </text:span><text:span text:style-name="T17">ﮒ</text:span></text:p>
      <text:p text:style-name="P27"><text:span text:style-name="T17">ﮓ</text:span><text:span text:style-name="T32"> </text:span><text:span text:style-name="T17">ﮔ</text:span><text:span text:style-name="T32"> </text:span><text:span text:style-name="T17">ﮕ</text:span><text:span text:style-name="T32"> </text:span><text:span text:style-name="T17">ﮖ</text:span><text:span text:style-name="T32"> </text:span><text:span text:style-name="T17">ﮗ</text:span><text:span text:style-name="T32"> </text:span><text:span text:style-name="T17">ﮘ</text:span><text:span text:style-name="T32"> </text:span><text:span text:style-name="T17">ﮙ</text:span><text:span text:style-name="T32"> </text:span><text:span text:style-name="T17">ﮚ</text:span></text:p>
      <text:p text:style-name="P27"><text:span text:style-name="T17">ﮛ</text:span><text:span text:style-name="T32"> </text:span><text:span text:style-name="T17">ﮜﮝ</text:span><text:span text:style-name="T32"> </text:span><text:span text:style-name="T17">ﮞ</text:span><text:span text:style-name="T32"> </text:span><text:span text:style-name="T17">ﮟ</text:span><text:span text:style-name="T32"> </text:span><text:span text:style-name="T17">ﮠ</text:span><text:span text:style-name="T32"> </text:span><text:span text:style-name="T17">ﮡ</text:span><text:span text:style-name="T32"> </text:span><text:span text:style-name="T17">ﮢ</text:span><text:span text:style-name="T32"> </text:span><text:span text:style-name="T17">ﮣ</text:span><text:span text:style-name="T32"> </text:span><text:span text:style-name="T17">ﮤ</text:span><text:span text:style-name="T32"> </text:span></text:p>
      <text:p text:style-name="P27"><text:span text:style-name="T17">ﮥ</text:span><text:span text:style-name="T32"> </text:span><text:span text:style-name="T17">ﮦ</text:span><text:span text:style-name="T32"> </text:span><text:span text:style-name="T17">ﮧ</text:span><text:span text:style-name="T32"> </text:span><text:span text:style-name="T17">ﮨ</text:span><text:span text:style-name="T32"> </text:span><text:span text:style-name="T17">ﮩ</text:span><text:span text:style-name="T32"> </text:span><text:span text:style-name="T17">ﮪ</text:span><text:span text:style-name="T32"> </text:span><text:span text:style-name="T17">ﮫ</text:span><text:span text:style-name="T32"> </text:span><text:span text:style-name="T17">ﮬ</text:span></text:p>
      <text:p text:style-name="P27"><text:span text:style-name="T17">ﮭﮮ</text:span><text:span text:style-name="T32"> </text:span><text:span text:style-name="T17">ﮯ</text:span><text:span text:style-name="T32"> </text:span><text:span text:style-name="T17">ﮰ</text:span><text:span text:style-name="T32"> </text:span><text:span text:style-name="T17">ﮱ</text:span><text:span text:style-name="T32"> </text:span><text:span text:style-name="T17">ﯓ</text:span><text:span text:style-name="T32"> </text:span><text:span text:style-name="T17">ﯔ</text:span><text:span text:style-name="T32"> </text:span><text:span text:style-name="T17">ﯕ</text:span><text:span text:style-name="T32"> </text:span><text:span text:style-name="T17">ﯖ</text:span></text:p>
      <text:p text:style-name="P27"><text:span text:style-name="T17">ﯗﯘ</text:span><text:span text:style-name="T32"> </text:span><text:span text:style-name="T17">ﯙ</text:span><text:span text:style-name="T32"> </text:span><text:span text:style-name="T17">ﯚ</text:span><text:span text:style-name="T32"> </text:span><text:span text:style-name="T17">ﯛ</text:span><text:span text:style-name="T32"> </text:span><text:span text:style-name="T17">ﯜ</text:span><text:span text:style-name="T32"> </text:span><text:span text:style-name="T17">ﯝ</text:span><text:span text:style-name="T32"> </text:span><text:span text:style-name="T17">ﯞ</text:span><text:span text:style-name="T32"> </text:span><text:span text:style-name="T17">ﯟ</text:span></text:p>
      <text:p text:style-name="P27"><text:span text:style-name="T17">ﯠ</text:span><text:span text:style-name="T32"> </text:span><text:span text:style-name="T17">ﯡ</text:span><text:span text:style-name="T32"> </text:span><text:span text:style-name="T17">ﯢ</text:span><text:span text:style-name="T32"> </text:span><text:span text:style-name="T17">ﯣ</text:span><text:span text:style-name="T32"> </text:span><text:span text:style-name="T17">ﯤ</text:span><text:span text:style-name="T32"> </text:span><text:span text:style-name="T17">ﯥ</text:span><text:span text:style-name="T32"> </text:span><text:span text:style-name="T17">ﯦ</text:span><text:span text:style-name="T32"> </text:span><text:span text:style-name="T17">ﯧ</text:span></text:p>
      <text:p text:style-name="P11"><text:span text:style-name="T17">ﯨﯩ</text:span><text:span text:style-name="T32"> </text:span><text:span text:style-name="T17">ﯪ</text:span><text:span text:style-name="T32"> </text:span><text:span text:style-name="T17">ﯫ</text:span><text:span text:style-name="T32"> </text:span><text:span text:style-name="T17">ﯬ</text:span><text:span text:style-name="T32"> </text:span><text:span text:style-name="T17">ﯭ</text:span><text:span text:style-name="T32"> </text:span><text:span text:style-name="T17">ﯮ</text:span><text:span text:style-name="T32"> </text:span><text:span text:style-name="T17">ﯯ</text:span><text:span text:style-name="T32"> </text:span><text:span text:style-name="T17">ﯰ</text:span><text:span text:style-name="T32"> </text:span><text:span text:style-name="T17">ﯱ</text:span></text:p>
      <text:p text:style-name="P72"><text:span text:style-name="T19">ﭑ</text:span><text:span text:style-name="T34"> </text:span><text:span text:style-name="T19">ﭒ</text:span><text:span text:style-name="T34"> </text:span><text:span text:style-name="T19">ﭓ</text:span><text:span text:style-name="T34"> </text:span><text:span text:style-name="T19">ﭔ</text:span><text:span text:style-name="T34"> </text:span><text:span text:style-name="T19">ﭕ</text:span><text:span text:style-name="T34"> </text:span><text:span text:style-name="T19">ﭖ</text:span><text:span text:style-name="T34"> </text:span><text:span text:style-name="T19">ﭗ</text:span><text:span text:style-name="T34"> </text:span><text:span text:style-name="T19">ﭘ</text:span><text:span text:style-name="T34"> </text:span><text:span text:style-name="T19">ﭙ</text:span></text:p>
      <text:p text:style-name="P38"><text:span text:style-name="T19">ﭚ</text:span><text:span text:style-name="T34"> </text:span><text:span text:style-name="T19">ﭛ</text:span><text:span text:style-name="T34"> </text:span><text:span text:style-name="T19">ﭜ</text:span><text:span text:style-name="T34"> </text:span><text:span text:style-name="T19">ﭝ</text:span><text:span text:style-name="T34"> </text:span><text:span text:style-name="T19">ﭞ</text:span><text:span text:style-name="T34"> </text:span><text:span text:style-name="T19">ﭟ</text:span><text:span text:style-name="T34"> </text:span><text:span text:style-name="T19">ﭠ</text:span><text:span text:style-name="T34"> </text:span><text:span text:style-name="T19">ﭡ</text:span></text:p>
      <text:p text:style-name="P38"><text:span text:style-name="T19">ﭢ</text:span><text:span text:style-name="T34"> </text:span><text:span text:style-name="T19">ﭣ</text:span><text:span text:style-name="T34"> </text:span><text:span text:style-name="T19">ﭤ</text:span><text:span text:style-name="T34"> </text:span><text:span text:style-name="T19">ﭥ</text:span><text:span text:style-name="T34"> </text:span><text:span text:style-name="T19">ﭦﭧ</text:span><text:span text:style-name="T34"> </text:span><text:span text:style-name="T19">ﭨ</text:span><text:span text:style-name="T34"> </text:span><text:span text:style-name="T19">ﭩ</text:span><text:span text:style-name="T34"> </text:span><text:span text:style-name="T19">ﭪ</text:span><text:span text:style-name="T34"> </text:span><text:span text:style-name="T19">ﭫ</text:span></text:p>
      <text:p text:style-name="P38"><text:span text:style-name="T19">ﭬ</text:span><text:span text:style-name="T34"> </text:span><text:span text:style-name="T19">ﭭ</text:span><text:span text:style-name="T34"> </text:span><text:span text:style-name="T19">ﭮ</text:span><text:span text:style-name="T34"> </text:span><text:span text:style-name="T19">ﭯ</text:span><text:span text:style-name="T34"> </text:span><text:span text:style-name="T19">ﭰ</text:span><text:span text:style-name="T34"> </text:span><text:span text:style-name="T19">ﭱ</text:span><text:span text:style-name="T34"> </text:span><text:span text:style-name="T19">ﭲ</text:span><text:span text:style-name="T34"> </text:span><text:span text:style-name="T19">ﭳ</text:span><text:span text:style-name="T34"> </text:span><text:span text:style-name="T19">ﭴ</text:span><text:span text:style-name="T34"> </text:span><text:span text:style-name="T19">ﭵ</text:span></text:p>
      <text:p text:style-name="P38"><text:span text:style-name="T19">ﭶ</text:span><text:span text:style-name="T34"> </text:span><text:span text:style-name="T19">ﭷ</text:span><text:span text:style-name="T34"> </text:span><text:span text:style-name="T19">ﭸ</text:span><text:span text:style-name="T34"> </text:span><text:span text:style-name="T19">ﭹ</text:span><text:span text:style-name="T34"> </text:span><text:span text:style-name="T19">ﭺ</text:span><text:span text:style-name="T34"> </text:span><text:span text:style-name="T19">ﭻ</text:span><text:span text:style-name="T34"> </text:span><text:span text:style-name="T19">ﭼ</text:span><text:span text:style-name="T34"> </text:span><text:span text:style-name="T19">ﭽ</text:span><text:span text:style-name="T34"> </text:span><text:span text:style-name="T19">ﭾ</text:span><text:span text:style-name="T34"> </text:span><text:span text:style-name="T19">ﭿ</text:span><text:span text:style-name="T34"> </text:span><text:span text:style-name="T19">ﮀﮁ</text:span></text:p>
      <text:p text:style-name="P38"><text:span text:style-name="T19">ﮂ</text:span><text:span text:style-name="T34"> </text:span><text:span text:style-name="T19">ﮃ</text:span><text:span text:style-name="T34"> </text:span><text:span text:style-name="T19">ﮄ</text:span><text:span text:style-name="T34"> </text:span><text:span text:style-name="T19">ﮅﮆ</text:span><text:span text:style-name="T34"> </text:span><text:span text:style-name="T19">ﮇ</text:span><text:span text:style-name="T34"> </text:span><text:span text:style-name="T19">ﮈ</text:span><text:span text:style-name="T34"> </text:span><text:span text:style-name="T19">ﮉ</text:span></text:p>
      <text:p text:style-name="P38"><text:span text:style-name="T19">ﮊ</text:span><text:span text:style-name="T34"> </text:span><text:span text:style-name="T19">ﮋ</text:span><text:span text:style-name="T34"> </text:span><text:span text:style-name="T19">ﮌ</text:span><text:span text:style-name="T34"> </text:span><text:span text:style-name="T19">ﮍ</text:span><text:span text:style-name="T34"> </text:span><text:span text:style-name="T19">ﮎ</text:span><text:span text:style-name="T34"> </text:span><text:span text:style-name="T19">ﮏ</text:span><text:span text:style-name="T34"> </text:span><text:span text:style-name="T19">ﮐ</text:span><text:span text:style-name="T34"> </text:span><text:span text:style-name="T19">ﮑ</text:span><text:span text:style-name="T34"> </text:span><text:span text:style-name="T19">ﮒ</text:span><text:span text:style-name="T34"> </text:span><text:span text:style-name="T19">ﮓ</text:span><text:span text:style-name="T34"> </text:span><text:span text:style-name="T19">ﮔ</text:span><text:span text:style-name="T34"> </text:span><text:span text:style-name="T19">ﮕ</text:span></text:p>
      <text:p text:style-name="P38"><text:span text:style-name="T19">ﮖ</text:span><text:span text:style-name="T34"> </text:span><text:span text:style-name="T19">ﮗ</text:span><text:span text:style-name="T34"> </text:span><text:span text:style-name="T19">ﮘ</text:span><text:span text:style-name="T34"> </text:span><text:span text:style-name="T19">ﮙ</text:span><text:span text:style-name="T34"> </text:span><text:span text:style-name="T19">ﮚ</text:span><text:span text:style-name="T34"> </text:span><text:span text:style-name="T19">ﮛ</text:span><text:span text:style-name="T34"> </text:span><text:span text:style-name="T19">ﮜ</text:span><text:span text:style-name="T34"> </text:span><text:span text:style-name="T19">ﮝ</text:span></text:p>
      <text:p text:style-name="P38"><text:span text:style-name="T19">ﮞﮟ</text:span><text:span text:style-name="T34"> </text:span><text:span text:style-name="T19">ﮠ</text:span><text:span text:style-name="T34"> </text:span><text:span text:style-name="T19">ﮡ</text:span><text:span text:style-name="T34"> </text:span><text:span text:style-name="T19">ﮢ</text:span><text:span text:style-name="T34"> </text:span><text:span text:style-name="T19">ﮣ</text:span><text:span text:style-name="T34"> </text:span><text:span text:style-name="T19">ﮤ</text:span><text:span text:style-name="T34"> </text:span><text:span text:style-name="T19">ﮥ</text:span><text:span text:style-name="T34"> </text:span><text:span text:style-name="T19">ﮦ</text:span><text:span text:style-name="T34"> </text:span><text:span text:style-name="T19">ﮧ</text:span><text:span text:style-name="T34"> </text:span><text:span text:style-name="T19">ﮨ</text:span></text:p>
      <text:p text:style-name="P38"><text:span text:style-name="T19">ﮩ</text:span><text:span text:style-name="T34"> </text:span><text:span text:style-name="T19">ﮪ</text:span><text:span text:style-name="T34"> </text:span><text:span text:style-name="T19">ﮫ</text:span><text:span text:style-name="T34"> </text:span><text:span text:style-name="T19">ﮬ</text:span><text:span text:style-name="T34"> </text:span><text:span text:style-name="T19">ﮭ</text:span><text:span text:style-name="T34"> </text:span><text:span text:style-name="T19">ﮮ</text:span><text:span text:style-name="T34"> </text:span><text:span text:style-name="T19">ﮯ</text:span><text:span text:style-name="T34"> </text:span><text:span text:style-name="T19">ﮰ</text:span></text:p>
      <text:p text:style-name="P38"><text:span text:style-name="T19">ﮱ</text:span><text:span text:style-name="T34"> </text:span><text:span text:style-name="T19">ﯓ</text:span><text:span text:style-name="T34"> </text:span><text:span text:style-name="T19">ﯔ</text:span><text:span text:style-name="T34"> </text:span><text:span text:style-name="T19">ﯕ</text:span><text:span text:style-name="T34"> </text:span><text:span text:style-name="T19">ﯖ</text:span><text:span text:style-name="T34"> </text:span><text:span text:style-name="T19">ﯗ</text:span><text:span text:style-name="T34"> </text:span><text:span text:style-name="T19">ﯘ</text:span><text:span text:style-name="T34"> </text:span><text:span text:style-name="T19">ﯙ</text:span></text:p>
      <text:p text:style-name="P38"><text:span text:style-name="T19">ﯚ</text:span><text:span text:style-name="T34"> </text:span><text:span text:style-name="T19">ﯛ</text:span><text:span text:style-name="T34"> </text:span><text:span text:style-name="T19">ﯜ</text:span><text:span text:style-name="T34"> </text:span><text:span text:style-name="T19">ﯝ</text:span><text:span text:style-name="T34"> </text:span><text:span text:style-name="T19">ﯞ</text:span><text:span text:style-name="T34"> </text:span><text:span text:style-name="T19">ﯟ</text:span></text:p>
      <text:p text:style-name="P38"><text:span text:style-name="T19">ﯠ</text:span><text:span text:style-name="T34"> </text:span><text:span text:style-name="T19">ﯡ</text:span><text:span text:style-name="T34"> </text:span><text:span text:style-name="T19">ﯢ</text:span><text:span text:style-name="T34"> </text:span><text:span text:style-name="T19">ﯣﯤ</text:span><text:span text:style-name="T34"> </text:span><text:span text:style-name="T19">ﯥ</text:span><text:span text:style-name="T34"> </text:span><text:span text:style-name="T19">ﯦ</text:span><text:span text:style-name="T34"> </text:span><text:span text:style-name="T19">ﯧ</text:span></text:p>
      <text:p text:style-name="P38"><text:span text:style-name="T19">ﯨ</text:span><text:span text:style-name="T34"> </text:span><text:span text:style-name="T19">ﯩ</text:span><text:span text:style-name="T34"> </text:span><text:span text:style-name="T19">ﯪ</text:span><text:span text:style-name="T34"> </text:span><text:span text:style-name="T19">ﯫ</text:span><text:span text:style-name="T34"> </text:span><text:span text:style-name="T19">ﯬﯭ</text:span><text:span text:style-name="T34"> </text:span><text:span text:style-name="T19">ﯮ</text:span><text:span text:style-name="T34"> </text:span><text:span text:style-name="T19">ﯯ</text:span></text:p>
      <text:p text:style-name="P12"><text:span text:style-name="T18">ﯰ</text:span><text:span text:style-name="T32"> </text:span><text:span text:style-name="T18">ﯱ</text:span><text:span text:style-name="T32"> </text:span><text:span text:style-name="T18">ﯲ</text:span><text:span text:style-name="T32"> </text:span><text:span text:style-name="T18">ﯳ</text:span><text:span text:style-name="T32"> </text:span><text:span text:style-name="T18">ﯴ</text:span><text:span text:style-name="T32"> </text:span><text:span text:style-name="T18">ﯵ</text:span><text:span text:style-name="T32"> </text:span><text:span text:style-name="T18">ﯶ</text:span></text:p>
      <text:p text:style-name="P73"><text:span text:style-name="T21">ﭑ</text:span><text:span text:style-name="T34"> </text:span><text:span text:style-name="T21">ﭒ</text:span><text:span text:style-name="T34"> </text:span><text:span text:style-name="T21">ﭓ</text:span><text:span text:style-name="T34"> </text:span><text:span text:style-name="T21">ﭔ</text:span><text:span text:style-name="T34"> </text:span><text:span text:style-name="T21">ﭕ</text:span><text:span text:style-name="T34"> </text:span><text:span text:style-name="T21">ﭖ</text:span><text:span text:style-name="T34"> </text:span><text:span text:style-name="T21">ﭗ</text:span><text:span text:style-name="T34"> </text:span><text:span text:style-name="T21">ﭘ</text:span><text:span text:style-name="T34"> </text:span><text:span text:style-name="T21">ﭙ</text:span><text:span text:style-name="T34"> </text:span><text:span text:style-name="T21">ﭚ</text:span></text:p>
      <text:p text:style-name="P39"><text:span text:style-name="T21">ﭛ</text:span><text:span text:style-name="T34"> </text:span><text:span text:style-name="T21">ﭜ</text:span><text:span text:style-name="T34"> </text:span><text:span text:style-name="T21">ﭝ</text:span><text:span text:style-name="T34"> </text:span><text:span text:style-name="T21">ﭞ</text:span><text:span text:style-name="T34"> </text:span><text:span text:style-name="T21">ﭟ</text:span><text:span text:style-name="T34"> </text:span><text:span text:style-name="T21">ﭠ</text:span><text:span text:style-name="T34"> </text:span><text:span text:style-name="T21">ﭡ</text:span><text:span text:style-name="T34"> </text:span><text:span text:style-name="T21">ﭢ</text:span><text:span text:style-name="T34"> </text:span><text:span text:style-name="T21">ﭣ</text:span></text:p>
      <text:p text:style-name="P39"><text:span text:style-name="T21">ﭤ</text:span><text:span text:style-name="T34"> </text:span><text:span text:style-name="T21">ﭥ</text:span><text:span text:style-name="T34"> </text:span><text:span text:style-name="T21">ﭦ</text:span><text:span text:style-name="T34"> </text:span><text:span text:style-name="T21">ﭧ</text:span><text:span text:style-name="T34"> </text:span><text:span text:style-name="T21">ﭨﭩ</text:span><text:span text:style-name="T34"> </text:span><text:span text:style-name="T21">ﭪ</text:span><text:span text:style-name="T34"> </text:span><text:span text:style-name="T21">ﭫ</text:span><text:span text:style-name="T34"> </text:span><text:span text:style-name="T21">ﭬ</text:span></text:p>
      <text:p text:style-name="P39"><text:span text:style-name="T21">ﭭ</text:span><text:span text:style-name="T34"> </text:span><text:span text:style-name="T21">ﭮ</text:span><text:span text:style-name="T34"> </text:span><text:span text:style-name="T21">ﭯ</text:span><text:span text:style-name="T34"> </text:span><text:span text:style-name="T21">ﭰ</text:span><text:span text:style-name="T34"> </text:span><text:span text:style-name="T21">ﭱ</text:span><text:span text:style-name="T34"> </text:span><text:span text:style-name="T21">ﭲ</text:span><text:span text:style-name="T34"> </text:span><text:span text:style-name="T21">ﭳ</text:span><text:span text:style-name="T34"> </text:span><text:span text:style-name="T21">ﭴ</text:span><text:span text:style-name="T34"> </text:span><text:span text:style-name="T21">ﭵﭶ</text:span></text:p>
      <text:p text:style-name="P39"><text:span text:style-name="T21">ﭷ</text:span><text:span text:style-name="T34"> </text:span><text:span text:style-name="T21">ﭸ</text:span><text:span text:style-name="T34"> </text:span><text:span text:style-name="T21">ﭹ</text:span><text:span text:style-name="T34"> </text:span><text:span text:style-name="T21">ﭺ</text:span><text:span text:style-name="T34"> </text:span><text:span text:style-name="T21">ﭻ</text:span><text:span text:style-name="T34"> </text:span><text:span text:style-name="T21">ﭼ</text:span><text:span text:style-name="T34"> </text:span><text:span text:style-name="T21">ﭽ</text:span><text:span text:style-name="T34"> </text:span><text:span text:style-name="T21">ﭾ</text:span><text:span text:style-name="T34"> </text:span><text:span text:style-name="T21">ﭿ</text:span><text:span text:style-name="T34"> </text:span><text:span text:style-name="T21">ﮀ</text:span></text:p>
      <text:p text:style-name="P39"><text:span text:style-name="T21">ﮁ</text:span><text:span text:style-name="T34"> </text:span><text:span text:style-name="T21">ﮂ</text:span><text:span text:style-name="T34"> </text:span><text:span text:style-name="T21">ﮃﮄ</text:span><text:span text:style-name="T34"> </text:span><text:span text:style-name="T21">ﮅ</text:span><text:span text:style-name="T34"> </text:span><text:span text:style-name="T21">ﮆ</text:span><text:span text:style-name="T34"> </text:span><text:span text:style-name="T21">ﮇ</text:span><text:span text:style-name="T34"> </text:span><text:span text:style-name="T21">ﮈ</text:span><text:span text:style-name="T34"> </text:span><text:span text:style-name="T21">ﮉ</text:span><text:span text:style-name="T34"> </text:span><text:span text:style-name="T21">ﮊ</text:span><text:span text:style-name="T34"> </text:span><text:span text:style-name="T21">ﮋ</text:span></text:p>
      <text:p text:style-name="P39"><text:span text:style-name="T21">ﮌ</text:span><text:span text:style-name="T34"> </text:span><text:span text:style-name="T21">ﮍ</text:span><text:span text:style-name="T34"> </text:span><text:span text:style-name="T21">ﮎ</text:span><text:span text:style-name="T34"> </text:span><text:span text:style-name="T21">ﮏ</text:span><text:span text:style-name="T34"> </text:span><text:span text:style-name="T21">ﮐ</text:span><text:span text:style-name="T34"> </text:span><text:span text:style-name="T21">ﮑ</text:span><text:span text:style-name="T34"> </text:span><text:span text:style-name="T21">ﮒ</text:span><text:span text:style-name="T34"> </text:span><text:span text:style-name="T21">ﮓ</text:span></text:p>
      <text:p text:style-name="P39"><text:span text:style-name="T21">ﮔ</text:span><text:span text:style-name="T34"> </text:span><text:span text:style-name="T21">ﮕ</text:span><text:span text:style-name="T34"> </text:span><text:span text:style-name="T21">ﮖ</text:span><text:span text:style-name="T34"> </text:span><text:span text:style-name="T21">ﮗ</text:span><text:span text:style-name="T34"> </text:span><text:span text:style-name="T21">ﮘ</text:span><text:span text:style-name="T34"> </text:span><text:span text:style-name="T21">ﮙ</text:span><text:span text:style-name="T34"> </text:span><text:span text:style-name="T21">ﮚ</text:span><text:span text:style-name="T34"> </text:span><text:span text:style-name="T21">ﮛ</text:span></text:p>
      <text:p text:style-name="P39"><text:span text:style-name="T21">ﮜ</text:span><text:span text:style-name="T34"> </text:span><text:span text:style-name="T21">ﮝ</text:span><text:span text:style-name="T34"> </text:span><text:span text:style-name="T21">ﮞ</text:span><text:span text:style-name="T34"> </text:span><text:span text:style-name="T21">ﮟ</text:span><text:span text:style-name="T34"> </text:span><text:span text:style-name="T21">ﮠ</text:span><text:span text:style-name="T34"> </text:span><text:span text:style-name="T21">ﮡ</text:span><text:span text:style-name="T34"> </text:span><text:span text:style-name="T21">ﮢ</text:span><text:span text:style-name="T34"> </text:span><text:span text:style-name="T21">ﮣ</text:span></text:p>
      <text:p text:style-name="P39"><text:span text:style-name="T21">ﮤ</text:span><text:span text:style-name="T34"> </text:span><text:span text:style-name="T21">ﮥ</text:span><text:span text:style-name="T34"> </text:span><text:span text:style-name="T21">ﮦ</text:span><text:span text:style-name="T34"> </text:span><text:span text:style-name="T21">ﮧ</text:span><text:span text:style-name="T34"> </text:span><text:span text:style-name="T21">ﮨ</text:span><text:span text:style-name="T34"> </text:span><text:span text:style-name="T21">ﮩ</text:span><text:span text:style-name="T34"> </text:span><text:span text:style-name="T21">ﮪ</text:span><text:span text:style-name="T34"> </text:span><text:span text:style-name="T21">ﮫ</text:span></text:p>
      <text:p text:style-name="P39"><text:span text:style-name="T21">ﮬ</text:span><text:span text:style-name="T34"> </text:span><text:span text:style-name="T21">ﮭ</text:span><text:span text:style-name="T34"> </text:span><text:span text:style-name="T21">ﮮﮯ</text:span><text:span text:style-name="T34"> </text:span><text:span text:style-name="T21">ﮰ</text:span><text:span text:style-name="T34"> </text:span><text:span text:style-name="T21">ﮱ</text:span><text:span text:style-name="T34"> </text:span><text:span text:style-name="T21">ﯓ</text:span><text:span text:style-name="T34"> </text:span><text:span text:style-name="T21">ﯔ</text:span><text:span text:style-name="T34"> </text:span><text:span text:style-name="T21">ﯕ</text:span><text:span text:style-name="T34"> </text:span><text:span text:style-name="T21">ﯖ</text:span></text:p>
      <text:p text:style-name="P39"><text:span text:style-name="T21">ﯗ</text:span><text:span text:style-name="T34"> </text:span><text:span text:style-name="T21">ﯘ</text:span><text:span text:style-name="T34"> </text:span><text:span text:style-name="T21">ﯙ</text:span><text:span text:style-name="T34"> </text:span><text:span text:style-name="T21">ﯚ</text:span><text:span text:style-name="T34"> </text:span><text:span text:style-name="T21">ﯛ</text:span><text:span text:style-name="T34"> </text:span><text:span text:style-name="T21">ﯜﯝ</text:span><text:span text:style-name="T34"> </text:span><text:span text:style-name="T21">ﯞ</text:span><text:span text:style-name="T34"> </text:span><text:span text:style-name="T21">ﯟ</text:span></text:p>
      <text:p text:style-name="P39"><text:span text:style-name="T21">ﯠ</text:span><text:span text:style-name="T34"> </text:span><text:span text:style-name="T21">ﯡ</text:span><text:span text:style-name="T34"> </text:span><text:span text:style-name="T21">ﯢ</text:span><text:span text:style-name="T34"> </text:span><text:span text:style-name="T21">ﯣ</text:span><text:span text:style-name="T34"> </text:span><text:span text:style-name="T21">ﯤ</text:span><text:span text:style-name="T34"> </text:span><text:span text:style-name="T21">ﯥ</text:span><text:span text:style-name="T34"> </text:span><text:span text:style-name="T21">ﯦ</text:span><text:span text:style-name="T34"> </text:span><text:span text:style-name="T21">ﯧ</text:span><text:span text:style-name="T34"> </text:span><text:span text:style-name="T21">ﯨ</text:span><text:span text:style-name="T34"> </text:span><text:span text:style-name="T21">ﯩ</text:span></text:p>
      <text:p text:style-name="P39"><text:span text:style-name="T21">ﯪ</text:span><text:span text:style-name="T34"> </text:span><text:span text:style-name="T21">ﯫ</text:span><text:span text:style-name="T34"> </text:span><text:span text:style-name="T21">ﯬ</text:span><text:span text:style-name="T34"> </text:span><text:span text:style-name="T21">ﯭ</text:span><text:span text:style-name="T34"> </text:span><text:span text:style-name="T21">ﯮ</text:span><text:span text:style-name="T34"> </text:span><text:span text:style-name="T21">ﯯ</text:span><text:span text:style-name="T34"> </text:span><text:span text:style-name="T21">ﯰ</text:span><text:span text:style-name="T34"> </text:span><text:span text:style-name="T21">ﯱ</text:span></text:p>
      <text:p text:style-name="P13"><text:span text:style-name="T20">ﯲ</text:span><text:span text:style-name="T32"> </text:span><text:span text:style-name="T20">ﯳ</text:span><text:span text:style-name="T32"> </text:span><text:span text:style-name="T20">ﯴ</text:span><text:span text:style-name="T32"> </text:span><text:span text:style-name="T20">ﯵ</text:span><text:span text:style-name="T32"> </text:span><text:span text:style-name="T20">ﯶ</text:span><text:span text:style-name="T32"> </text:span><text:span text:style-name="T20">ﯷ</text:span><text:span text:style-name="T32"> </text:span><text:span text:style-name="T20">ﯸ</text:span><text:span text:style-name="T32"> </text:span><text:span text:style-name="T20">ﯹ</text:span></text:p>
      <text:p text:style-name="P62"><text:span text:style-name="T22">ﭑ</text:span><text:span text:style-name="T32"> </text:span><text:span text:style-name="T22">ﭒ</text:span><text:span text:style-name="T32"> </text:span><text:span text:style-name="T22">ﭓ</text:span><text:span text:style-name="T32"> </text:span><text:span text:style-name="T22">ﭔ</text:span><text:span text:style-name="T32"> </text:span><text:span text:style-name="T22">ﭕ</text:span><text:span text:style-name="T32"> </text:span><text:span text:style-name="T22">ﭖ</text:span><text:span text:style-name="T32"> </text:span><text:span text:style-name="T22">ﭗﭘ</text:span><text:span text:style-name="T32"> </text:span><text:span text:style-name="T22">ﭙ</text:span><text:span text:style-name="T32"> </text:span><text:span text:style-name="T22">ﭚ</text:span></text:p>
      <text:p text:style-name="P28"><text:span text:style-name="T22">ﭛ</text:span><text:span text:style-name="T32"> </text:span><text:span text:style-name="T22">ﭜ</text:span><text:span text:style-name="T32"> </text:span><text:span text:style-name="T22">ﭝ</text:span><text:span text:style-name="T32"> </text:span><text:span text:style-name="T22">ﭞ</text:span><text:span text:style-name="T32"> </text:span><text:span text:style-name="T22">ﭟ</text:span><text:span text:style-name="T32"> </text:span><text:span text:style-name="T22">ﭠ</text:span></text:p>
      <text:p text:style-name="P28"><text:span text:style-name="T22">ﭡ</text:span><text:span text:style-name="T32"> </text:span><text:span text:style-name="T22">ﭢ</text:span><text:span text:style-name="T32"> </text:span><text:span text:style-name="T22">ﭣ</text:span><text:span text:style-name="T32"> </text:span><text:span text:style-name="T22">ﭤ</text:span><text:span text:style-name="T32"> </text:span><text:span text:style-name="T22">ﭥ</text:span><text:span text:style-name="T32"> </text:span><text:span text:style-name="T22">ﭦ</text:span><text:span text:style-name="T32"> </text:span><text:span text:style-name="T22">ﭧ</text:span><text:span text:style-name="T32"> </text:span><text:span text:style-name="T22">ﭨﭩ</text:span></text:p>
      <text:p text:style-name="P28"><text:span text:style-name="T22">ﭪ</text:span><text:span text:style-name="T32"> </text:span><text:span text:style-name="T22">ﭫ</text:span><text:span text:style-name="T32"> </text:span><text:span text:style-name="T22">ﭬ</text:span><text:span text:style-name="T32"> </text:span><text:span text:style-name="T22">ﭭ</text:span><text:span text:style-name="T32"> </text:span><text:span text:style-name="T22">ﭮ</text:span><text:span text:style-name="T32"> </text:span><text:span text:style-name="T22">ﭯ</text:span><text:span text:style-name="T32"> </text:span><text:span text:style-name="T22">ﭰ</text:span><text:span text:style-name="T32"> </text:span><text:span text:style-name="T22">ﭱ</text:span><text:span text:style-name="T32"> </text:span><text:span text:style-name="T22">ﭲ</text:span><text:span text:style-name="T32"> </text:span><text:span text:style-name="T22">ﭳ</text:span></text:p>
      <text:p text:style-name="P28"><text:span text:style-name="T22">ﭴﭵ</text:span><text:span text:style-name="T32"> </text:span><text:span text:style-name="T22">ﭶ</text:span><text:span text:style-name="T32"> </text:span><text:span text:style-name="T22">ﭷ</text:span><text:span text:style-name="T32"> </text:span><text:span text:style-name="T22">ﭸ</text:span><text:span text:style-name="T32"> </text:span><text:span text:style-name="T22">ﭹ</text:span><text:span text:style-name="T32"> </text:span><text:span text:style-name="T22">ﭺ</text:span><text:span text:style-name="T32"> </text:span><text:span text:style-name="T22">ﭻ</text:span><text:span text:style-name="T32"> </text:span><text:span text:style-name="T22">ﭼ</text:span></text:p>
      <text:p text:style-name="P28"><text:span text:style-name="T22">ﭽﭾ</text:span><text:span text:style-name="T32"> </text:span><text:span text:style-name="T22">ﭿ</text:span><text:span text:style-name="T32"> </text:span><text:span text:style-name="T22">ﮀ</text:span><text:span text:style-name="T32"> </text:span><text:span text:style-name="T22">ﮁ</text:span><text:span text:style-name="T32"> </text:span><text:span text:style-name="T22">ﮂ</text:span><text:span text:style-name="T32"> </text:span><text:span text:style-name="T22">ﮃ</text:span><text:span text:style-name="T32"> </text:span><text:span text:style-name="T22">ﮄ</text:span><text:span text:style-name="T32"> </text:span><text:span text:style-name="T22">ﮅ</text:span><text:span text:style-name="T32"> </text:span><text:span text:style-name="T22">ﮆ</text:span><text:span text:style-name="T32"> </text:span><text:span text:style-name="T22">ﮇﮈ</text:span></text:p>
      <text:p text:style-name="P28"><text:span text:style-name="T22">ﮉ</text:span><text:span text:style-name="T32"> </text:span><text:span text:style-name="T22">ﮊ</text:span><text:span text:style-name="T32"> </text:span><text:span text:style-name="T22">ﮋ</text:span><text:span text:style-name="T32"> </text:span><text:span text:style-name="T22">ﮌ</text:span><text:span text:style-name="T32"> </text:span><text:span text:style-name="T22">ﮍﮎ</text:span><text:span text:style-name="T32"> </text:span><text:span text:style-name="T22">ﮏ</text:span><text:span text:style-name="T32"> </text:span><text:span text:style-name="T22">ﮐ</text:span><text:span text:style-name="T32"> </text:span><text:span text:style-name="T22">ﮑ</text:span></text:p>
      <text:p text:style-name="P28"><text:span text:style-name="T22">ﮒ</text:span><text:span text:style-name="T32"> </text:span><text:span text:style-name="T22">ﮓ</text:span><text:span text:style-name="T32"> </text:span><text:span text:style-name="T22">ﮔ</text:span><text:span text:style-name="T32"> </text:span><text:span text:style-name="T22">ﮕ</text:span><text:span text:style-name="T32"> </text:span><text:span text:style-name="T22">ﮖ</text:span><text:span text:style-name="T32"> </text:span><text:span text:style-name="T22">ﮗ</text:span><text:span text:style-name="T32"> </text:span><text:span text:style-name="T22">ﮘﮙ</text:span><text:span text:style-name="T32"> </text:span><text:span text:style-name="T22">ﮚ</text:span><text:span text:style-name="T32"> </text:span><text:span text:style-name="T22">ﮛ</text:span><text:span text:style-name="T32"> </text:span><text:span text:style-name="T22">ﮜ</text:span><text:span text:style-name="T32"> </text:span><text:span text:style-name="T22">ﮝ</text:span></text:p>
      <text:p text:style-name="P28"><text:span text:style-name="T22">ﮞﮟ</text:span><text:span text:style-name="T32"> </text:span><text:span text:style-name="T22">ﮠ</text:span><text:span text:style-name="T32"> </text:span><text:span text:style-name="T22">ﮡ</text:span><text:span text:style-name="T32"> </text:span><text:span text:style-name="T22">ﮢ</text:span><text:span text:style-name="T32"> </text:span><text:span text:style-name="T22">ﮣ</text:span><text:span text:style-name="T32"> </text:span><text:span text:style-name="T22">ﮤ</text:span><text:span text:style-name="T32"> </text:span><text:span text:style-name="T22">ﮥ</text:span><text:span text:style-name="T32"> </text:span><text:span text:style-name="T22">ﮦ</text:span><text:span text:style-name="T32"> </text:span><text:span text:style-name="T22">ﮧ</text:span></text:p>
      <text:p text:style-name="P28"><text:span text:style-name="T22">ﮨ</text:span><text:span text:style-name="T32"> </text:span><text:span text:style-name="T22">ﮩ</text:span><text:span text:style-name="T32"> </text:span><text:span text:style-name="T22">ﮪ</text:span><text:span text:style-name="T32"> </text:span><text:span text:style-name="T22">ﮫ</text:span><text:span text:style-name="T32"> </text:span><text:span text:style-name="T22">ﮬﮭ</text:span><text:span text:style-name="T32"> </text:span><text:span text:style-name="T22">ﮮ</text:span><text:span text:style-name="T32"> </text:span><text:span text:style-name="T22">ﮯ</text:span><text:span text:style-name="T32"> </text:span><text:span text:style-name="T22">ﮰ</text:span><text:span text:style-name="T32"> </text:span><text:span text:style-name="T22">ﮱ</text:span></text:p>
      <text:p text:style-name="P28"><text:span text:style-name="T22">ﯓ</text:span><text:span text:style-name="T32"> </text:span><text:span text:style-name="T22">ﯔ</text:span><text:span text:style-name="T32"> </text:span><text:span text:style-name="T22">ﯕ</text:span><text:span text:style-name="T32"> </text:span><text:span text:style-name="T22">ﯖ</text:span><text:span text:style-name="T32"> </text:span><text:span text:style-name="T22">ﯗ</text:span><text:span text:style-name="T32"> </text:span><text:span text:style-name="T22">ﯘ</text:span><text:span text:style-name="T32"> </text:span><text:span text:style-name="T22">ﯙ</text:span><text:span text:style-name="T32"> </text:span><text:span text:style-name="T22">ﯚ</text:span></text:p>
      <text:p text:style-name="P28"><text:span text:style-name="T22">ﯛﯜ</text:span><text:span text:style-name="T32"> </text:span><text:span text:style-name="T22">ﯝ</text:span><text:span text:style-name="T32"> </text:span><text:span text:style-name="T22">ﯞ</text:span><text:span text:style-name="T32"> </text:span><text:span text:style-name="T22">ﯟ</text:span><text:span text:style-name="T32"> </text:span><text:span text:style-name="T22">ﯠ</text:span><text:span text:style-name="T32"> </text:span><text:span text:style-name="T22">ﯡ</text:span><text:span text:style-name="T32"> </text:span><text:span text:style-name="T22">ﯢ</text:span></text:p>
      <text:p text:style-name="P28"><text:span text:style-name="T22">ﯣ</text:span><text:span text:style-name="T32"> </text:span><text:span text:style-name="T22">ﯤ</text:span><text:span text:style-name="T32"> </text:span><text:span text:style-name="T22">ﯥ</text:span><text:span text:style-name="T32"> </text:span><text:span text:style-name="T22">ﯦ</text:span><text:span text:style-name="T32"> </text:span><text:span text:style-name="T22">ﯧ</text:span><text:span text:style-name="T32"> </text:span><text:span text:style-name="T22">ﯨ</text:span><text:span text:style-name="T32"> </text:span><text:span text:style-name="T22">ﯩ</text:span></text:p>
      <text:p text:style-name="P28"><text:span text:style-name="T22">ﯪ</text:span><text:span text:style-name="T32"> </text:span><text:span text:style-name="T22">ﯫ</text:span><text:span text:style-name="T32"> </text:span><text:span text:style-name="T22">ﯬ</text:span><text:span text:style-name="T32"> </text:span><text:span text:style-name="T22">ﯭ</text:span><text:span text:style-name="T32"> </text:span><text:span text:style-name="T22">ﯮ</text:span><text:span text:style-name="T32"> </text:span><text:span text:style-name="T22">ﯯ</text:span><text:span text:style-name="T32"> </text:span><text:span text:style-name="T22">ﯰﯱ</text:span><text:span text:style-name="T32"> </text:span><text:span text:style-name="T22">ﯲ</text:span><text:span text:style-name="T32"> </text:span><text:span text:style-name="T22">ﯳ</text:span></text:p>
      <text:p text:style-name="P14"><text:span text:style-name="T22">ﯴ</text:span><text:span text:style-name="T32"> </text:span><text:span text:style-name="T22">ﯵ</text:span><text:span text:style-name="T32"> </text:span><text:span text:style-name="T22">ﯶﯷ</text:span><text:span text:style-name="T32"> </text:span><text:span text:style-name="T22">ﯸ</text:span><text:span text:style-name="T32"> </text:span><text:span text:style-name="T22">ﯹ</text:span><text:span text:style-name="T32"> </text:span><text:span text:style-name="T22">ﯺ</text:span><text:span text:style-name="T32"> </text:span><text:span text:style-name="T22">ﯻ</text:span><text:span text:style-name="T32"> </text:span><text:span text:style-name="T22">ﯼ</text:span></text:p>
      <text:p text:style-name="P75"><text:span text:style-name="T27">ﭑ</text:span><text:span text:style-name="T24">ﭒ</text:span><text:span text:style-name="T34"> </text:span><text:span text:style-name="T24">ﭓ</text:span><text:span text:style-name="T34"> </text:span><text:span text:style-name="T24">ﭔ</text:span><text:span text:style-name="T34"> </text:span><text:span text:style-name="T24">ﭕ</text:span><text:span text:style-name="T34"> </text:span><text:span text:style-name="T24">ﭖ</text:span><text:span text:style-name="T34"> </text:span><text:span text:style-name="T24">ﭗ</text:span><text:span text:style-name="T34"> </text:span><text:span text:style-name="T24">ﭘ</text:span><text:span text:style-name="T34"> </text:span><text:span text:style-name="T24">ﭙ</text:span><text:span text:style-name="T34"> </text:span><text:span text:style-name="T24">ﭚ</text:span><text:span text:style-name="T34"> </text:span><text:span text:style-name="T24">ﭛ</text:span><text:span text:style-name="T34"> </text:span><text:span text:style-name="T24">ﭜﭝ</text:span></text:p>
      <text:p text:style-name="P40"><text:span text:style-name="T24">ﭞ</text:span><text:span text:style-name="T34"> </text:span><text:span text:style-name="T24">ﭟ</text:span><text:span text:style-name="T34"> </text:span><text:span text:style-name="T24">ﭠ</text:span><text:span text:style-name="T34"> </text:span><text:span text:style-name="T24">ﭡ</text:span><text:span text:style-name="T34"> </text:span><text:span text:style-name="T24">ﭢ</text:span><text:span text:style-name="T34"> </text:span><text:span text:style-name="T24">ﭣ</text:span><text:span text:style-name="T34"> </text:span><text:span text:style-name="T24">ﭤ</text:span><text:span text:style-name="T34"> </text:span><text:span text:style-name="T24">ﭥ</text:span><text:span text:style-name="T34"> </text:span><text:span text:style-name="T24">ﭦ</text:span><text:span text:style-name="T34"> </text:span><text:span text:style-name="T24">ﭧ</text:span><text:span text:style-name="T34"> </text:span><text:span text:style-name="T24">ﭨ</text:span><text:span text:style-name="T34"> </text:span><text:span text:style-name="T24">ﭩ</text:span></text:p>
      <text:p text:style-name="P40"><text:span text:style-name="T24">ﭪ</text:span><text:span text:style-name="T34"> </text:span><text:span text:style-name="T24">ﭫ</text:span><text:span text:style-name="T34"> </text:span><text:span text:style-name="T24">ﭬ</text:span><text:span text:style-name="T34"> </text:span><text:span text:style-name="T24">ﭭ</text:span><text:span text:style-name="T34"> </text:span><text:span text:style-name="T24">ﭮﭯ</text:span><text:span text:style-name="T34"> </text:span><text:span text:style-name="T24">ﭰ</text:span><text:span text:style-name="T34"> </text:span><text:span text:style-name="T24">ﭱ</text:span><text:span text:style-name="T34"> </text:span><text:span text:style-name="T24">ﭲ</text:span><text:span text:style-name="T34"> </text:span><text:span text:style-name="T24">ﭳ</text:span></text:p>
      <text:p text:style-name="P40"><text:span text:style-name="T24">ﭴ</text:span><text:span text:style-name="T34"> </text:span><text:span text:style-name="T24">ﭵ</text:span><text:span text:style-name="T34"> </text:span><text:span text:style-name="T24">ﭶ</text:span><text:span text:style-name="T34"> </text:span><text:span text:style-name="T24">ﭷ</text:span><text:span text:style-name="T34"> </text:span><text:span text:style-name="T24">ﭸ</text:span><text:span text:style-name="T34"> </text:span><text:span text:style-name="T24">ﭹ</text:span><text:span text:style-name="T34"> </text:span><text:span text:style-name="T24">ﭺ</text:span><text:span text:style-name="T34"> </text:span><text:span text:style-name="T24">ﭻ</text:span><text:span text:style-name="T34"> </text:span><text:span text:style-name="T24">ﭼ</text:span><text:span text:style-name="T34"> </text:span><text:span text:style-name="T24">ﭽ</text:span><text:span text:style-name="T34"> </text:span><text:span text:style-name="T24">ﭾ</text:span></text:p>
      <text:p text:style-name="P40"><text:span text:style-name="T24">ﭿ</text:span><text:span text:style-name="T34"> </text:span><text:span text:style-name="T24">ﮀ</text:span><text:span text:style-name="T34"> </text:span><text:span text:style-name="T24">ﮁ</text:span><text:span text:style-name="T34"> </text:span><text:span text:style-name="T24">ﮂ</text:span><text:span text:style-name="T34"> </text:span><text:span text:style-name="T24">ﮃﮄ</text:span><text:span text:style-name="T34"> </text:span><text:span text:style-name="T24">ﮅ</text:span><text:span text:style-name="T34"> </text:span><text:span text:style-name="T24">ﮆ</text:span><text:span text:style-name="T34"> </text:span><text:span text:style-name="T24">ﮇ</text:span><text:span text:style-name="T34"> </text:span><text:span text:style-name="T24">ﮈ</text:span></text:p>
      <text:p text:style-name="P40"><text:span text:style-name="T24">ﮉ</text:span><text:span text:style-name="T34"> </text:span><text:span text:style-name="T24">ﮊ</text:span><text:span text:style-name="T34"> </text:span><text:span text:style-name="T24">ﮋ</text:span><text:span text:style-name="T34"> </text:span><text:span text:style-name="T24">ﮌ</text:span><text:span text:style-name="T34"> </text:span><text:span text:style-name="T24">ﮍ</text:span><text:span text:style-name="T34"> </text:span><text:span text:style-name="T24">ﮎ</text:span><text:span text:style-name="T34"> </text:span><text:span text:style-name="T24">ﮏ</text:span><text:span text:style-name="T34"> </text:span><text:span text:style-name="T24">ﮐ</text:span><text:span text:style-name="T34"> </text:span><text:span text:style-name="T24">ﮑ</text:span><text:span text:style-name="T34"> </text:span><text:span text:style-name="T24">ﮒ</text:span></text:p>
      <text:p text:style-name="P40"><text:span text:style-name="T24">ﮓ</text:span><text:span text:style-name="T34"> </text:span><text:span text:style-name="T24">ﮔ</text:span><text:span text:style-name="T34"> </text:span><text:span text:style-name="T24">ﮕ</text:span><text:span text:style-name="T34"> </text:span><text:span text:style-name="T24">ﮖ</text:span><text:span text:style-name="T34"> </text:span><text:span text:style-name="T24">ﮗ</text:span><text:span text:style-name="T34"> </text:span><text:span text:style-name="T24">ﮘ</text:span><text:span text:style-name="T34"> </text:span><text:span text:style-name="T24">ﮙ</text:span></text:p>
      <text:p text:style-name="P40"><text:span text:style-name="T24">ﮚ</text:span><text:span text:style-name="T34"> </text:span><text:span text:style-name="T24">ﮛ</text:span><text:span text:style-name="T34"> </text:span><text:span text:style-name="T24">ﮜ</text:span><text:span text:style-name="T34"> </text:span><text:span text:style-name="T24">ﮝ</text:span><text:span text:style-name="T34"> </text:span><text:span text:style-name="T24">ﮞ</text:span><text:span text:style-name="T34"> </text:span><text:span text:style-name="T24">ﮟ</text:span><text:span text:style-name="T34"> </text:span><text:span text:style-name="T24">ﮠ</text:span><text:span text:style-name="T34"> </text:span><text:span text:style-name="T24">ﮡ</text:span><text:span text:style-name="T34"> </text:span><text:span text:style-name="T24">ﮢﮣ</text:span><text:span text:style-name="T34"> </text:span><text:span text:style-name="T24">ﮤ</text:span></text:p>
      <text:p text:style-name="P40"><text:span text:style-name="T24">ﮥ</text:span><text:span text:style-name="T34"> </text:span><text:span text:style-name="T24">ﮦ</text:span><text:span text:style-name="T34"> </text:span><text:span text:style-name="T24">ﮧ</text:span><text:span text:style-name="T34"> </text:span><text:span text:style-name="T24">ﮨ</text:span><text:span text:style-name="T34"> </text:span><text:span text:style-name="T24">ﮩﮪ</text:span><text:span text:style-name="T34"> </text:span><text:span text:style-name="T24">ﮫ</text:span><text:span text:style-name="T34"> </text:span><text:span text:style-name="T24">ﮬ</text:span><text:span text:style-name="T34"> </text:span><text:span text:style-name="T24">ﮭ</text:span><text:span text:style-name="T34"> </text:span><text:span text:style-name="T24">ﮮ</text:span><text:span text:style-name="T34"> </text:span><text:span text:style-name="T24">ﮯ</text:span></text:p>
      <text:p text:style-name="P40"><text:span text:style-name="T24">ﮰ</text:span><text:span text:style-name="T34"> </text:span><text:span text:style-name="T24">ﮱ</text:span><text:span text:style-name="T34"> </text:span><text:span text:style-name="T24">ﯓ</text:span><text:span text:style-name="T34"> </text:span><text:span text:style-name="T24">ﯔ</text:span><text:span text:style-name="T34"> </text:span><text:span text:style-name="T24">ﯕ</text:span><text:span text:style-name="T34"> </text:span><text:span text:style-name="T24">ﯖﯗ</text:span><text:span text:style-name="T34"> </text:span><text:span text:style-name="T24">ﯘ</text:span><text:span text:style-name="T34"> </text:span><text:span text:style-name="T24">ﯙ</text:span></text:p>
      <text:p text:style-name="P40"><text:span text:style-name="T24">ﯚ</text:span><text:span text:style-name="T34"> </text:span><text:span text:style-name="T24">ﯛ</text:span><text:span text:style-name="T34"> </text:span><text:span text:style-name="T24">ﯜ</text:span><text:span text:style-name="T34"> </text:span><text:span text:style-name="T24">ﯝ</text:span><text:span text:style-name="T34"> </text:span><text:span text:style-name="T24">ﯞ</text:span><text:span text:style-name="T34"> </text:span><text:span text:style-name="T24">ﯟﯠ</text:span><text:span text:style-name="T34"> </text:span><text:span text:style-name="T24">ﯡ</text:span><text:span text:style-name="T34"> </text:span><text:span text:style-name="T24">ﯢ</text:span><text:span text:style-name="T34"> </text:span><text:span text:style-name="T24">ﯣ</text:span><text:span text:style-name="T34"> </text:span><text:span text:style-name="T24">ﯤ</text:span></text:p>
      <text:p text:style-name="P40"><text:span text:style-name="T24">ﯥ</text:span><text:span text:style-name="T34"> </text:span><text:span text:style-name="T24">ﯦ</text:span><text:span text:style-name="T34"> </text:span><text:span text:style-name="T24">ﯧ</text:span><text:span text:style-name="T34"> </text:span><text:span text:style-name="T24">ﯨ</text:span><text:span text:style-name="T34"> </text:span><text:span text:style-name="T24">ﯩ</text:span><text:span text:style-name="T34"> </text:span><text:span text:style-name="T24">ﯪ</text:span><text:span text:style-name="T34"> </text:span><text:span text:style-name="T24">ﯫ</text:span><text:span text:style-name="T34"> </text:span><text:span text:style-name="T24">ﯬ</text:span><text:span text:style-name="T34"> </text:span><text:span text:style-name="T24">ﯭ</text:span><text:span text:style-name="T34"> </text:span><text:span text:style-name="T24">ﯮ</text:span></text:p>
      <text:p text:style-name="P40"><text:span text:style-name="T24">ﯯ</text:span><text:span text:style-name="T34"> </text:span><text:span text:style-name="T24">ﯰﯱ</text:span><text:span text:style-name="T34"> </text:span><text:span text:style-name="T24">ﯲ</text:span><text:span text:style-name="T34"> </text:span><text:span text:style-name="T24">ﯳﯴ</text:span><text:span text:style-name="T34"> </text:span><text:span text:style-name="T24">ﯵ</text:span><text:span text:style-name="T34"> </text:span><text:span text:style-name="T24">ﯶ</text:span><text:span text:style-name="T34"> </text:span><text:span text:style-name="T24">ﯷ</text:span><text:span text:style-name="T34"> </text:span><text:span text:style-name="T24">ﯸ</text:span><text:span text:style-name="T34"> </text:span><text:span text:style-name="T24">ﯹ</text:span></text:p>
      <text:p text:style-name="P40"><text:span text:style-name="T24">ﯺ</text:span><text:span text:style-name="T34"> </text:span><text:span text:style-name="T24">ﯻ</text:span><text:span text:style-name="T34"> </text:span><text:span text:style-name="T24">ﯼ</text:span><text:span text:style-name="T34"> </text:span><text:span text:style-name="T24">ﯽ</text:span><text:span text:style-name="T34"> </text:span><text:span text:style-name="T24">ﯾ</text:span><text:span text:style-name="T34"> </text:span><text:span text:style-name="T24">ﯿ</text:span><text:span text:style-name="T34"> </text:span><text:span text:style-name="T24">ﰀ</text:span><text:span text:style-name="T34"> </text:span><text:span text:style-name="T24">ﰁ</text:span><text:span text:style-name="T34"> </text:span><text:span text:style-name="T24">ﰂ</text:span><text:span text:style-name="T34"> </text:span><text:span text:style-name="T24">ﰃ</text:span></text:p>
      <text:p text:style-name="P15"><text:span text:style-name="T23">ﰄ</text:span><text:span text:style-name="T32"> </text:span><text:span text:style-name="T23">ﰅ</text:span><text:span text:style-name="T32"> </text:span><text:span text:style-name="T23">ﰆ</text:span><text:span text:style-name="T32"> </text:span><text:span text:style-name="T23">ﰇ</text:span><text:span text:style-name="T32"> </text:span><text:span text:style-name="T23">ﰈ</text:span><text:span text:style-name="T32"> </text:span><text:span text:style-name="T23">ﰉ</text:span><text:span text:style-name="T32"> </text:span><text:span text:style-name="T23">ﰊ</text:span><text:span text:style-name="T32"> </text:span><text:span text:style-name="T23">ﰋ</text:span><text:span text:style-name="T32"> </text:span><text:span text:style-name="T23">ﰌ</text:span><text:span text:style-name="T32"> </text:span><text:span text:style-name="T23">ﰍ</text:span></text:p>
      <text:p text:style-name="P63"><text:span text:style-name="T25">ﭑ</text:span><text:span text:style-name="T32"> </text:span><text:span text:style-name="T25">ﭒ</text:span><text:span text:style-name="T32"> </text:span><text:span text:style-name="T25">ﭓ</text:span><text:span text:style-name="T32"> </text:span><text:span text:style-name="T25">ﭔ</text:span><text:span text:style-name="T32"> </text:span><text:span text:style-name="T25">ﭕ</text:span><text:span text:style-name="T32"> </text:span><text:span text:style-name="T25">ﭖ</text:span><text:span text:style-name="T32"> </text:span><text:span text:style-name="T25">ﭗ</text:span><text:span text:style-name="T32"> </text:span><text:span text:style-name="T25">ﭘ</text:span></text:p>
      <text:p text:style-name="P29"><text:span text:style-name="T25">ﭙ</text:span><text:span text:style-name="T32"> </text:span><text:span text:style-name="T25">ﭚ</text:span><text:span text:style-name="T32"> </text:span><text:span text:style-name="T25">ﭛ</text:span><text:span text:style-name="T32"> </text:span><text:span text:style-name="T25">ﭜ</text:span><text:span text:style-name="T32"> </text:span><text:span text:style-name="T25">ﭝ</text:span><text:span text:style-name="T32"> </text:span><text:span text:style-name="T25">ﭞ</text:span><text:span text:style-name="T32"> </text:span><text:span text:style-name="T25">ﭟﭠ</text:span><text:span text:style-name="T32"> </text:span><text:span text:style-name="T25">ﭡ</text:span></text:p>
      <text:p text:style-name="P29"><text:span text:style-name="T25">ﭢ</text:span><text:span text:style-name="T32"> </text:span><text:span text:style-name="T25">ﭣ</text:span><text:span text:style-name="T32"> </text:span><text:span text:style-name="T25">ﭤ</text:span><text:span text:style-name="T32"> </text:span><text:span text:style-name="T25">ﭥ</text:span><text:span text:style-name="T32"> </text:span><text:span text:style-name="T25">ﭦ</text:span><text:span text:style-name="T32"> </text:span><text:span text:style-name="T25">ﭧﭨ</text:span><text:span text:style-name="T32"> </text:span><text:span text:style-name="T25">ﭩ</text:span><text:span text:style-name="T32"> </text:span><text:span text:style-name="T25">ﭪ</text:span><text:span text:style-name="T32"> </text:span><text:span text:style-name="T25">ﭫ</text:span></text:p>
      <text:p text:style-name="P29"><text:span text:style-name="T25">ﭬ</text:span><text:span text:style-name="T32"> </text:span><text:span text:style-name="T25">ﭭ</text:span><text:span text:style-name="T32"> </text:span><text:span text:style-name="T25">ﭮ</text:span><text:span text:style-name="T32"> </text:span><text:span text:style-name="T25">ﭯ</text:span><text:span text:style-name="T32"> </text:span><text:span text:style-name="T25">ﭰ</text:span><text:span text:style-name="T32"> </text:span><text:span text:style-name="T25">ﭱ</text:span><text:span text:style-name="T32"> </text:span><text:span text:style-name="T25">ﭲ</text:span><text:span text:style-name="T32"> </text:span><text:span text:style-name="T25">ﭳ</text:span><text:span text:style-name="T32"> </text:span><text:span text:style-name="T25">ﭴ</text:span><text:span text:style-name="T32"> </text:span><text:span text:style-name="T25">ﭵ</text:span></text:p>
      <text:p text:style-name="P29"><text:span text:style-name="T25">ﭶ</text:span><text:span text:style-name="T32"> </text:span><text:span text:style-name="T25">ﭷ</text:span><text:span text:style-name="T32"> </text:span><text:span text:style-name="T25">ﭸ</text:span><text:span text:style-name="T32"> </text:span><text:span text:style-name="T25">ﭹ</text:span><text:span text:style-name="T32"> </text:span><text:span text:style-name="T25">ﭺ</text:span><text:span text:style-name="T32"> </text:span><text:span text:style-name="T25">ﭻ</text:span><text:span text:style-name="T32"> </text:span><text:span text:style-name="T25">ﭼ</text:span><text:span text:style-name="T32"> </text:span><text:span text:style-name="T25">ﭽ</text:span><text:span text:style-name="T32"> </text:span><text:span text:style-name="T25">ﭾ</text:span><text:span text:style-name="T32"> </text:span><text:span text:style-name="T25">ﭿﮀ</text:span></text:p>
      <text:p text:style-name="P29"><text:span text:style-name="T25">ﮁ</text:span><text:span text:style-name="T32"> </text:span><text:span text:style-name="T25">ﮂ</text:span><text:span text:style-name="T32"> </text:span><text:span text:style-name="T25">ﮃ</text:span><text:span text:style-name="T32"> </text:span><text:span text:style-name="T25">ﮄ</text:span><text:span text:style-name="T32"> </text:span><text:span text:style-name="T25">ﮅ</text:span><text:span text:style-name="T32"> </text:span><text:span text:style-name="T25">ﮆ</text:span><text:span text:style-name="T32"> </text:span><text:span text:style-name="T25">ﮇ</text:span><text:span text:style-name="T32"> </text:span><text:span text:style-name="T25">ﮈﮉ</text:span><text:span text:style-name="T32"> </text:span><text:span text:style-name="T25">ﮊ</text:span><text:span text:style-name="T32"> </text:span><text:span text:style-name="T25">ﮋ</text:span></text:p>
      <text:p text:style-name="P29"><text:span text:style-name="T25">ﮌ</text:span><text:span text:style-name="T32"> </text:span><text:span text:style-name="T25">ﮍ</text:span><text:span text:style-name="T32"> </text:span><text:span text:style-name="T25">ﮎ</text:span><text:span text:style-name="T32"> </text:span><text:span text:style-name="T25">ﮏ</text:span><text:span text:style-name="T32"> </text:span><text:span text:style-name="T25">ﮐ</text:span><text:span text:style-name="T32"> </text:span><text:span text:style-name="T25">ﮑ</text:span><text:span text:style-name="T32"> </text:span><text:span text:style-name="T25">ﮒ</text:span><text:span text:style-name="T32"> </text:span><text:span text:style-name="T25">ﮓ</text:span><text:span text:style-name="T32"> </text:span><text:span text:style-name="T25">ﮔ</text:span><text:span text:style-name="T32"> </text:span><text:span text:style-name="T25">ﮕ</text:span></text:p>
      <text:p text:style-name="P29"><text:span text:style-name="T25">ﮖﮗ</text:span><text:span text:style-name="T32"> </text:span><text:span text:style-name="T25">ﮘ</text:span><text:span text:style-name="T32"> </text:span><text:span text:style-name="T25">ﮙ</text:span><text:span text:style-name="T32"> </text:span><text:span text:style-name="T25">ﮚ</text:span><text:span text:style-name="T32"> </text:span><text:span text:style-name="T25">ﮛ</text:span><text:span text:style-name="T32"> </text:span><text:span text:style-name="T25">ﮜﮝ</text:span><text:span text:style-name="T32"> </text:span><text:span text:style-name="T25">ﮞ</text:span><text:span text:style-name="T32"> </text:span><text:span text:style-name="T25">ﮟ</text:span><text:span text:style-name="T32"> </text:span><text:span text:style-name="T25">ﮠ</text:span><text:span text:style-name="T32"> </text:span><text:span text:style-name="T25">ﮡ</text:span><text:span text:style-name="T32"> </text:span><text:span text:style-name="T25">ﮢ</text:span></text:p>
      <text:p text:style-name="P29"><text:span text:style-name="T25">ﮣ</text:span><text:span text:style-name="T32"> </text:span><text:span text:style-name="T25">ﮤ</text:span><text:span text:style-name="T32"> </text:span><text:span text:style-name="T25">ﮥ</text:span><text:span text:style-name="T32"> </text:span><text:span text:style-name="T25">ﮦﮧ</text:span><text:span text:style-name="T32"> </text:span><text:span text:style-name="T25">ﮨﮩ</text:span><text:span text:style-name="T32"> </text:span><text:span text:style-name="T25">ﮪ</text:span><text:span text:style-name="T32"> </text:span><text:span text:style-name="T25">ﮫ</text:span><text:span text:style-name="T32"> </text:span><text:span text:style-name="T25">ﮬ</text:span><text:span text:style-name="T32"> </text:span><text:span text:style-name="T25">ﮭ</text:span><text:span text:style-name="T32"> </text:span><text:span text:style-name="T25">ﮮ</text:span></text:p>
      <text:p text:style-name="P29"><text:span text:style-name="T25">ﮯﮰ</text:span><text:span text:style-name="T32"> </text:span><text:span text:style-name="T25">ﮱ</text:span><text:span text:style-name="T32"> </text:span><text:span text:style-name="T25">ﯓ</text:span><text:span text:style-name="T32"> </text:span><text:span text:style-name="T25">ﯔ</text:span><text:span text:style-name="T32"> </text:span><text:span text:style-name="T25">ﯕ</text:span><text:span text:style-name="T32"> </text:span><text:span text:style-name="T25">ﯖ</text:span><text:span text:style-name="T32"> </text:span><text:span text:style-name="T25">ﯗ</text:span><text:span text:style-name="T32"> </text:span><text:span text:style-name="T25">ﯘﯙ</text:span></text:p>
      <text:p text:style-name="P29"><text:span text:style-name="T25">ﯚ</text:span><text:span text:style-name="T32"> </text:span><text:span text:style-name="T25">ﯛ</text:span><text:span text:style-name="T32"> </text:span><text:span text:style-name="T25">ﯜ</text:span><text:span text:style-name="T32"> </text:span><text:span text:style-name="T25">ﯝ</text:span><text:span text:style-name="T32"> </text:span><text:span text:style-name="T25">ﯞ</text:span><text:span text:style-name="T32"> </text:span><text:span text:style-name="T25">ﯟ</text:span><text:span text:style-name="T32"> </text:span><text:span text:style-name="T25">ﯠ</text:span><text:span text:style-name="T32"> </text:span><text:span text:style-name="T25">ﯡ</text:span><text:span text:style-name="T32"> </text:span><text:span text:style-name="T25">ﯢ</text:span><text:span text:style-name="T32"> </text:span><text:span text:style-name="T25">ﯣ</text:span></text:p>
      <text:p text:style-name="P29"><text:span text:style-name="T25">ﯤ</text:span><text:span text:style-name="T32"> </text:span><text:span text:style-name="T25">ﯥ</text:span><text:span text:style-name="T32"> </text:span><text:span text:style-name="T25">ﯦ</text:span><text:span text:style-name="T32"> </text:span><text:span text:style-name="T25">ﯧ</text:span><text:span text:style-name="T32"> </text:span><text:span text:style-name="T25">ﯨ</text:span><text:span text:style-name="T32"> </text:span><text:span text:style-name="T25">ﯩ</text:span><text:span text:style-name="T32"> </text:span><text:span text:style-name="T25">ﯪ</text:span><text:span text:style-name="T32"> </text:span><text:span text:style-name="T25">ﯫ</text:span><text:span text:style-name="T32"> </text:span><text:span text:style-name="T25">ﯬﯭ</text:span></text:p>
      <text:p text:style-name="P29"><text:span text:style-name="T25">ﯮ</text:span><text:span text:style-name="T32"> </text:span><text:span text:style-name="T25">ﯯ</text:span><text:span text:style-name="T32"> </text:span><text:span text:style-name="T25">ﯰ</text:span><text:span text:style-name="T32"> </text:span><text:span text:style-name="T25">ﯱ</text:span><text:span text:style-name="T32"> </text:span><text:span text:style-name="T25">ﯲ</text:span><text:span text:style-name="T32"> </text:span><text:span text:style-name="T25">ﯳ</text:span><text:span text:style-name="T32"> </text:span><text:span text:style-name="T25">ﯴﯵ</text:span><text:span text:style-name="T32"> </text:span><text:span text:style-name="T25">ﯶ</text:span></text:p>
      <text:p text:style-name="P29"><text:span text:style-name="T25">ﯷﯸ</text:span><text:span text:style-name="T32"> </text:span><text:span text:style-name="T25">ﯹ</text:span><text:span text:style-name="T32"> </text:span><text:span text:style-name="T25">ﯺ</text:span><text:span text:style-name="T32"> </text:span><text:span text:style-name="T25">ﯻ</text:span><text:span text:style-name="T32"> </text:span><text:span text:style-name="T25">ﯼ</text:span><text:span text:style-name="T32"> </text:span><text:span text:style-name="T25">ﯽ</text:span><text:span text:style-name="T32"> </text:span><text:span text:style-name="T25">ﯾ</text:span><text:span text:style-name="T32"> </text:span><text:span text:style-name="T25">ﯿ</text:span><text:span text:style-name="T32"> </text:span><text:span text:style-name="T25">ﰀ</text:span></text:p>
      <text:p text:style-name="P16"><text:span text:style-name="T25">ﰁ</text:span><text:span text:style-name="T32"> </text:span><text:span text:style-name="T25">ﰂ</text:span><text:span text:style-name="T32"> </text:span><text:span text:style-name="T25">ﰃﰄ</text:span><text:span text:style-name="T32"> </text:span><text:span text:style-name="T25">ﰅ</text:span><text:span text:style-name="T32"> </text:span><text:span text:style-name="T25">ﰆ</text:span><text:span text:style-name="T32"> </text:span><text:span text:style-name="T25">ﰇ</text:span><text:span text:style-name="T32"> </text:span><text:span text:style-name="T25">ﰈ</text:span><text:span text:style-name="T32"> </text:span><text:span text:style-name="T25">ﰉ</text:span><text:span text:style-name="T32"> </text:span><text:span text:style-name="T25">ﰊ</text:span></text:p>
      <text:p text:style-name="P74"><text:span text:style-name="T29">ﭑ</text:span><text:span text:style-name="T34"> </text:span><text:span text:style-name="T29">ﭒ</text:span><text:span text:style-name="T34"> </text:span><text:span text:style-name="T29">ﭓ</text:span><text:span text:style-name="T34"> </text:span><text:span text:style-name="T29">ﭔ</text:span><text:span text:style-name="T34"> </text:span><text:span text:style-name="T29">ﭕ</text:span><text:span text:style-name="T34"> </text:span><text:span text:style-name="T29">ﭖ</text:span><text:span text:style-name="T34"> </text:span><text:span text:style-name="T29">ﭗ</text:span><text:span text:style-name="T34"> </text:span><text:span text:style-name="T29">ﭘ</text:span><text:span text:style-name="T34"> </text:span><text:span text:style-name="T29">ﭙﭚ</text:span><text:span text:style-name="T34"> </text:span><text:span text:style-name="T29">ﭛ</text:span></text:p>
      <text:p text:style-name="P41"><text:span text:style-name="T29">ﭜ</text:span><text:span text:style-name="T34"> </text:span><text:span text:style-name="T29">ﭝ</text:span><text:span text:style-name="T34"> </text:span><text:span text:style-name="T29">ﭞ</text:span><text:span text:style-name="T34"> </text:span><text:span text:style-name="T29">ﭟ</text:span><text:span text:style-name="T34"> </text:span><text:span text:style-name="T29">ﭠﭡ</text:span><text:span text:style-name="T34"> </text:span><text:span text:style-name="T29">ﭢ</text:span><text:span text:style-name="T34"> </text:span><text:span text:style-name="T29">ﭣ</text:span><text:span text:style-name="T34"> </text:span><text:span text:style-name="T29">ﭤ</text:span><text:span text:style-name="T34"> </text:span><text:span text:style-name="T29">ﭥ</text:span><text:span text:style-name="T34"> </text:span><text:span text:style-name="T29">ﭦ</text:span></text:p>
      <text:p text:style-name="P41"><text:span text:style-name="T29">ﭧ</text:span><text:span text:style-name="T34"> </text:span><text:span text:style-name="T29">ﭨ</text:span><text:span text:style-name="T34"> </text:span><text:span text:style-name="T29">ﭩﭪ</text:span><text:span text:style-name="T34"> </text:span><text:span text:style-name="T29">ﭫ</text:span><text:span text:style-name="T34"> </text:span><text:span text:style-name="T29">ﭬ</text:span><text:span text:style-name="T34"> </text:span><text:span text:style-name="T29">ﭭ</text:span><text:span text:style-name="T34"> </text:span><text:span text:style-name="T29">ﭮ</text:span><text:span text:style-name="T34"> </text:span><text:span text:style-name="T29">ﭯ</text:span><text:span text:style-name="T34"> </text:span><text:span text:style-name="T29">ﭰ</text:span><text:span text:style-name="T34"> </text:span><text:span text:style-name="T29">ﭱ</text:span><text:span text:style-name="T34"> </text:span><text:span text:style-name="T29">ﭲ</text:span><text:span text:style-name="T34"> </text:span><text:span text:style-name="T29">ﭳ</text:span><text:span text:style-name="T34"> </text:span><text:span text:style-name="T29">ﭴ</text:span></text:p>
      <text:p text:style-name="P41"><text:span text:style-name="T29">ﭵ</text:span><text:span text:style-name="T34"> </text:span><text:span text:style-name="T29">ﭶ</text:span><text:span text:style-name="T34"> </text:span><text:span text:style-name="T29">ﭷ</text:span><text:span text:style-name="T34"> </text:span><text:span text:style-name="T29">ﭸ</text:span><text:span text:style-name="T34"> </text:span><text:span text:style-name="T29">ﭹ</text:span><text:span text:style-name="T34"> </text:span><text:span text:style-name="T29">ﭺ</text:span><text:span text:style-name="T34"> </text:span><text:span text:style-name="T29">ﭻ</text:span><text:span text:style-name="T34"> </text:span><text:span text:style-name="T29">ﭼﭽ</text:span><text:span text:style-name="T34"> </text:span><text:span text:style-name="T29">ﭾ</text:span></text:p>
      <text:p text:style-name="P41"><text:span text:style-name="T29">ﭿ</text:span><text:span text:style-name="T34"> </text:span><text:span text:style-name="T29">ﮀ</text:span><text:span text:style-name="T34"> </text:span><text:span text:style-name="T29">ﮁ</text:span><text:span text:style-name="T34"> </text:span><text:span text:style-name="T29">ﮂ</text:span><text:span text:style-name="T34"> </text:span><text:span text:style-name="T29">ﮃ</text:span><text:span text:style-name="T34"> </text:span><text:span text:style-name="T29">ﮄ</text:span><text:span text:style-name="T34"> </text:span><text:span text:style-name="T29">ﮅ</text:span><text:span text:style-name="T34"> </text:span><text:span text:style-name="T29">ﮆ</text:span><text:span text:style-name="T34"> </text:span><text:span text:style-name="T29">ﮇ</text:span><text:span text:style-name="T34"> </text:span><text:span text:style-name="T29">ﮈ</text:span></text:p>
      <text:p text:style-name="P41"><text:span text:style-name="T29">ﮉ</text:span><text:span text:style-name="T34"> </text:span><text:span text:style-name="T29">ﮊ</text:span><text:span text:style-name="T34"> </text:span><text:span text:style-name="T29">ﮋ</text:span><text:span text:style-name="T34"> </text:span><text:span text:style-name="T29">ﮌ</text:span><text:span text:style-name="T34"> </text:span><text:span text:style-name="T29">ﮍ</text:span><text:span text:style-name="T34"> </text:span><text:span text:style-name="T29">ﮎ</text:span><text:span text:style-name="T34"> </text:span><text:span text:style-name="T29">ﮏ</text:span><text:span text:style-name="T34"> </text:span><text:span text:style-name="T29">ﮐ</text:span><text:span text:style-name="T34"> </text:span><text:span text:style-name="T29">ﮑ</text:span><text:span text:style-name="T34"> </text:span><text:span text:style-name="T29">ﮒ</text:span></text:p>
      <text:p text:style-name="P41"><text:span text:style-name="T29">ﮓ</text:span><text:span text:style-name="T34"> </text:span><text:span text:style-name="T29">ﮔ</text:span><text:span text:style-name="T34"> </text:span><text:span text:style-name="T29">ﮕ</text:span><text:span text:style-name="T34"> </text:span><text:span text:style-name="T29">ﮖ</text:span><text:span text:style-name="T34"> </text:span><text:span text:style-name="T29">ﮗ</text:span><text:span text:style-name="T34"> </text:span><text:span text:style-name="T29">ﮘ</text:span><text:span text:style-name="T34"> </text:span><text:span text:style-name="T29">ﮙ</text:span><text:span text:style-name="T34"> </text:span><text:span text:style-name="T29">ﮚ</text:span><text:span text:style-name="T34"> </text:span><text:span text:style-name="T29">ﮛ</text:span><text:span text:style-name="T34"> </text:span><text:span text:style-name="T29">ﮜ</text:span><text:span text:style-name="T34"> </text:span><text:span text:style-name="T29">ﮝ</text:span><text:span text:style-name="T34"> </text:span><text:span text:style-name="T29">ﮞ</text:span></text:p>
      <text:p text:style-name="P41"><text:span text:style-name="T29">ﮟ</text:span><text:span text:style-name="T34"> </text:span><text:span text:style-name="T29">ﮠ</text:span><text:span text:style-name="T34"> </text:span><text:span text:style-name="T29">ﮡ</text:span><text:span text:style-name="T34"> </text:span><text:span text:style-name="T29">ﮢ</text:span><text:span text:style-name="T34"> </text:span><text:span text:style-name="T29">ﮣ</text:span><text:span text:style-name="T34"> </text:span><text:span text:style-name="T29">ﮤ</text:span><text:span text:style-name="T34"> </text:span><text:span text:style-name="T29">ﮥ</text:span><text:span text:style-name="T34"> </text:span><text:span text:style-name="T29">ﮦ</text:span><text:span text:style-name="T34"> </text:span><text:span text:style-name="T29">ﮧ</text:span><text:span text:style-name="T34"> </text:span><text:span text:style-name="T29">ﮨ</text:span><text:span text:style-name="T34"> </text:span><text:span text:style-name="T29">ﮩ</text:span></text:p>
      <text:p text:style-name="P41"><text:span text:style-name="T29">ﮪﮫ</text:span><text:span text:style-name="T34"> </text:span><text:span text:style-name="T29">ﮬ</text:span><text:span text:style-name="T34"> </text:span><text:span text:style-name="T29">ﮭ</text:span><text:span text:style-name="T34"> </text:span><text:span text:style-name="T29">ﮮ</text:span><text:span text:style-name="T34"> </text:span><text:span text:style-name="T29">ﮯ</text:span><text:span text:style-name="T34"> </text:span><text:span text:style-name="T29">ﮰﮱ</text:span><text:span text:style-name="T34"> </text:span><text:span text:style-name="T29">ﯓ</text:span><text:span text:style-name="T34"> </text:span><text:span text:style-name="T29">ﯔ</text:span><text:span text:style-name="T34"> </text:span><text:span text:style-name="T29">ﯕﯖ</text:span><text:span text:style-name="T34"> </text:span><text:span text:style-name="T29">ﯗ</text:span></text:p>
      <text:p text:style-name="P41"><text:span text:style-name="T29">ﯘ</text:span><text:span text:style-name="T34"> </text:span><text:span text:style-name="T29">ﯙ</text:span><text:span text:style-name="T34"> </text:span><text:span text:style-name="T29">ﯚ</text:span><text:span text:style-name="T34"> </text:span><text:span text:style-name="T29">ﯛ</text:span><text:span text:style-name="T34"> </text:span><text:span text:style-name="T29">ﯜ</text:span><text:span text:style-name="T34"> </text:span><text:span text:style-name="T29">ﯝ</text:span><text:span text:style-name="T34"> </text:span><text:span text:style-name="T29">ﯞ</text:span><text:span text:style-name="T34"> </text:span><text:span text:style-name="T29">ﯟ</text:span><text:span text:style-name="T34"> </text:span><text:span text:style-name="T29">ﯠ</text:span><text:span text:style-name="T34"> </text:span><text:span text:style-name="T29">ﯡ</text:span></text:p>
      <text:p text:style-name="P41"><text:span text:style-name="T29">ﯢ</text:span><text:span text:style-name="T34"> </text:span><text:span text:style-name="T29">ﯣ</text:span><text:span text:style-name="T34"> </text:span><text:span text:style-name="T29">ﯤ</text:span><text:span text:style-name="T34"> </text:span><text:span text:style-name="T29">ﯥ</text:span><text:span text:style-name="T34"> </text:span><text:span text:style-name="T29">ﯦ</text:span><text:span text:style-name="T34"> </text:span><text:span text:style-name="T29">ﯧﯨ</text:span><text:span text:style-name="T34"> </text:span><text:span text:style-name="T29">ﯩ</text:span><text:span text:style-name="T34"> </text:span><text:span text:style-name="T29">ﯪ</text:span><text:span text:style-name="T34"> </text:span><text:span text:style-name="T29">ﯫ</text:span></text:p>
      <text:p text:style-name="P41"><text:span text:style-name="T29">ﯬ</text:span><text:span text:style-name="T34"> </text:span><text:span text:style-name="T29">ﯭ</text:span><text:span text:style-name="T34"> </text:span><text:span text:style-name="T29">ﯮ</text:span><text:span text:style-name="T34"> </text:span><text:span text:style-name="T29">ﯯ</text:span><text:span text:style-name="T34"> </text:span><text:span text:style-name="T29">ﯰ</text:span><text:span text:style-name="T34"> </text:span><text:span text:style-name="T29">ﯱ</text:span><text:span text:style-name="T34"> </text:span><text:span text:style-name="T29">ﯲ</text:span><text:span text:style-name="T34"> </text:span><text:span text:style-name="T29">ﯳ</text:span></text:p>
      <text:p text:style-name="P41"><text:span text:style-name="T29">ﯴ</text:span><text:span text:style-name="T34"> </text:span><text:span text:style-name="T29">ﯵ</text:span><text:span text:style-name="T34"> </text:span><text:span text:style-name="T29">ﯶ</text:span><text:span text:style-name="T34"> </text:span><text:span text:style-name="T29">ﯷ</text:span><text:span text:style-name="T34"> </text:span><text:span text:style-name="T29">ﯸ</text:span><text:span text:style-name="T34"> </text:span><text:span text:style-name="T29">ﯹ</text:span><text:span text:style-name="T34"> </text:span><text:span text:style-name="T29">ﯺ</text:span><text:span text:style-name="T34"> </text:span><text:span text:style-name="T29">ﯻ</text:span><text:span text:style-name="T34"> </text:span><text:span text:style-name="T29">ﯼ</text:span><text:span text:style-name="T34"> </text:span><text:span text:style-name="T29">ﯽ</text:span><text:span text:style-name="T34"> </text:span><text:span text:style-name="T29">ﯾ</text:span></text:p>
      <text:p text:style-name="P41"><text:span text:style-name="T29">ﯿ</text:span><text:span text:style-name="T34"> </text:span><text:span text:style-name="T29">ﰀ</text:span><text:span text:style-name="T34"> </text:span><text:span text:style-name="T29">ﰁ</text:span><text:span text:style-name="T34"> </text:span><text:span text:style-name="T29">ﰂ</text:span><text:span text:style-name="T34"> </text:span><text:span text:style-name="T29">ﰃ</text:span><text:span text:style-name="T34"> </text:span><text:span text:style-name="T29">ﰄ</text:span><text:span text:style-name="T34"> </text:span><text:span text:style-name="T29">ﰅ</text:span><text:span text:style-name="T34"> </text:span><text:span text:style-name="T29">ﰆﰇ</text:span><text:span text:style-name="T34"> </text:span><text:span text:style-name="T29">ﰈ</text:span><text:span text:style-name="T34"> </text:span><text:span text:style-name="T29">ﰉ</text:span><text:span text:style-name="T34"> </text:span><text:span text:style-name="T29">ﰊ</text:span></text:p>
      <text:p text:style-name="P17"><text:span text:style-name="T28">ﰋ</text:span><text:span text:style-name="T32"> </text:span><text:span text:style-name="T28">ﰌ</text:span><text:span text:style-name="T32"> </text:span><text:span text:style-name="T28">ﰍ</text:span><text:span text:style-name="T32"> </text:span><text:span text:style-name="T28">ﰎ</text:span><text:span text:style-name="T32"> </text:span><text:span text:style-name="T28">ﰏ</text:span><text:span text:style-name="T32"> </text:span><text:span text:style-name="T28">ﰐ</text:span><text:span text:style-name="T32"> </text:span><text:span text:style-name="T28">ﰑﰒ</text:span><text:span text:style-name="T32"> </text:span><text:span text:style-name="T28">ﰓ</text:span><text:span text:style-name="T32"> </text:span><text:span text:style-name="T28">ﰔ</text:span><text:span text:style-name="T32"> </text:span><text:span text:style-name="T28">ﰕ</text:span></text:p>
      <text:p text:style-name="P64"><text:span text:style-name="T30">ﭑ</text:span><text:span text:style-name="T32"> </text:span><text:span text:style-name="T30">ﭒ</text:span><text:span text:style-name="T32"> </text:span><text:span text:style-name="T30">ﭓ</text:span><text:span text:style-name="T32"> </text:span><text:span text:style-name="T30">ﭔ</text:span><text:span text:style-name="T32"> </text:span><text:span text:style-name="T30">ﭕ</text:span><text:span text:style-name="T32"> </text:span><text:span text:style-name="T30">ﭖ</text:span><text:span text:style-name="T32"> </text:span><text:span text:style-name="T30">ﭗ</text:span><text:span text:style-name="T32"> </text:span><text:span text:style-name="T30">ﭘ</text:span><text:span text:style-name="T32"> </text:span><text:span text:style-name="T30">ﭙ</text:span></text:p>
      <text:p text:style-name="P30"><text:span text:style-name="T30">ﭚﭛ</text:span><text:span text:style-name="T32"> </text:span><text:span text:style-name="T30">ﭜ</text:span><text:span text:style-name="T32"> </text:span><text:span text:style-name="T30">ﭝ</text:span><text:span text:style-name="T32"> </text:span><text:span text:style-name="T30">ﭞ</text:span><text:span text:style-name="T32"> </text:span><text:span text:style-name="T30">ﭟ</text:span><text:span text:style-name="T32"> </text:span><text:span text:style-name="T30">ﭠ</text:span><text:span text:style-name="T32"> </text:span><text:span text:style-name="T30">ﭡ</text:span><text:span text:style-name="T32"> </text:span><text:span text:style-name="T30">ﭢ</text:span><text:span text:style-name="T32"> </text:span><text:span text:style-name="T30">ﭣ</text:span></text:p>
      <text:p text:style-name="P30"><text:span text:style-name="T30">ﭤ</text:span><text:span text:style-name="T32"> </text:span><text:span text:style-name="T30">ﭥ</text:span><text:span text:style-name="T32"> </text:span><text:span text:style-name="T30">ﭦ</text:span><text:span text:style-name="T32"> </text:span><text:span text:style-name="T30">ﭧ</text:span><text:span text:style-name="T32"> </text:span><text:span text:style-name="T30">ﭨ</text:span><text:span text:style-name="T32"> </text:span><text:span text:style-name="T30">ﭩ</text:span><text:span text:style-name="T32"> </text:span><text:span text:style-name="T30">ﭪ</text:span><text:span text:style-name="T32"> </text:span><text:span text:style-name="T30">ﭫ</text:span><text:span text:style-name="T32"> </text:span><text:span text:style-name="T30">ﭬ</text:span><text:span text:style-name="T32"> </text:span><text:span text:style-name="T30">ﭭﭮ</text:span></text:p>
      <text:p text:style-name="P30"><text:span text:style-name="T30">ﭯ</text:span><text:span text:style-name="T32"> </text:span><text:span text:style-name="T30">ﭰ</text:span><text:span text:style-name="T32"> </text:span><text:span text:style-name="T30">ﭱ</text:span><text:span text:style-name="T32"> </text:span><text:span text:style-name="T30">ﭲ</text:span><text:span text:style-name="T32"> </text:span><text:span text:style-name="T30">ﭳ</text:span><text:span text:style-name="T32"> </text:span><text:span text:style-name="T30">ﭴ</text:span><text:span text:style-name="T32"> </text:span><text:span text:style-name="T30">ﭵ</text:span><text:span text:style-name="T32"> </text:span><text:span text:style-name="T30">ﭶ</text:span><text:span text:style-name="T32"> </text:span><text:span text:style-name="T30">ﭷ</text:span><text:span text:style-name="T32"> </text:span><text:span text:style-name="T30">ﭸ</text:span></text:p>
      <text:p text:style-name="P30"><text:span text:style-name="T30">ﭹ</text:span><text:span text:style-name="T32"> </text:span><text:span text:style-name="T30">ﭺ</text:span><text:span text:style-name="T32"> </text:span><text:span text:style-name="T30">ﭻ</text:span><text:span text:style-name="T32"> </text:span><text:span text:style-name="T30">ﭼ</text:span><text:span text:style-name="T32"> </text:span><text:span text:style-name="T30">ﭽ</text:span><text:span text:style-name="T32"> </text:span><text:span text:style-name="T30">ﭾ</text:span></text:p>
      <text:p text:style-name="P30"><text:span text:style-name="T30">ﭿﮀ</text:span><text:span text:style-name="T32"> </text:span><text:span text:style-name="T30">ﮁ</text:span><text:span text:style-name="T32"> </text:span><text:span text:style-name="T30">ﮂ</text:span><text:span text:style-name="T32"> </text:span><text:span text:style-name="T30">ﮃ</text:span><text:span text:style-name="T32"> </text:span><text:span text:style-name="T30">ﮄ</text:span><text:span text:style-name="T32"> </text:span><text:span text:style-name="T30">ﮅ</text:span><text:span text:style-name="T32"> </text:span><text:span text:style-name="T30">ﮆ</text:span><text:span text:style-name="T32"> </text:span><text:span text:style-name="T30">ﮇ</text:span><text:span text:style-name="T32"> </text:span><text:span text:style-name="T30">ﮈ</text:span><text:span text:style-name="T32"> </text:span><text:span text:style-name="T30">ﮉ</text:span></text:p>
      <text:p text:style-name="P30"><text:span text:style-name="T30">ﮊ</text:span><text:span text:style-name="T32"> </text:span><text:span text:style-name="T30">ﮋ</text:span><text:span text:style-name="T32"> </text:span><text:span text:style-name="T30">ﮌ</text:span><text:span text:style-name="T32"> </text:span><text:span text:style-name="T30">ﮍ</text:span><text:span text:style-name="T32"> </text:span><text:span text:style-name="T30">ﮎﮏ</text:span><text:span text:style-name="T32"> </text:span><text:span text:style-name="T30">ﮐ</text:span><text:span text:style-name="T32"> </text:span><text:span text:style-name="T30">ﮑ</text:span><text:span text:style-name="T32"> </text:span><text:span text:style-name="T30">ﮒ</text:span><text:span text:style-name="T32"> </text:span><text:span text:style-name="T30">ﮓﮔ</text:span></text:p>
      <text:p text:style-name="P30"><text:span text:style-name="T30">ﮕ</text:span><text:span text:style-name="T32"> </text:span><text:span text:style-name="T30">ﮖ</text:span><text:span text:style-name="T32"> </text:span><text:span text:style-name="T30">ﮗ</text:span><text:span text:style-name="T32"> </text:span><text:span text:style-name="T30">ﮘ</text:span><text:span text:style-name="T32"> </text:span><text:span text:style-name="T30">ﮙ</text:span><text:span text:style-name="T32"> </text:span><text:span text:style-name="T30">ﮚ</text:span><text:span text:style-name="T32"> </text:span><text:span text:style-name="T30">ﮛ</text:span><text:span text:style-name="T32"> </text:span><text:span text:style-name="T30">ﮜ</text:span><text:span text:style-name="T32"> </text:span><text:span text:style-name="T30">ﮝ</text:span><text:span text:style-name="T32"> </text:span><text:span text:style-name="T30">ﮞ</text:span><text:span text:style-name="T32"> </text:span><text:span text:style-name="T30">ﮟﮠ</text:span></text:p>
      <text:p text:style-name="P30"><text:span text:style-name="T30">ﮡ</text:span><text:span text:style-name="T32"> </text:span><text:span text:style-name="T30">ﮢ</text:span><text:span text:style-name="T32"> </text:span><text:span text:style-name="T30">ﮣ</text:span><text:span text:style-name="T32"> </text:span><text:span text:style-name="T30">ﮤ</text:span><text:span text:style-name="T32"> </text:span><text:span text:style-name="T30">ﮥ</text:span><text:span text:style-name="T32"> </text:span><text:span text:style-name="T30">ﮦ</text:span><text:span text:style-name="T32"> </text:span><text:span text:style-name="T30">ﮧ</text:span><text:span text:style-name="T32"> </text:span><text:span text:style-name="T30">ﮨ</text:span><text:span text:style-name="T32"> </text:span><text:span text:style-name="T30">ﮩ</text:span></text:p>
      <text:p text:style-name="P30"><text:span text:style-name="T30">ﮪ</text:span><text:span text:style-name="T32"> </text:span><text:span text:style-name="T30">ﮫ</text:span><text:span text:style-name="T32"> </text:span><text:span text:style-name="T30">ﮬ</text:span><text:span text:style-name="T32"> </text:span><text:span text:style-name="T30">ﮭ</text:span><text:span text:style-name="T32"> </text:span><text:span text:style-name="T30">ﮮ</text:span><text:span text:style-name="T32"> </text:span><text:span text:style-name="T30">ﮯ</text:span><text:span text:style-name="T32"> </text:span><text:span text:style-name="T30">ﮰ</text:span><text:span text:style-name="T32"> </text:span><text:span text:style-name="T30">ﮱ</text:span><text:span text:style-name="T32"> </text:span><text:span text:style-name="T30">ﯓ</text:span></text:p>
      <text:p text:style-name="P30"><text:span text:style-name="T30">ﯔ</text:span><text:span text:style-name="T32"> </text:span><text:span text:style-name="T30">ﯕ</text:span><text:span text:style-name="T32"> </text:span><text:span text:style-name="T30">ﯖ</text:span><text:span text:style-name="T32"> </text:span><text:span text:style-name="T30">ﯗ</text:span><text:span text:style-name="T32"> </text:span><text:span text:style-name="T30">ﯘ</text:span><text:span text:style-name="T32"> </text:span><text:span text:style-name="T30">ﯙ</text:span><text:span text:style-name="T32"> </text:span><text:span text:style-name="T30">ﯚ</text:span><text:span text:style-name="T32"> </text:span><text:span text:style-name="T30">ﯛ</text:span><text:span text:style-name="T32"> </text:span><text:span text:style-name="T30">ﯜ</text:span><text:span text:style-name="T32"> </text:span><text:span text:style-name="T30">ﯝ</text:span></text:p>
      <text:p text:style-name="P30"><text:span text:style-name="T30">ﯞ</text:span><text:span text:style-name="T32"> </text:span><text:span text:style-name="T30">ﯟ</text:span><text:span text:style-name="T32"> </text:span><text:span text:style-name="T30">ﯠ</text:span><text:span text:style-name="T32"> </text:span><text:span text:style-name="T30">ﯡ</text:span><text:span text:style-name="T32"> </text:span><text:span text:style-name="T30">ﯢ</text:span><text:span text:style-name="T32"> </text:span><text:span text:style-name="T30">ﯣ</text:span><text:span text:style-name="T32"> </text:span><text:span text:style-name="T30">ﯤ</text:span><text:span text:style-name="T32"> </text:span><text:span text:style-name="T30">ﯥ</text:span><text:span text:style-name="T32"> </text:span><text:span text:style-name="T30">ﯦ</text:span><text:span text:style-name="T32"> </text:span><text:span text:style-name="T30">ﯧ</text:span></text:p>
      <text:p text:style-name="P30"><text:span text:style-name="T30">ﯨ</text:span><text:span text:style-name="T32"> </text:span><text:span text:style-name="T30">ﯩ</text:span><text:span text:style-name="T32"> </text:span><text:span text:style-name="T30">ﯪ</text:span><text:span text:style-name="T32"> </text:span><text:span text:style-name="T30">ﯫ</text:span><text:span text:style-name="T32"> </text:span><text:span text:style-name="T30">ﯬ</text:span><text:span text:style-name="T32"> </text:span><text:span text:style-name="T30">ﯭ</text:span><text:span text:style-name="T32"> </text:span><text:span text:style-name="T30">ﯮ</text:span></text:p>
      <text:p text:style-name="P30"><text:span text:style-name="T30">ﯯ</text:span><text:span text:style-name="T32"> </text:span><text:span text:style-name="T30">ﯰ</text:span><text:span text:style-name="T32"> </text:span><text:span text:style-name="T30">ﯱ</text:span><text:span text:style-name="T32"> </text:span><text:span text:style-name="T30">ﯲ</text:span><text:span text:style-name="T32"> </text:span><text:span text:style-name="T30">ﯳ</text:span><text:span text:style-name="T32"> </text:span><text:span text:style-name="T30">ﯴ</text:span><text:span text:style-name="T32"> </text:span><text:span text:style-name="T30">ﯵ</text:span><text:span text:style-name="T32"> </text:span><text:span text:style-name="T30">ﯶ</text:span><text:span text:style-name="T32"> </text:span><text:span text:style-name="T30">ﯷﯸ</text:span><text:span text:style-name="T32"> </text:span><text:span text:style-name="T30">ﯹ</text:span><text:span text:style-name="T32"> </text:span><text:span text:style-name="T30">ﯺ</text:span><text:span text:style-name="T32"> </text:span><text:span text:style-name="T30">ﯻ</text:span></text:p>
      <text:p text:style-name="P18"><text:span text:style-name="T30">ﯼ</text:span><text:span text:style-name="T32"> </text:span><text:span text:style-name="T30">ﯽ</text:span><text:span text:style-name="T32"> </text:span><text:span text:style-name="T30">ﯾﯿ</text:span><text:span text:style-name="T32"> </text:span><text:span text:style-name="T30">ﰀ</text:span><text:span text:style-name="T32"> </text:span><text:span text:style-name="T30">ﰁ</text:span><text:span text:style-name="T32"> </text:span><text:span text:style-name="T30">ﰂ</text:span><text:span text:style-name="T32"> </text:span><text:span text:style-name="T30">ﰃ</text:span><text:span text:style-name="T32"> </text:span><text:span text:style-name="T30">ﰄ</text:span><text:span text:style-name="T32"> </text:span><text:span text:style-name="T30">ﰅ</text:span></text:p>
      <text:p text:style-name="P65"><text:span text:style-name="T31">ﭑ</text:span><text:span text:style-name="T32"> </text:span><text:span text:style-name="T31">ﭒ</text:span><text:span text:style-name="T32"> </text:span><text:span text:style-name="T31">ﭓ</text:span><text:span text:style-name="T32"> </text:span><text:span text:style-name="T31">ﭔ</text:span><text:span text:style-name="T32"> </text:span><text:span text:style-name="T31">ﭕ</text:span><text:span text:style-name="T32"> </text:span><text:span text:style-name="T31">ﭖﭗ</text:span><text:span text:style-name="T32"> </text:span><text:span text:style-name="T31">ﭘ</text:span><text:span text:style-name="T32"> </text:span><text:span text:style-name="T31">ﭙ</text:span><text:span text:style-name="T32"> </text:span><text:span text:style-name="T31">ﭚ</text:span><text:span text:style-name="T32"> </text:span><text:span text:style-name="T31">ﭛ</text:span></text:p>
      <text:p text:style-name="P31"><text:span text:style-name="T31">ﭜﭝ</text:span><text:span text:style-name="T32"> </text:span><text:span text:style-name="T31">ﭞ</text:span><text:span text:style-name="T32"> </text:span><text:span text:style-name="T31">ﭟ</text:span><text:span text:style-name="T32"> </text:span><text:span text:style-name="T31">ﭠ</text:span><text:span text:style-name="T32"> </text:span><text:span text:style-name="T31">ﭡ</text:span><text:span text:style-name="T32"> </text:span><text:span text:style-name="T31">ﭢ</text:span><text:span text:style-name="T32"> </text:span><text:span text:style-name="T31">ﭣ</text:span><text:span text:style-name="T32"> </text:span><text:span text:style-name="T31">ﭤ</text:span><text:span text:style-name="T32"> </text:span><text:span text:style-name="T31">ﭥ</text:span><text:span text:style-name="T32"> </text:span><text:span text:style-name="T31">ﭦ</text:span></text:p>
      <text:p text:style-name="P31"><text:span text:style-name="T31">ﭧ</text:span><text:span text:style-name="T32"> </text:span><text:span text:style-name="T31">ﭨ</text:span><text:span text:style-name="T32"> </text:span><text:span text:style-name="T31">ﭩ</text:span><text:span text:style-name="T32"> </text:span><text:span text:style-name="T31">ﭪ</text:span><text:span text:style-name="T32"> </text:span><text:span text:style-name="T31">ﭫ</text:span><text:span text:style-name="T32"> </text:span><text:span text:style-name="T31">ﭬ</text:span><text:span text:style-name="T32"> </text:span><text:span text:style-name="T31">ﭭ</text:span><text:span text:style-name="T32"> </text:span><text:span text:style-name="T31">ﭮ</text:span><text:span text:style-name="T32"> </text:span><text:span text:style-name="T31">ﭯ</text:span></text:p>
      <text:p text:style-name="P31"><text:span text:style-name="T31">ﭰ</text:span><text:span text:style-name="T32"> </text:span><text:span text:style-name="T31">ﭱ</text:span><text:span text:style-name="T32"> </text:span><text:span text:style-name="T31">ﭲ</text:span><text:span text:style-name="T32"> </text:span><text:span text:style-name="T31">ﭳ</text:span><text:span text:style-name="T32"> </text:span><text:span text:style-name="T31">ﭴ</text:span><text:span text:style-name="T32"> </text:span><text:span text:style-name="T31">ﭵ</text:span><text:span text:style-name="T32"> </text:span><text:span text:style-name="T31">ﭶ</text:span><text:span text:style-name="T32"> </text:span><text:span text:style-name="T31">ﭷ</text:span><text:span text:style-name="T32"> </text:span><text:span text:style-name="T31">ﭸ</text:span></text:p>
      <text:p text:style-name="P31"><text:span text:style-name="T31">ﭹ</text:span><text:span text:style-name="T32"> </text:span><text:span text:style-name="T31">ﭺ</text:span><text:span text:style-name="T32"> </text:span><text:span text:style-name="T31">ﭻ</text:span><text:span text:style-name="T32"> </text:span><text:span text:style-name="T31">ﭼ</text:span><text:span text:style-name="T32"> </text:span><text:span text:style-name="T31">ﭽ</text:span><text:span text:style-name="T32"> </text:span><text:span text:style-name="T31">ﭾ</text:span><text:span text:style-name="T32"> </text:span><text:span text:style-name="T31">ﭿ</text:span><text:span text:style-name="T32"> </text:span><text:span text:style-name="T31">ﮀ</text:span><text:span text:style-name="T32"> </text:span><text:span text:style-name="T31">ﮁ</text:span><text:span text:style-name="T32"> </text:span><text:span text:style-name="T31">ﮂ</text:span></text:p>
      <text:p text:style-name="P31"><text:span text:style-name="T31">ﮃ</text:span><text:span text:style-name="T32"> </text:span><text:span text:style-name="T31">ﮄ</text:span><text:span text:style-name="T32"> </text:span><text:span text:style-name="T31">ﮅ</text:span><text:span text:style-name="T32"> </text:span><text:span text:style-name="T31">ﮆ</text:span><text:span text:style-name="T32"> </text:span><text:span text:style-name="T31">ﮇ</text:span><text:span text:style-name="T32"> </text:span><text:span text:style-name="T31">ﮈ</text:span><text:span text:style-name="T32"> </text:span><text:span text:style-name="T31">ﮉ</text:span><text:span text:style-name="T32"> </text:span><text:span text:style-name="T31">ﮊﮋ</text:span><text:span text:style-name="T32"> </text:span><text:span text:style-name="T31">ﮌ</text:span><text:span text:style-name="T32"> </text:span><text:span text:style-name="T31">ﮍ</text:span></text:p>
      <text:p text:style-name="P31"><text:span text:style-name="T31">ﮎ</text:span><text:span text:style-name="T32"> </text:span><text:span text:style-name="T31">ﮏ</text:span><text:span text:style-name="T32"> </text:span><text:span text:style-name="T31">ﮐ</text:span><text:span text:style-name="T32"> </text:span><text:span text:style-name="T31">ﮑﮒ</text:span><text:span text:style-name="T32"> </text:span><text:span text:style-name="T31">ﮓ</text:span><text:span text:style-name="T32"> </text:span><text:span text:style-name="T31">ﮔﮕ</text:span><text:span text:style-name="T32"> </text:span><text:span text:style-name="T31">ﮖ</text:span><text:span text:style-name="T32"> </text:span><text:span text:style-name="T31">ﮗ</text:span><text:span text:style-name="T32"> </text:span><text:span text:style-name="T31">ﮘ</text:span></text:p>
      <text:p text:style-name="P31"><text:span text:style-name="T31">ﮙ</text:span><text:span text:style-name="T32"> </text:span><text:span text:style-name="T31">ﮚ</text:span><text:span text:style-name="T32"> </text:span><text:span text:style-name="T31">ﮛﮜ</text:span><text:span text:style-name="T32"> </text:span><text:span text:style-name="T31">ﮝ</text:span><text:span text:style-name="T32"> </text:span><text:span text:style-name="T31">ﮞ</text:span><text:span text:style-name="T32"> </text:span><text:span text:style-name="T31">ﮟ</text:span><text:span text:style-name="T32"> </text:span><text:span text:style-name="T31">ﮠ</text:span><text:span text:style-name="T32"> </text:span><text:span text:style-name="T31">ﮡﮢ</text:span><text:span text:style-name="T32"> </text:span><text:span text:style-name="T31">ﮣ</text:span><text:span text:style-name="T32"> </text:span><text:span text:style-name="T31">ﮤ</text:span></text:p>
      <text:p text:style-name="P31"><text:span text:style-name="T31">ﮥ</text:span><text:span text:style-name="T32"> </text:span><text:span text:style-name="T31">ﮦ</text:span><text:span text:style-name="T32"> </text:span><text:span text:style-name="T31">ﮧ</text:span><text:span text:style-name="T32"> </text:span><text:span text:style-name="T31">ﮨ</text:span><text:span text:style-name="T32"> </text:span><text:span text:style-name="T31">ﮩ</text:span><text:span text:style-name="T32"> </text:span><text:span text:style-name="T31">ﮪ</text:span><text:span text:style-name="T32"> </text:span><text:span text:style-name="T31">ﮫ</text:span><text:span text:style-name="T32"> </text:span><text:span text:style-name="T31">ﮬ</text:span><text:span text:style-name="T32"> </text:span><text:span text:style-name="T31">ﮭ</text:span></text:p>
      <text:p text:style-name="P31"><text:span text:style-name="T31">ﮮ</text:span><text:span text:style-name="T32"> </text:span><text:span text:style-name="T31">ﮯ</text:span><text:span text:style-name="T32"> </text:span><text:span text:style-name="T31">ﮰ</text:span><text:span text:style-name="T32"> </text:span><text:span text:style-name="T31">ﮱ</text:span><text:span text:style-name="T32"> </text:span><text:span text:style-name="T31">ﯓ</text:span><text:span text:style-name="T32"> </text:span><text:span text:style-name="T31">ﯔ</text:span><text:span text:style-name="T32"> </text:span><text:span text:style-name="T31">ﯕ</text:span><text:span text:style-name="T32"> </text:span><text:span text:style-name="T31">ﯖ</text:span></text:p>
      <text:p text:style-name="P31"><text:span text:style-name="T31">ﯗ</text:span><text:span text:style-name="T32"> </text:span><text:span text:style-name="T31">ﯘ</text:span><text:span text:style-name="T32"> </text:span><text:span text:style-name="T31">ﯙ</text:span><text:span text:style-name="T32"> </text:span><text:span text:style-name="T31">ﯚ</text:span><text:span text:style-name="T32"> </text:span><text:span text:style-name="T31">ﯛ</text:span><text:span text:style-name="T32"> </text:span><text:span text:style-name="T31">ﯜ</text:span><text:span text:style-name="T32"> </text:span><text:span text:style-name="T31">ﯝ</text:span></text:p>
      <text:p text:style-name="P31"><text:span text:style-name="T31">ﯞ</text:span><text:span text:style-name="T32"> </text:span><text:span text:style-name="T31">ﯟ</text:span><text:span text:style-name="T32"> </text:span><text:span text:style-name="T31">ﯠ</text:span><text:span text:style-name="T32"> </text:span><text:span text:style-name="T31">ﯡ</text:span><text:span text:style-name="T32"> </text:span><text:span text:style-name="T31">ﯢﯣ</text:span><text:span text:style-name="T32"> </text:span><text:span text:style-name="T31">ﯤ</text:span><text:span text:style-name="T32"> </text:span><text:span text:style-name="T31">ﯥ</text:span><text:span text:style-name="T32"> </text:span><text:span text:style-name="T31">ﯦ</text:span><text:span text:style-name="T32"> </text:span><text:span text:style-name="T31">ﯧ</text:span></text:p>
      <text:p text:style-name="P31"><text:span text:style-name="T31">ﯨﯩ</text:span><text:span text:style-name="T32"> </text:span><text:span text:style-name="T31">ﯪ</text:span><text:span text:style-name="T32"> </text:span><text:span text:style-name="T31">ﯫ</text:span><text:span text:style-name="T32"> </text:span><text:span text:style-name="T31">ﯬ</text:span><text:span text:style-name="T32"> </text:span><text:span text:style-name="T31">ﯭ</text:span><text:span text:style-name="T32"> </text:span><text:span text:style-name="T31">ﯮ</text:span><text:span text:style-name="T32"> </text:span><text:span text:style-name="T31">ﯯ</text:span><text:span text:style-name="T32"> </text:span><text:span text:style-name="T31">ﯰ</text:span><text:span text:style-name="T32"> </text:span><text:span text:style-name="T31">ﯱﯲ</text:span><text:span text:style-name="T32"> </text:span><text:span text:style-name="T31">ﯳ</text:span><text:span text:style-name="T32"> </text:span><text:span text:style-name="T31">ﯴ</text:span></text:p>
      <text:p text:style-name="P31"><text:span text:style-name="T31">ﯵ</text:span><text:span text:style-name="T32"> </text:span><text:span text:style-name="T31">ﯶ</text:span><text:span text:style-name="T32"> </text:span><text:span text:style-name="T31">ﯷ</text:span><text:span text:style-name="T32"> </text:span><text:span text:style-name="T31">ﯸ</text:span><text:span text:style-name="T32"> </text:span><text:span text:style-name="T31">ﯹ</text:span><text:span text:style-name="T32"> </text:span><text:span text:style-name="T31">ﯺ</text:span><text:span text:style-name="T32"> </text:span><text:span text:style-name="T31">ﯻ</text:span><text:span text:style-name="T32"> </text:span><text:span text:style-name="T31">ﯼﯽ</text:span><text:span text:style-name="T32"> </text:span><text:span text:style-name="T31">ﯾ</text:span><text:span text:style-name="T32"> </text:span><text:span text:style-name="T31">ﯿ</text:span><text:span text:style-name="T32"> </text:span><text:span text:style-name="T31">ﰀ</text:span></text:p>
      <text:p text:style-name="P19"><text:span text:style-name="T31">ﰁ</text:span><text:span text:style-name="T32"> </text:span><text:span text:style-name="T31">ﰂ</text:span><text:span text:style-name="T32"> </text:span><text:span text:style-name="T31">ﰃﰄ</text:span><text:span text:style-name="T32"> </text:span><text:span text:style-name="T31">ﰅ</text:span><text:span text:style-name="T32"> </text:span><text:span text:style-name="T31">ﰆ</text:span><text:span text:style-name="T32"> </text:span><text:span text:style-name="T31">ﰇ</text:span><text:span text:style-name="T32"> </text:span><text:span text:style-name="T31">ﰈ</text:span><text:span text:style-name="T32"> </text:span><text:span text:style-name="T31">ﰉ</text:span><text:span text:style-name="T32"> </text:span><text:span text:style-name="T31">ﰊ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I_BASMALAH" svg:font-family="MSI_BASMALAH"/>
    <style:font-face style:name="FreeSans1" svg:font-family="FreeSans" style:font-family-generic="swiss"/>
    <style:font-face style:name="MSI_016" svg:font-family="MSI_016" style:font-pitch="variable"/>
    <style:font-face style:name="MSI_BASMALAH1" svg:font-family="MSI_BASMALAH" style:font-pitch="variable"/>
    <style:font-face style:name="MSI_Z001" svg:font-family="MSI_Z001" style:font-pitch="variable"/>
    <style:font-face style:name="MSI_Z002" svg:font-family="MSI_Z002" style:font-pitch="variable"/>
    <style:font-face style:name="MSI_Z0031" svg:font-family="MSI_Z003" style:font-pitch="variable"/>
    <style:font-face style:name="MSI_Z003" svg:font-family="MSI_Z003" style:font-adornments="Regular" style:font-pitch="variable"/>
    <style:font-face style:name="MSI_Z004" svg:font-family="MSI_Z004" style:font-pitch="variable"/>
    <style:font-face style:name="MSI_Z005" svg:font-family="MSI_Z005" style:font-pitch="variable"/>
    <style:font-face style:name="MSI_Z006" svg:font-family="MSI_Z006" style:font-pitch="variable"/>
    <style:font-face style:name="MSI_Z007" svg:font-family="MSI_Z007" style:font-pitch="variable"/>
    <style:font-face style:name="MSI_Z008" svg:font-family="MSI_Z008" style:font-pitch="variable"/>
    <style:font-face style:name="MSI_Z009" svg:font-family="MSI_Z009" style:font-pitch="variable"/>
    <style:font-face style:name="MSI_Z010" svg:font-family="MSI_Z010" style:font-pitch="variable"/>
    <style:font-face style:name="MSI_Z011" svg:font-family="MSI_Z011" style:font-pitch="variable"/>
    <style:font-face style:name="MSI_Z012" svg:font-family="MSI_Z012" style:font-pitch="variable"/>
    <style:font-face style:name="MSI_Z013" svg:font-family="MSI_Z013" style:font-pitch="variable"/>
    <style:font-face style:name="MSI_Z014" svg:font-family="MSI_Z014" style:font-pitch="variable"/>
    <style:font-face style:name="MSI_Z015" svg:font-family="MSI_Z015" style:font-pitch="variable"/>
    <style:font-face style:name="MSI_Z017" svg:font-family="MSI_Z017" style:font-pitch="variable"/>
    <style:font-face style:name="MSI_Z018" svg:font-family="MSI_Z018" style:font-pitch="variable"/>
    <style:font-face style:name="MSI_Z019" svg:font-family="MSI_Z019" style:font-pitch="variable"/>
    <style:font-face style:name="MSI_Z020" svg:font-family="MSI_Z020" style:font-pitch="variable"/>
    <style:font-face style:name="MSI_Z021" svg:font-family="MSI_Z021" style:font-pitch="variable"/>
    <style:font-face style:name="Calibri" svg:font-family="Calibri" style:font-family-generic="roman" style:font-pitch="variable"/>
    <style:font-face style:name="QCF_P001" svg:font-family="QCF_P001" style:font-family-generic="roman" style:font-pitch="variable"/>
    <style:font-face style:name="QCF_P002" svg:font-family="QCF_P002" style:font-family-generic="roman" style:font-pitch="variable"/>
    <style:font-face style:name="QCF_P004" svg:font-family="QCF_P004" style:font-family-generic="roman" style:font-pitch="variable"/>
    <style:font-face style:name="QCF_P005" svg:font-family="QCF_P005" style:font-family-generic="roman" style:font-pitch="variable"/>
    <style:font-face style:name="QCF_P006" svg:font-family="QCF_P006" style:font-family-generic="roman" style:font-pitch="variable"/>
    <style:font-face style:name="QCF_P007" svg:font-family="QCF_P007" style:font-family-generic="roman" style:font-pitch="variable"/>
    <style:font-face style:name="QCF_P008" svg:font-family="QCF_P008" style:font-family-generic="roman" style:font-pitch="variable"/>
    <style:font-face style:name="QCF_P009" svg:font-family="QCF_P009" style:font-family-generic="roman" style:font-pitch="variable"/>
    <style:font-face style:name="QCF_P010" svg:font-family="QCF_P010" style:font-family-generic="roman" style:font-pitch="variable"/>
    <style:font-face style:name="QCF_P011" svg:font-family="QCF_P011" style:font-family-generic="roman" style:font-pitch="variable"/>
    <style:font-face style:name="QCF_P012" svg:font-family="QCF_P012" style:font-family-generic="roman" style:font-pitch="variable"/>
    <style:font-face style:name="QCF_P013" svg:font-family="QCF_P013" style:font-family-generic="roman" style:font-pitch="variable"/>
    <style:font-face style:name="QCF_P014" svg:font-family="QCF_P014" style:font-family-generic="roman" style:font-pitch="variable"/>
    <style:font-face style:name="QCF_P015" svg:font-family="QCF_P015" style:font-family-generic="roman" style:font-pitch="variable"/>
    <style:font-face style:name="QCF_P016" svg:font-family="QCF_P016" style:font-family-generic="roman" style:font-pitch="variable"/>
    <style:font-face style:name="QCF_P017" svg:font-family="QCF_P017" style:font-family-generic="roman" style:font-pitch="variable"/>
    <style:font-face style:name="QCF_P018" svg:font-family="QCF_P018" style:font-family-generic="roman" style:font-pitch="variable"/>
    <style:font-face style:name="QCF_P019" svg:font-family="QCF_P019" style:font-family-generic="roman" style:font-pitch="variable"/>
    <style:font-face style:name="QCF_P020" svg:font-family="QCF_P020" style:font-family-generic="roman" style:font-pitch="variable"/>
    <style:font-face style:name="QCF_P021" svg:font-family="QCF_P02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id" fo:country="ID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4in" style:type="center"/>
          <style:tab-stop style:position="4.8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Sans Narrow" fo:font-size="10pt" officeooo:rsid="00407d0b" officeooo:paragraph-rsid="00407d0b" style:font-size-asian="10pt" style:font-size-complex="10pt"/>
    </style:style>
    <style:style style:name="MP2" style:family="paragraph" style:parent-style-name="Footer">
      <style:paragraph-properties fo:margin-top="0in" fo:margin-bottom="0in" loext:contextual-spacing="false" fo:line-height="100%" fo:text-align="center" style:justify-single-word="false"/>
      <style:text-properties style:font-name="Liberation Sans Narrow" fo:font-size="10pt" style:font-size-asian="10pt" style:font-size-complex="10pt"/>
    </style:style>
    <style:style style:name="MP3" style:family="paragraph" style:parent-style-name="Footer">
      <style:paragraph-properties fo:text-align="center" style:justify-single-word="false"/>
      <style:text-properties style:font-name="Liberation Sans Narrow" fo:font-size="10pt" style:font-size-asian="10pt" style:font-size-complex="10pt"/>
    </style:style>
    <style:style style:name="MT1" style:family="text">
      <style:text-properties officeooo:rsid="00463561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Surat Al Baqarah<text:tab/><text:tab/>Juz 1</text:p>
      </style:header>
      <style:footer>
        <text:p text:style-name="MP2"><text:page-number text:select-page="current">21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T1">Surat </text:span>Al Fatihah<text:tab/><text:tab/>Juz 1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qi Amali</meta:initial-creator>
    <meta:editing-cycles>37</meta:editing-cycles>
    <meta:creation-date>2016-10-21T16:05:00</meta:creation-date>
    <dc:date>2020-03-16T21:36:27.447096548</dc:date>
    <meta:editing-duration>PT2H29M24S</meta:editing-duration>
    <meta:generator>LibreOffice/6.2.8.2$Linux_x86 LibreOffice_project/f82ddfca21ebc1e222a662a32b25c0c9d20169ee</meta:generator>
    <meta:document-statistic meta:table-count="0" meta:image-count="0" meta:object-count="0" meta:page-count="21" meta:paragraph-count="305" meta:word-count="2691" meta:character-count="5280" meta:non-whitespace-character-count="28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